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6.16cm"/>
    </style:style>
    <style:style style:name="co4" style:family="table-column">
      <style:table-column-properties fo:break-before="auto" style:column-width="4.882cm"/>
    </style:style>
    <style:style style:name="co5" style:family="table-column">
      <style:table-column-properties fo:break-before="auto" style:column-width="5.909cm"/>
    </style:style>
    <style:style style:name="co6" style:family="table-column">
      <style:table-column-properties fo:break-before="auto" style:column-width="6.077cm"/>
    </style:style>
    <style:style style:name="co7" style:family="table-column">
      <style:table-column-properties fo:break-before="auto" style:column-width="6.798cm"/>
    </style:style>
    <style:style style:name="co8" style:family="table-column">
      <style:table-column-properties fo:break-before="auto" style:column-width="6.32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fo:color="#00ff00" style:font-name="Microsoft Sans Serif" fo:font-size="10pt" fo:language="none" fo:country="none" style:font-name-asian="Microsoft Sans Serif" style:font-size-asian="10pt" style:language-asian="none" style:country-asian="none" style:font-name-complex="Microsoft Sans Serif" style:font-size-complex="10pt" style:language-complex="none" style:country-complex="none"/>
    </style:style>
    <style:style style:name="ce2" style:family="table-cell" style:parent-style-name="Default" style:data-style-name="N1"/>
    <style:style style:name="ce3" style:family="table-cell" style:parent-style-name="Default" style:data-style-name="N60"/>
    <style:style style:name="ce4" style:family="table-cell" style:parent-style-name="Default" style:data-style-name="N100"/>
    <style:style style:name="ce5" style:family="table-cell" style:parent-style-name="Default">
      <style:text-properties style:text-outline="false" style:text-line-through-styl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004bd93c</text:p>
          </table:table-cell>
          <table:table-cell table:style-name="ce1" table:formula="of:=HEX2DEC([.A1] )" office:value-type="float" office:value="4970812">
            <text:p>49708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01600">
            <text:p>401600</text:p>
          </table:table-cell>
          <table:table-cell office:value-type="float" office:value="633400">
            <text:p>633400</text:p>
          </table:table-cell>
          <table:table-cell table:number-columns-repeated="4"/>
        </table:table-row>
        <table:table-row table:style-name="ro1">
          <table:table-cell office:value-type="string">
            <text:p>Поинтер AnimationFilePtr</text:p>
          </table:table-cell>
          <table:table-cell office:value-type="string">
            <text:p>Поинтер SoundFilePtr</text:p>
          </table:table-cell>
          <table:table-cell office:value-type="string">
            <text:p>Поинтер ColorTranslationFilePtr</text:p>
          </table:table-cell>
          <table:table-cell office:value-type="string">
            <text:p>Поинтер NamePtr</text:p>
          </table:table-cell>
          <table:table-cell office:value-type="string">
            <text:p>Поинтер AnimationFilePtr точный</text:p>
          </table:table-cell>
          <table:table-cell office:value-type="string">
            <text:p>Поинтер SoundFilePtr точный</text:p>
          </table:table-cell>
          <table:table-cell office:value-type="string">
            <text:p>Поинтер ColorTranslationFilePtr точный</text:p>
          </table:table-cell>
          <table:table-cell office:value-type="string">
            <text:p>Поинтер NamePtr точный</text:p>
          </table:table-cell>
        </table:table-row>
        <table:table-row table:style-name="ro1">
          <table:table-cell office:value-type="string">
            <text:p>004bd93c</text:p>
          </table:table-cell>
          <table:table-cell office:value-type="string">
            <text:p>004ba021</text:p>
          </table:table-cell>
          <table:table-cell office:value-type="string">
            <text:p>004b3544</text:p>
          </table:table-cell>
          <table:table-cell office:value-type="string">
            <text:p>0049cdac0</text:p>
          </table:table-cell>
          <table:table-cell table:style-name="ce5" office:value-type="string">
            <text:p>Monsters\Corpse\corp%c.cl2</text:p>
          </table:table-cell>
          <table:table-cell table:formula="of:=DEC2HEX(HEX2DEC([.B4] )-HEX2DEC([.$C$2] ))" office:value-type="string" office:string-value="B8A21">
            <text:p>B8A21</text:p>
          </table:table-cell>
          <table:table-cell table:formula="of:=DEC2HEX(HEX2DEC([.C4] )-HEX2DEC([.$C$2] ))" office:value-type="string" office:string-value="B1F44">
            <text:p>B1F44</text:p>
          </table:table-cell>
          <table:table-cell table:formula="of:=DEC2HEX(HEX2DEC([.D4] )-HEX2DEC([.$C$2] ))" office:value-type="string" office:string-value="45CC4C0">
            <text:p>45CC4C0</text:p>
          </table:table-cell>
        </table:table-row>
        <table:table-row table:style-name="ro1">
          <table:table-cell office:value-type="string">
            <text:p>004c3042</text:p>
          </table:table-cell>
          <table:table-cell office:value-type="string">
            <text:p>004ba03f</text:p>
          </table:table-cell>
          <table:table-cell office:value-type="string">
            <text:p>004b33c8</text:p>
          </table:table-cell>
          <table:table-cell office:value-type="string">
            <text:p>0049cdba0</text:p>
          </table:table-cell>
          <table:table-cell office:value-type="string">
            <text:p>Monsters\SKing\SKing%c.CL2</text:p>
          </table:table-cell>
          <table:table-cell table:formula="of:=DEC2HEX(HEX2DEC([.B5] )-HEX2DEC([.$C$2] ))" office:value-type="string" office:string-value="B8A3F">
            <text:p>B8A3F</text:p>
          </table:table-cell>
          <table:table-cell table:formula="of:=DEC2HEX(HEX2DEC([.C5] )-HEX2DEC([.$C$2] ))" office:value-type="string" office:string-value="B1DC8">
            <text:p>B1DC8</text:p>
          </table:table-cell>
          <table:table-cell table:formula="of:=DEC2HEX(HEX2DEC([.D5] )-HEX2DEC([.$C$2] ))" office:value-type="string" office:string-value="45CC5A0">
            <text:p>45CC5A0</text:p>
          </table:table-cell>
        </table:table-row>
        <table:table-row table:style-name="ro1">
          <table:table-cell office:value-type="string">
            <text:p>004b3588</text:p>
          </table:table-cell>
          <table:table-cell office:value-type="string">
            <text:p>004b3568</text:p>
          </table:table-cell>
          <table:table-cell office:value-type="string">
            <text:p>004b90ac</text:p>
          </table:table-cell>
          <table:table-cell office:value-type="string">
            <text:p>004b35100</text:p>
          </table:table-cell>
          <table:table-cell office:value-type="string">
            <text:p>Monsters\Zombie\Zombie%c.CL2</text:p>
          </table:table-cell>
          <table:table-cell table:formula="of:=DEC2HEX(HEX2DEC([.B6] )-HEX2DEC([.$C$2] ))" office:value-type="string" office:string-value="B1F68">
            <text:p>B1F68</text:p>
          </table:table-cell>
          <table:table-cell table:formula="of:=DEC2HEX(HEX2DEC([.C6] )-HEX2DEC([.$C$2] ))" office:value-type="string" office:string-value="B7AAC">
            <text:p>B7AAC</text:p>
          </table:table-cell>
          <table:table-cell table:formula="of:=DEC2HEX(HEX2DEC([.D6] )-HEX2DEC([.$C$2] ))" office:value-type="string" office:string-value="4733B00">
            <text:p>4733B00</text:p>
          </table:table-cell>
        </table:table-row>
        <table:table-row table:style-name="ro1">
          <table:table-cell office:value-type="string">
            <text:p>00a04253</text:p>
          </table:table-cell>
          <table:table-cell office:value-type="string">
            <text:p>0x49e209</text:p>
          </table:table-cell>
          <table:table-cell office:value-type="string">
            <text:p>004c42cc</text:p>
          </table:table-cell>
          <table:table-cell office:value-type="string">
            <text:p>004b34e80</text:p>
          </table:table-cell>
          <table:table-cell office:value-type="string">
            <text:p>Monsters\Bat\Bat%c.CL2</text:p>
          </table:table-cell>
          <table:table-cell table:formula="of:=DEC2HEX(HEX2DEC([.B7] )-HEX2DEC([.$C$2] ))" office:value-type="float" office:value="0">
            <text:p>Ошибка:502</text:p>
          </table:table-cell>
          <table:table-cell table:formula="of:=DEC2HEX(HEX2DEC([.C7] )-HEX2DEC([.$C$2] ))" office:value-type="string" office:string-value="C2CCC">
            <text:p>C2CCC</text:p>
          </table:table-cell>
          <table:table-cell table:formula="of:=DEC2HEX(HEX2DEC([.D7] )-HEX2DEC([.$C$2] ))" office:value-type="string" office:string-value="4733880">
            <text:p>4733880</text:p>
          </table:table-cell>
        </table:table-row>
        <table:table-row table:style-name="ro1">
          <table:table-cell office:value-type="string">
            <text:p>004b34c8</text:p>
          </table:table-cell>
          <table:table-cell office:value-type="string">
            <text:p>004b34a8</text:p>
          </table:table-cell>
          <table:table-cell office:value-type="string">
            <text:p>004c8a56</text:p>
          </table:table-cell>
          <table:table-cell office:value-type="string">
            <text:p>004b347c0</text:p>
          </table:table-cell>
          <table:table-cell office:value-type="string">
            <text:p>Monsters\FalSpear\Phall%c.CL2</text:p>
          </table:table-cell>
          <table:table-cell table:formula="of:=DEC2HEX(HEX2DEC([.B8] )-HEX2DEC([.$C$2] ))" office:value-type="string" office:string-value="B1EA8">
            <text:p>B1EA8</text:p>
          </table:table-cell>
          <table:table-cell table:formula="of:=DEC2HEX(HEX2DEC([.C8] )-HEX2DEC([.$C$2] ))" office:value-type="string" office:string-value="C7456">
            <text:p>C7456</text:p>
          </table:table-cell>
          <table:table-cell table:formula="of:=DEC2HEX(HEX2DEC([.D8] )-HEX2DEC([.$C$2] ))" office:value-type="string" office:string-value="47331C0">
            <text:p>47331C0</text:p>
          </table:table-cell>
        </table:table-row>
        <table:table-row table:style-name="ro1">
          <table:table-cell office:value-type="string">
            <text:p>004b34c8</text:p>
          </table:table-cell>
          <table:table-cell office:value-type="string">
            <text:p>004b34a8</text:p>
          </table:table-cell>
          <table:table-cell office:value-type="string">
            <text:p>004c2f8d</text:p>
          </table:table-cell>
          <table:table-cell office:value-type="string">
            <text:p>004c2f9c0</text:p>
          </table:table-cell>
          <table:table-cell office:value-type="string">
            <text:p>Monsters\FalSpear\Phall%c.CL2</text:p>
          </table:table-cell>
          <table:table-cell table:formula="of:=DEC2HEX(HEX2DEC([.B9] )-HEX2DEC([.$C$2] ))" office:value-type="string" office:string-value="B1EA8">
            <text:p>B1EA8</text:p>
          </table:table-cell>
          <table:table-cell table:formula="of:=DEC2HEX(HEX2DEC([.C9] )-HEX2DEC([.$C$2] ))" office:value-type="string" office:string-value="C198D">
            <text:p>C198D</text:p>
          </table:table-cell>
          <table:table-cell table:formula="of:=DEC2HEX(HEX2DEC([.D9] )-HEX2DEC([.$C$2] ))" office:value-type="string" office:string-value="482E3C0">
            <text:p>482E3C0</text:p>
          </table:table-cell>
        </table:table-row>
        <table:table-row table:style-name="ro1">
          <table:table-cell office:value-type="string">
            <text:p>004b9f74</text:p>
          </table:table-cell>
          <table:table-cell office:value-type="string">
            <text:p>004b9f08</text:p>
          </table:table-cell>
          <table:table-cell office:value-type="string">
            <text:p>004c388e</text:p>
          </table:table-cell>
          <table:table-cell office:value-type="string">
            <text:p>0049cd9f0</text:p>
          </table:table-cell>
          <table:table-cell office:value-type="string">
            <text:p>Monsters\Gravdg\Gravdg%c.CL2</text:p>
          </table:table-cell>
          <table:table-cell table:formula="of:=DEC2HEX(HEX2DEC([.B10] )-HEX2DEC([.$C$2] ))" office:value-type="string" office:string-value="B8908">
            <text:p>B8908</text:p>
          </table:table-cell>
          <table:table-cell table:formula="of:=DEC2HEX(HEX2DEC([.C10] )-HEX2DEC([.$C$2] ))" office:value-type="string" office:string-value="C228E">
            <text:p>C228E</text:p>
          </table:table-cell>
          <table:table-cell table:formula="of:=DEC2HEX(HEX2DEC([.D10] )-HEX2DEC([.$C$2] ))" office:value-type="string" office:string-value="45CC3F0">
            <text:p>45CC3F0</text:p>
          </table:table-cell>
        </table:table-row>
        <table:table-row table:style-name="ro1">
          <table:table-cell office:value-type="string">
            <text:p>004b3404</text:p>
          </table:table-cell>
          <table:table-cell office:value-type="string">
            <text:p>004b33e4</text:p>
          </table:table-cell>
          <table:table-cell office:value-type="string">
            <text:p>004bea4f</text:p>
          </table:table-cell>
          <table:table-cell office:value-type="string">
            <text:p>004b33bc0</text:p>
          </table:table-cell>
          <table:table-cell office:value-type="string">
            <text:p>Monsters\SkelAxe\SklAx%c.CL2</text:p>
          </table:table-cell>
          <table:table-cell table:formula="of:=DEC2HEX(HEX2DEC([.B11] )-HEX2DEC([.$C$2] ))" office:value-type="string" office:string-value="B1DE4">
            <text:p>B1DE4</text:p>
          </table:table-cell>
          <table:table-cell table:formula="of:=DEC2HEX(HEX2DEC([.C11] )-HEX2DEC([.$C$2] ))" office:value-type="string" office:string-value="BD44F">
            <text:p>BD44F</text:p>
          </table:table-cell>
          <table:table-cell table:formula="of:=DEC2HEX(HEX2DEC([.D11] )-HEX2DEC([.$C$2] ))" office:value-type="string" office:string-value="47325C0">
            <text:p>47325C0</text:p>
          </table:table-cell>
        </table:table-row>
        <table:table-row table:style-name="ro1">
          <table:table-cell office:value-type="string">
            <text:p>004c8821</text:p>
          </table:table-cell>
          <table:table-cell office:value-type="string">
            <text:p>004c826b</text:p>
          </table:table-cell>
          <table:table-cell office:value-type="string">
            <text:p>004c8dea</text:p>
          </table:table-cell>
          <table:table-cell office:value-type="string">
            <text:p>004be8790</text:p>
          </table:table-cell>
          <table:table-cell office:value-type="string">
            <text:p>Monsters\SkelSd\SklSr%c</text:p>
          </table:table-cell>
          <table:table-cell table:formula="of:=DEC2HEX(HEX2DEC([.B12] )-HEX2DEC([.$C$2] ))" office:value-type="string" office:string-value="C6C6B">
            <text:p>C6C6B</text:p>
          </table:table-cell>
          <table:table-cell table:formula="of:=DEC2HEX(HEX2DEC([.C12] )-HEX2DEC([.$C$2] ))" office:value-type="string" office:string-value="C77EA">
            <text:p>C77EA</text:p>
          </table:table-cell>
          <table:table-cell table:formula="of:=DEC2HEX(HEX2DEC([.D12] )-HEX2DEC([.$C$2] ))" office:value-type="string" office:string-value="47E7190">
            <text:p>47E7190</text:p>
          </table:table-cell>
        </table:table-row>
        <table:table-row table:style-name="ro1">
          <table:table-cell office:value-type="string">
            <text:p>004b3404</text:p>
          </table:table-cell>
          <table:table-cell office:value-type="string">
            <text:p>004b33e4</text:p>
          </table:table-cell>
          <table:table-cell office:value-type="string">
            <text:p>004b33c8</text:p>
          </table:table-cell>
          <table:table-cell office:value-type="string">
            <text:p>004c82300</text:p>
          </table:table-cell>
          <table:table-cell office:value-type="string">
            <text:p>Monsters\SkelAxe\SklAx%c.CL2</text:p>
          </table:table-cell>
          <table:table-cell table:formula="of:=DEC2HEX(HEX2DEC([.B13] )-HEX2DEC([.$C$2] ))" office:value-type="string" office:string-value="B1DE4">
            <text:p>B1DE4</text:p>
          </table:table-cell>
          <table:table-cell table:formula="of:=DEC2HEX(HEX2DEC([.C13] )-HEX2DEC([.$C$2] ))" office:value-type="string" office:string-value="B1DC8">
            <text:p>B1DC8</text:p>
          </table:table-cell>
          <table:table-cell table:formula="of:=DEC2HEX(HEX2DEC([.D13] )-HEX2DEC([.$C$2] ))" office:value-type="string" office:string-value="4880D00">
            <text:p>4880D00</text:p>
          </table:table-cell>
        </table:table-row>
        <table:table-row table:style-name="ro1">
          <table:table-cell office:value-type="string">
            <text:p>004b3404</text:p>
          </table:table-cell>
          <table:table-cell office:value-type="string">
            <text:p>004b33e4</text:p>
          </table:table-cell>
          <table:table-cell office:value-type="string">
            <text:p>004c435b</text:p>
          </table:table-cell>
          <table:table-cell office:value-type="string">
            <text:p>004c5a2b0</text:p>
          </table:table-cell>
          <table:table-cell office:value-type="string">
            <text:p>Monsters\SkelAxe\SklAx%c.CL2</text:p>
          </table:table-cell>
          <table:table-cell table:formula="of:=DEC2HEX(HEX2DEC([.B14] )-HEX2DEC([.$C$2] ))" office:value-type="string" office:string-value="B1DE4">
            <text:p>B1DE4</text:p>
          </table:table-cell>
          <table:table-cell table:formula="of:=DEC2HEX(HEX2DEC([.C14] )-HEX2DEC([.$C$2] ))" office:value-type="string" office:string-value="C2D5B">
            <text:p>C2D5B</text:p>
          </table:table-cell>
          <table:table-cell table:formula="of:=DEC2HEX(HEX2DEC([.D14] )-HEX2DEC([.$C$2] ))" office:value-type="string" office:string-value="4858CB0">
            <text:p>4858CB0</text:p>
          </table:table-cell>
        </table:table-row>
        <table:table-row table:style-name="ro1">
          <table:table-cell office:value-type="string">
            <text:p>004b3404</text:p>
          </table:table-cell>
          <table:table-cell office:value-type="string">
            <text:p>004b33e4</text:p>
          </table:table-cell>
          <table:table-cell office:value-type="string">
            <text:p>004b3368</text:p>
          </table:table-cell>
          <table:table-cell office:value-type="string">
            <text:p>004b33600</text:p>
          </table:table-cell>
          <table:table-cell office:value-type="string">
            <text:p>Monsters\SkelAxe\SklAx%c.CL2</text:p>
          </table:table-cell>
          <table:table-cell table:formula="of:=DEC2HEX(HEX2DEC([.B15] )-HEX2DEC([.$C$2] ))" office:value-type="string" office:string-value="B1DE4">
            <text:p>B1DE4</text:p>
          </table:table-cell>
          <table:table-cell table:formula="of:=DEC2HEX(HEX2DEC([.C15] )-HEX2DEC([.$C$2] ))" office:value-type="string" office:string-value="B1D68">
            <text:p>B1D68</text:p>
          </table:table-cell>
          <table:table-cell table:formula="of:=DEC2HEX(HEX2DEC([.D15] )-HEX2DEC([.$C$2] ))" office:value-type="string" office:string-value="4732000">
            <text:p>4732000</text:p>
          </table:table-cell>
        </table:table-row>
        <table:table-row table:style-name="ro1">
          <table:table-cell office:value-type="string">
            <text:p>004b3340</text:p>
          </table:table-cell>
          <table:table-cell office:value-type="string">
            <text:p>004b3320</text:p>
          </table:table-cell>
          <table:table-cell office:value-type="string">
            <text:p>004b32c8</text:p>
          </table:table-cell>
          <table:table-cell office:value-type="string">
            <text:p>0049bd040</text:p>
          </table:table-cell>
          <table:table-cell office:value-type="string">
            <text:p>Monsters\FalSword\Fall%c.CL2</text:p>
          </table:table-cell>
          <table:table-cell table:formula="of:=DEC2HEX(HEX2DEC([.B16] )-HEX2DEC([.$C$2] ))" office:value-type="string" office:string-value="B1D20">
            <text:p>B1D20</text:p>
          </table:table-cell>
          <table:table-cell table:formula="of:=DEC2HEX(HEX2DEC([.C16] )-HEX2DEC([.$C$2] ))" office:value-type="string" office:string-value="B1CC8">
            <text:p>B1CC8</text:p>
          </table:table-cell>
          <table:table-cell table:formula="of:=DEC2HEX(HEX2DEC([.D16] )-HEX2DEC([.$C$2] ))" office:value-type="string" office:string-value="45BBA40">
            <text:p>45BBA40</text:p>
          </table:table-cell>
        </table:table-row>
        <table:table-row table:style-name="ro1">
          <table:table-cell office:value-type="string">
            <text:p>004b3340</text:p>
          </table:table-cell>
          <table:table-cell office:value-type="string">
            <text:p>004b3320</text:p>
          </table:table-cell>
          <table:table-cell office:value-type="string">
            <text:p>00a061d1</text:p>
          </table:table-cell>
          <table:table-cell office:value-type="string">
            <text:p>0049cdca0</text:p>
          </table:table-cell>
          <table:table-cell office:value-type="string">
            <text:p>Monsters\FalSword\Fall%c.CL2</text:p>
          </table:table-cell>
          <table:table-cell table:formula="of:=DEC2HEX(HEX2DEC([.B17] )-HEX2DEC([.$C$2] ))" office:value-type="string" office:string-value="B1D20">
            <text:p>B1D20</text:p>
          </table:table-cell>
          <table:table-cell table:formula="of:=DEC2HEX(HEX2DEC([.C17] )-HEX2DEC([.$C$2] ))" office:value-type="string" office:string-value="604BD1">
            <text:p>604BD1</text:p>
          </table:table-cell>
          <table:table-cell table:formula="of:=DEC2HEX(HEX2DEC([.D17] )-HEX2DEC([.$C$2] ))" office:value-type="string" office:string-value="45CC6A0">
            <text:p>45CC6A0</text:p>
          </table:table-cell>
        </table:table-row>
        <table:table-row table:style-name="ro1">
          <table:table-cell office:value-type="string">
            <text:p>004c89c9</text:p>
          </table:table-cell>
          <table:table-cell office:value-type="string">
            <text:p>004c243f</text:p>
          </table:table-cell>
          <table:table-cell office:value-type="string">
            <text:p>004c8dea</text:p>
          </table:table-cell>
          <table:table-cell office:value-type="string">
            <text:p>004b34240</text:p>
          </table:table-cell>
          <table:table-cell office:value-type="string">
            <text:p>Monsters\SkelBow\SklBw%c.CL2</text:p>
          </table:table-cell>
          <table:table-cell table:formula="of:=DEC2HEX(HEX2DEC([.B18] )-HEX2DEC([.$C$2] ))" office:value-type="string" office:string-value="C0E3F">
            <text:p>C0E3F</text:p>
          </table:table-cell>
          <table:table-cell table:formula="of:=DEC2HEX(HEX2DEC([.C18] )-HEX2DEC([.$C$2] ))" office:value-type="string" office:string-value="C77EA">
            <text:p>C77EA</text:p>
          </table:table-cell>
          <table:table-cell table:formula="of:=DEC2HEX(HEX2DEC([.D18] )-HEX2DEC([.$C$2] ))" office:value-type="string" office:string-value="4732C40">
            <text:p>4732C40</text:p>
          </table:table-cell>
        </table:table-row>
        <table:table-row table:style-name="ro1">
          <table:table-cell office:value-type="string">
            <text:p>004b9f74</text:p>
          </table:table-cell>
          <table:table-cell office:value-type="string">
            <text:p>004ba004</text:p>
          </table:table-cell>
          <table:table-cell office:value-type="string">
            <text:p>004bee84</text:p>
          </table:table-cell>
          <table:table-cell office:value-type="string">
            <text:p>004b344b0</text:p>
          </table:table-cell>
          <table:table-cell office:value-type="string">
            <text:p>Monsters\Gravdg\Gravdg%c.CL2</text:p>
          </table:table-cell>
          <table:table-cell table:formula="of:=DEC2HEX(HEX2DEC([.B19] )-HEX2DEC([.$C$2] ))" office:value-type="string" office:string-value="B8A04">
            <text:p>B8A04</text:p>
          </table:table-cell>
          <table:table-cell table:formula="of:=DEC2HEX(HEX2DEC([.C19] )-HEX2DEC([.$C$2] ))" office:value-type="string" office:string-value="BD884">
            <text:p>BD884</text:p>
          </table:table-cell>
          <table:table-cell table:formula="of:=DEC2HEX(HEX2DEC([.D19] )-HEX2DEC([.$C$2] ))" office:value-type="string" office:string-value="4732EB0">
            <text:p>4732EB0</text:p>
          </table:table-cell>
        </table:table-row>
        <table:table-row table:style-name="ro1">
          <table:table-cell office:value-type="string">
            <text:p>004c03f1</text:p>
          </table:table-cell>
          <table:table-cell office:value-type="string">
            <text:p>004c03d4</text:p>
          </table:table-cell>
          <table:table-cell office:value-type="string">
            <text:p>004c3828</text:p>
          </table:table-cell>
          <table:table-cell office:value-type="string">
            <text:p>004b32820</text:p>
          </table:table-cell>
          <table:table-cell office:value-type="string">
            <text:p>Monsters\Rhino\Rhino%c.CL2</text:p>
          </table:table-cell>
          <table:table-cell table:formula="of:=DEC2HEX(HEX2DEC([.B20] )-HEX2DEC([.$C$2] ))" office:value-type="string" office:string-value="BEDD4">
            <text:p>BEDD4</text:p>
          </table:table-cell>
          <table:table-cell table:formula="of:=DEC2HEX(HEX2DEC([.C20] )-HEX2DEC([.$C$2] ))" office:value-type="string" office:string-value="C2228">
            <text:p>C2228</text:p>
          </table:table-cell>
          <table:table-cell table:formula="of:=DEC2HEX(HEX2DEC([.D20] )-HEX2DEC([.$C$2] ))" office:value-type="string" office:string-value="4731220">
            <text:p>4731220</text:p>
          </table:table-cell>
        </table:table-row>
        <table:table-row table:style-name="ro1">
          <table:table-cell office:value-type="string">
            <text:p>004b32ac</text:p>
          </table:table-cell>
          <table:table-cell office:value-type="string">
            <text:p>004b3290</text:p>
          </table:table-cell>
          <table:table-cell office:value-type="string">
            <text:p>004b3488</text:p>
          </table:table-cell>
          <table:table-cell office:value-type="string">
            <text:p>004c43010</text:p>
          </table:table-cell>
          <table:table-cell office:value-type="string">
            <text:p>Monsters\Scav\Scav%c.CL2</text:p>
          </table:table-cell>
          <table:table-cell table:formula="of:=DEC2HEX(HEX2DEC([.B21] )-HEX2DEC([.$C$2] ))" office:value-type="string" office:string-value="B1C90">
            <text:p>B1C90</text:p>
          </table:table-cell>
          <table:table-cell table:formula="of:=DEC2HEX(HEX2DEC([.C21] )-HEX2DEC([.$C$2] ))" office:value-type="string" office:string-value="B1E88">
            <text:p>B1E88</text:p>
          </table:table-cell>
          <table:table-cell table:formula="of:=DEC2HEX(HEX2DEC([.D21] )-HEX2DEC([.$C$2] ))" office:value-type="string" office:string-value="4841A10">
            <text:p>4841A10</text:p>
          </table:table-cell>
        </table:table-row>
        <table:table-row table:style-name="ro1">
          <table:table-cell office:value-type="string">
            <text:p>004bfff4</text:p>
          </table:table-cell>
          <table:table-cell office:value-type="string">
            <text:p>004bffd9</text:p>
          </table:table-cell>
          <table:table-cell office:value-type="string">
            <text:p>004c89af</text:p>
          </table:table-cell>
          <table:table-cell office:value-type="string">
            <text:p>004bff890</text:p>
          </table:table-cell>
          <table:table-cell office:value-type="string">
            <text:p>Monsters\Mega\Mega%c.CL2</text:p>
          </table:table-cell>
          <table:table-cell table:formula="of:=DEC2HEX(HEX2DEC([.B22] )-HEX2DEC([.$C$2] ))" office:value-type="string" office:string-value="BE9D9">
            <text:p>BE9D9</text:p>
          </table:table-cell>
          <table:table-cell table:formula="of:=DEC2HEX(HEX2DEC([.C22] )-HEX2DEC([.$C$2] ))" office:value-type="string" office:string-value="C73AF">
            <text:p>C73AF</text:p>
          </table:table-cell>
          <table:table-cell table:formula="of:=DEC2HEX(HEX2DEC([.D22] )-HEX2DEC([.$C$2] ))" office:value-type="string" office:string-value="47FE290">
            <text:p>47FE290</text:p>
          </table:table-cell>
        </table:table-row>
        <table:table-row table:style-name="ro1">
          <table:table-cell office:value-type="string">
            <text:p>004b32ac</text:p>
          </table:table-cell>
          <table:table-cell office:value-type="string">
            <text:p>004b3290</text:p>
          </table:table-cell>
          <table:table-cell office:value-type="string">
            <text:p>004b3488</text:p>
          </table:table-cell>
          <table:table-cell office:value-type="string">
            <text:p>004c8a080</text:p>
          </table:table-cell>
          <table:table-cell office:value-type="string">
            <text:p>Monsters\Scav\Scav%c.CL2</text:p>
          </table:table-cell>
          <table:table-cell table:formula="of:=DEC2HEX(HEX2DEC([.B23] )-HEX2DEC([.$C$2] ))" office:value-type="string" office:string-value="B1C90">
            <text:p>B1C90</text:p>
          </table:table-cell>
          <table:table-cell table:formula="of:=DEC2HEX(HEX2DEC([.C23] )-HEX2DEC([.$C$2] ))" office:value-type="string" office:string-value="B1E88">
            <text:p>B1E88</text:p>
          </table:table-cell>
          <table:table-cell table:formula="of:=DEC2HEX(HEX2DEC([.D23] )-HEX2DEC([.$C$2] ))" office:value-type="string" office:string-value="4888A80">
            <text:p>4888A80</text:p>
          </table:table-cell>
        </table:table-row>
        <table:table-row table:style-name="ro1">
          <table:table-cell office:value-type="string">
            <text:p>004c89c9</text:p>
          </table:table-cell>
          <table:table-cell office:value-type="string">
            <text:p>004c8989</text:p>
          </table:table-cell>
          <table:table-cell office:value-type="string">
            <text:p>004bea4f</text:p>
          </table:table-cell>
          <table:table-cell office:value-type="string">
            <text:p>004b33bc0</text:p>
          </table:table-cell>
          <table:table-cell office:value-type="string">
            <text:p>Monsters\SkelBow\SklBw%c.CL2</text:p>
          </table:table-cell>
          <table:table-cell table:formula="of:=DEC2HEX(HEX2DEC([.B24] )-HEX2DEC([.$C$2] ))" office:value-type="string" office:string-value="C7389">
            <text:p>C7389</text:p>
          </table:table-cell>
          <table:table-cell table:formula="of:=DEC2HEX(HEX2DEC([.C24] )-HEX2DEC([.$C$2] ))" office:value-type="string" office:string-value="BD44F">
            <text:p>BD44F</text:p>
          </table:table-cell>
          <table:table-cell table:formula="of:=DEC2HEX(HEX2DEC([.D24] )-HEX2DEC([.$C$2] ))" office:value-type="string" office:string-value="47325C0">
            <text:p>47325C0</text:p>
          </table:table-cell>
        </table:table-row>
        <table:table-row table:style-name="ro1">
          <table:table-cell office:value-type="string">
            <text:p>004c89c9</text:p>
          </table:table-cell>
          <table:table-cell office:value-type="string">
            <text:p>004c8989</text:p>
          </table:table-cell>
          <table:table-cell office:value-type="string">
            <text:p>004c8963</text:p>
          </table:table-cell>
          <table:table-cell office:value-type="string">
            <text:p>004c82300</text:p>
          </table:table-cell>
          <table:table-cell office:value-type="string">
            <text:p>Monsters\SkelBow\SklBw%c.CL2</text:p>
          </table:table-cell>
          <table:table-cell table:formula="of:=DEC2HEX(HEX2DEC([.B25] )-HEX2DEC([.$C$2] ))" office:value-type="string" office:string-value="C7389">
            <text:p>C7389</text:p>
          </table:table-cell>
          <table:table-cell table:formula="of:=DEC2HEX(HEX2DEC([.C25] )-HEX2DEC([.$C$2] ))" office:value-type="string" office:string-value="C7363">
            <text:p>C7363</text:p>
          </table:table-cell>
          <table:table-cell table:formula="of:=DEC2HEX(HEX2DEC([.D25] )-HEX2DEC([.$C$2] ))" office:value-type="string" office:string-value="4880D00">
            <text:p>4880D00</text:p>
          </table:table-cell>
        </table:table-row>
        <table:table-row table:style-name="ro1">
          <table:table-cell office:value-type="string">
            <text:p>004c89c9</text:p>
          </table:table-cell>
          <table:table-cell office:value-type="string">
            <text:p>004c8989</text:p>
          </table:table-cell>
          <table:table-cell office:value-type="string">
            <text:p>004b8f8c</text:p>
          </table:table-cell>
          <table:table-cell office:value-type="string">
            <text:p>004c5a2b0</text:p>
          </table:table-cell>
          <table:table-cell office:value-type="string">
            <text:p>Monsters\SkelBow\SklBw%c.CL2</text:p>
          </table:table-cell>
          <table:table-cell table:formula="of:=DEC2HEX(HEX2DEC([.B26] )-HEX2DEC([.$C$2] ))" office:value-type="string" office:string-value="C7389">
            <text:p>C7389</text:p>
          </table:table-cell>
          <table:table-cell table:formula="of:=DEC2HEX(HEX2DEC([.C26] )-HEX2DEC([.$C$2] ))" office:value-type="string" office:string-value="B798C">
            <text:p>B798C</text:p>
          </table:table-cell>
          <table:table-cell table:formula="of:=DEC2HEX(HEX2DEC([.D26] )-HEX2DEC([.$C$2] ))" office:value-type="string" office:string-value="4858CB0">
            <text:p>4858CB0</text:p>
          </table:table-cell>
        </table:table-row>
        <table:table-row table:style-name="ro1">
          <table:table-cell office:value-type="string">
            <text:p>004c89c9</text:p>
          </table:table-cell>
          <table:table-cell office:value-type="string">
            <text:p>004c8989</text:p>
          </table:table-cell>
          <table:table-cell office:value-type="string">
            <text:p>004c883d</text:p>
          </table:table-cell>
          <table:table-cell office:value-type="string">
            <text:p>00499d2d0</text:p>
          </table:table-cell>
          <table:table-cell office:value-type="string">
            <text:p>Monsters\SkelBow\SklBw%c.CL2</text:p>
          </table:table-cell>
          <table:table-cell table:formula="of:=DEC2HEX(HEX2DEC([.B27] )-HEX2DEC([.$C$2] ))" office:value-type="string" office:string-value="C7389">
            <text:p>C7389</text:p>
          </table:table-cell>
          <table:table-cell table:formula="of:=DEC2HEX(HEX2DEC([.C27] )-HEX2DEC([.$C$2] ))" office:value-type="string" office:string-value="C723D">
            <text:p>C723D</text:p>
          </table:table-cell>
          <table:table-cell table:formula="of:=DEC2HEX(HEX2DEC([.D27] )-HEX2DEC([.$C$2] ))" office:value-type="string" office:string-value="459BCD0">
            <text:p>459BCD0</text:p>
          </table:table-cell>
        </table:table-row>
        <table:table-row table:style-name="ro1">
          <table:table-cell office:value-type="string">
            <text:p>004c8821</text:p>
          </table:table-cell>
          <table:table-cell office:value-type="string">
            <text:p>004c826b</text:p>
          </table:table-cell>
          <table:table-cell office:value-type="string">
            <text:p>004bea4f</text:p>
          </table:table-cell>
          <table:table-cell office:value-type="string">
            <text:p>004b33bc0</text:p>
          </table:table-cell>
          <table:table-cell office:value-type="string">
            <text:p>Monsters\SkelSd\SklSr%c.CL2</text:p>
          </table:table-cell>
          <table:table-cell table:formula="of:=DEC2HEX(HEX2DEC([.B28] )-HEX2DEC([.$C$2] ))" office:value-type="string" office:string-value="C6C6B">
            <text:p>C6C6B</text:p>
          </table:table-cell>
          <table:table-cell table:formula="of:=DEC2HEX(HEX2DEC([.C28] )-HEX2DEC([.$C$2] ))" office:value-type="string" office:string-value="BD44F">
            <text:p>BD44F</text:p>
          </table:table-cell>
          <table:table-cell table:formula="of:=DEC2HEX(HEX2DEC([.D28] )-HEX2DEC([.$C$2] ))" office:value-type="string" office:string-value="47325C0">
            <text:p>47325C0</text:p>
          </table:table-cell>
        </table:table-row>
        <table:table-row table:style-name="ro1">
          <table:table-cell office:value-type="string">
            <text:p>004c8821</text:p>
          </table:table-cell>
          <table:table-cell office:value-type="string">
            <text:p>004c826b</text:p>
          </table:table-cell>
          <table:table-cell office:value-type="string">
            <text:p>004bffb0</text:p>
          </table:table-cell>
          <table:table-cell office:value-type="string">
            <text:p>004c82300</text:p>
          </table:table-cell>
          <table:table-cell office:value-type="string">
            <text:p>Monsters\SkelSd\SklSr%c.CL2</text:p>
          </table:table-cell>
          <table:table-cell table:formula="of:=DEC2HEX(HEX2DEC([.B29] )-HEX2DEC([.$C$2] ))" office:value-type="string" office:string-value="C6C6B">
            <text:p>C6C6B</text:p>
          </table:table-cell>
          <table:table-cell table:formula="of:=DEC2HEX(HEX2DEC([.C29] )-HEX2DEC([.$C$2] ))" office:value-type="string" office:string-value="BE9B0">
            <text:p>BE9B0</text:p>
          </table:table-cell>
          <table:table-cell table:formula="of:=DEC2HEX(HEX2DEC([.D29] )-HEX2DEC([.$C$2] ))" office:value-type="string" office:string-value="4880D00">
            <text:p>4880D00</text:p>
          </table:table-cell>
        </table:table-row>
        <table:table-row table:style-name="ro1">
          <table:table-cell office:value-type="string">
            <text:p>004c8821</text:p>
          </table:table-cell>
          <table:table-cell office:value-type="string">
            <text:p>004c826b</text:p>
          </table:table-cell>
          <table:table-cell office:value-type="string">
            <text:p>004b8f8c</text:p>
          </table:table-cell>
          <table:table-cell office:value-type="string">
            <text:p>004c5a2b0</text:p>
          </table:table-cell>
          <table:table-cell office:value-type="string">
            <text:p>Monsters\SkelSd\SklSr%c.CL2</text:p>
          </table:table-cell>
          <table:table-cell table:formula="of:=DEC2HEX(HEX2DEC([.B30] )-HEX2DEC([.$C$2] ))" office:value-type="string" office:string-value="C6C6B">
            <text:p>C6C6B</text:p>
          </table:table-cell>
          <table:table-cell table:formula="of:=DEC2HEX(HEX2DEC([.C30] )-HEX2DEC([.$C$2] ))" office:value-type="string" office:string-value="B798C">
            <text:p>B798C</text:p>
          </table:table-cell>
          <table:table-cell table:formula="of:=DEC2HEX(HEX2DEC([.D30] )-HEX2DEC([.$C$2] ))" office:value-type="string" office:string-value="4858CB0">
            <text:p>4858CB0</text:p>
          </table:table-cell>
        </table:table-row>
        <table:table-row table:style-name="ro1">
          <table:table-cell office:value-type="string">
            <text:p>004c8821</text:p>
          </table:table-cell>
          <table:table-cell office:value-type="string">
            <text:p>004c826b</text:p>
          </table:table-cell>
          <table:table-cell office:value-type="string">
            <text:p>004c8216</text:p>
          </table:table-cell>
          <table:table-cell office:value-type="string">
            <text:p>0049cbf00</text:p>
          </table:table-cell>
          <table:table-cell office:value-type="string">
            <text:p>Monsters\SkelSd\SklSr%c.CL2</text:p>
          </table:table-cell>
          <table:table-cell table:formula="of:=DEC2HEX(HEX2DEC([.B31] )-HEX2DEC([.$C$2] ))" office:value-type="string" office:string-value="C6C6B">
            <text:p>C6C6B</text:p>
          </table:table-cell>
          <table:table-cell table:formula="of:=DEC2HEX(HEX2DEC([.C31] )-HEX2DEC([.$C$2] ))" office:value-type="string" office:string-value="C6C16">
            <text:p>C6C16</text:p>
          </table:table-cell>
          <table:table-cell table:formula="of:=DEC2HEX(HEX2DEC([.D31] )-HEX2DEC([.$C$2] ))" office:value-type="string" office:string-value="45CA900">
            <text:p>45CA900</text:p>
          </table:table-cell>
        </table:table-row>
        <table:table-row table:style-name="ro1">
          <table:table-cell office:value-type="string">
            <text:p>004c81ef</text:p>
          </table:table-cell>
          <table:table-cell office:value-type="string">
            <text:p>004c5a42</text:p>
          </table:table-cell>
          <table:table-cell office:value-type="string">
            <text:p>0049ce29</text:p>
          </table:table-cell>
          <table:table-cell office:value-type="string">
            <text:p>004c445f0</text:p>
          </table:table-cell>
          <table:table-cell office:value-type="string">
            <text:p>Monsters\TSneak\TSneak%c.CL2</text:p>
          </table:table-cell>
          <table:table-cell table:formula="of:=DEC2HEX(HEX2DEC([.B32] )-HEX2DEC([.$C$2] ))" office:value-type="string" office:string-value="C4442">
            <text:p>C4442</text:p>
          </table:table-cell>
          <table:table-cell table:formula="of:=DEC2HEX(HEX2DEC([.C32] )-HEX2DEC([.$C$2] ))" office:value-type="string" office:string-value="9B829">
            <text:p>9B829</text:p>
          </table:table-cell>
          <table:table-cell table:formula="of:=DEC2HEX(HEX2DEC([.D32] )-HEX2DEC([.$C$2] ))" office:value-type="string" office:string-value="4842FF0">
            <text:p>4842FF0</text:p>
          </table:table-cell>
        </table:table-row>
        <table:table-row table:style-name="ro1">
          <table:table-cell office:value-type="string">
            <text:p>004c96d9</text:p>
          </table:table-cell>
          <table:table-cell office:value-type="string">
            <text:p>004c4442</text:p>
          </table:table-cell>
          <table:table-cell office:value-type="string">
            <text:p>004c2535</text:p>
          </table:table-cell>
          <table:table-cell office:value-type="string">
            <text:p>004b9c470</text:p>
          </table:table-cell>
          <table:table-cell office:value-type="string">
            <text:p>Monsters\Sneak\Sneak%c.CL2</text:p>
          </table:table-cell>
          <table:table-cell table:formula="of:=DEC2HEX(HEX2DEC([.B33] )-HEX2DEC([.$C$2] ))" office:value-type="string" office:string-value="C2E42">
            <text:p>C2E42</text:p>
          </table:table-cell>
          <table:table-cell table:formula="of:=DEC2HEX(HEX2DEC([.C33] )-HEX2DEC([.$C$2] ))" office:value-type="string" office:string-value="C0F35">
            <text:p>C0F35</text:p>
          </table:table-cell>
          <table:table-cell table:formula="of:=DEC2HEX(HEX2DEC([.D33] )-HEX2DEC([.$C$2] ))" office:value-type="string" office:string-value="479AE70">
            <text:p>479AE70</text:p>
          </table:table-cell>
        </table:table-row>
        <table:table-row table:style-name="ro1">
          <table:table-cell office:value-type="string">
            <text:p>004c96d9</text:p>
          </table:table-cell>
          <table:table-cell office:value-type="string">
            <text:p>004c4442</text:p>
          </table:table-cell>
          <table:table-cell office:value-type="string">
            <text:p>004c01bd</text:p>
          </table:table-cell>
          <table:table-cell office:value-type="string">
            <text:p>004c43f40</text:p>
          </table:table-cell>
          <table:table-cell office:value-type="string">
            <text:p>Monsters\Sneak\Sneak%c.CL2</text:p>
          </table:table-cell>
          <table:table-cell table:formula="of:=DEC2HEX(HEX2DEC([.B34] )-HEX2DEC([.$C$2] ))" office:value-type="string" office:string-value="C2E42">
            <text:p>C2E42</text:p>
          </table:table-cell>
          <table:table-cell table:formula="of:=DEC2HEX(HEX2DEC([.C34] )-HEX2DEC([.$C$2] ))" office:value-type="string" office:string-value="BEBBD">
            <text:p>BEBBD</text:p>
          </table:table-cell>
          <table:table-cell table:formula="of:=DEC2HEX(HEX2DEC([.D34] )-HEX2DEC([.$C$2] ))" office:value-type="string" office:string-value="4842940">
            <text:p>4842940</text:p>
          </table:table-cell>
        </table:table-row>
        <table:table-row table:style-name="ro1">
          <table:table-cell office:value-type="string">
            <text:p>004c96d9</text:p>
          </table:table-cell>
          <table:table-cell office:value-type="string">
            <text:p>004c4442</text:p>
          </table:table-cell>
          <table:table-cell office:value-type="string">
            <text:p>004becc3</text:p>
          </table:table-cell>
          <table:table-cell office:value-type="string">
            <text:p>004b9a5f0</text:p>
          </table:table-cell>
          <table:table-cell office:value-type="string">
            <text:p>Monsters\Sneak\Sneak%c.CL2</text:p>
          </table:table-cell>
          <table:table-cell table:formula="of:=DEC2HEX(HEX2DEC([.B35] )-HEX2DEC([.$C$2] ))" office:value-type="string" office:string-value="C2E42">
            <text:p>C2E42</text:p>
          </table:table-cell>
          <table:table-cell table:formula="of:=DEC2HEX(HEX2DEC([.C35] )-HEX2DEC([.$C$2] ))" office:value-type="string" office:string-value="BD6C3">
            <text:p>BD6C3</text:p>
          </table:table-cell>
          <table:table-cell table:formula="of:=DEC2HEX(HEX2DEC([.D35] )-HEX2DEC([.$C$2] ))" office:value-type="string" office:string-value="4798FF0">
            <text:p>4798FF0</text:p>
          </table:table-cell>
        </table:table-row>
        <table:table-row table:style-name="ro1">
          <table:table-cell office:value-type="string">
            <text:p>004c96d9</text:p>
          </table:table-cell>
          <table:table-cell office:value-type="string">
            <text:p>004c4442</text:p>
          </table:table-cell>
          <table:table-cell office:value-type="string">
            <text:p>004c8a10</text:p>
          </table:table-cell>
          <table:table-cell office:value-type="string">
            <text:p>004b8d200</text:p>
          </table:table-cell>
          <table:table-cell office:value-type="string">
            <text:p>Monsters\Sneak\Sneak%c.CL2</text:p>
          </table:table-cell>
          <table:table-cell table:formula="of:=DEC2HEX(HEX2DEC([.B36] )-HEX2DEC([.$C$2] ))" office:value-type="string" office:string-value="C2E42">
            <text:p>C2E42</text:p>
          </table:table-cell>
          <table:table-cell table:formula="of:=DEC2HEX(HEX2DEC([.C36] )-HEX2DEC([.$C$2] ))" office:value-type="string" office:string-value="C7410">
            <text:p>C7410</text:p>
          </table:table-cell>
          <table:table-cell table:formula="of:=DEC2HEX(HEX2DEC([.D36] )-HEX2DEC([.$C$2] ))" office:value-type="string" office:string-value="478BC00">
            <text:p>478BC00</text:p>
          </table:table-cell>
        </table:table-row>
        <table:table-row table:style-name="ro1">
          <table:table-cell office:value-type="string">
            <text:p>00a050bd</text:p>
          </table:table-cell>
          <table:table-cell office:value-type="string">
            <text:p>004c4374</text:p>
          </table:table-cell>
          <table:table-cell office:value-type="string">
            <text:p>004c0392</text:p>
          </table:table-cell>
          <table:table-cell office:value-type="string">
            <text:p>004c5a380</text:p>
          </table:table-cell>
          <table:table-cell office:value-type="string">
            <text:p>Monsters\GoatLord\GoatL%c.CL2</text:p>
          </table:table-cell>
          <table:table-cell table:formula="of:=DEC2HEX(HEX2DEC([.B37] )-HEX2DEC([.$C$2] ))" office:value-type="string" office:string-value="C2D74">
            <text:p>C2D74</text:p>
          </table:table-cell>
          <table:table-cell table:formula="of:=DEC2HEX(HEX2DEC([.C37] )-HEX2DEC([.$C$2] ))" office:value-type="string" office:string-value="BED92">
            <text:p>BED92</text:p>
          </table:table-cell>
          <table:table-cell table:formula="of:=DEC2HEX(HEX2DEC([.D37] )-HEX2DEC([.$C$2] ))" office:value-type="string" office:string-value="4858D80">
            <text:p>4858D80</text:p>
          </table:table-cell>
        </table:table-row>
        <table:table-row table:style-name="ro1">
          <table:table-cell office:value-type="string">
            <text:p>004c59f0</text:p>
          </table:table-cell>
          <table:table-cell office:value-type="string">
            <text:p>004c59d1</text:p>
          </table:table-cell>
          <table:table-cell office:value-type="string">
            <text:p>004bedb4</text:p>
          </table:table-cell>
          <table:table-cell office:value-type="string">
            <text:p>004c59c60</text:p>
          </table:table-cell>
          <table:table-cell office:value-type="string">
            <text:p>Monsters\GoatMace\Goat%c.CL2</text:p>
          </table:table-cell>
          <table:table-cell table:formula="of:=DEC2HEX(HEX2DEC([.B38] )-HEX2DEC([.$C$2] ))" office:value-type="string" office:string-value="C43D1">
            <text:p>C43D1</text:p>
          </table:table-cell>
          <table:table-cell table:formula="of:=DEC2HEX(HEX2DEC([.C38] )-HEX2DEC([.$C$2] ))" office:value-type="string" office:string-value="BD7B4">
            <text:p>BD7B4</text:p>
          </table:table-cell>
          <table:table-cell table:formula="of:=DEC2HEX(HEX2DEC([.D38] )-HEX2DEC([.$C$2] ))" office:value-type="string" office:string-value="4858660">
            <text:p>4858660</text:p>
          </table:table-cell>
        </table:table-row>
        <table:table-row table:style-name="ro1">
          <table:table-cell office:value-type="string">
            <text:p>004c59f0</text:p>
          </table:table-cell>
          <table:table-cell office:value-type="string">
            <text:p>004c59d1</text:p>
          </table:table-cell>
          <table:table-cell office:value-type="string">
            <text:p>0049ce29</text:p>
          </table:table-cell>
          <table:table-cell office:value-type="string">
            <text:p>0049ce1f0</text:p>
          </table:table-cell>
          <table:table-cell office:value-type="string">
            <text:p>Monsters\GoatMace\Goat%c.CL2</text:p>
          </table:table-cell>
          <table:table-cell table:formula="of:=DEC2HEX(HEX2DEC([.B39] )-HEX2DEC([.$C$2] ))" office:value-type="string" office:string-value="C43D1">
            <text:p>C43D1</text:p>
          </table:table-cell>
          <table:table-cell table:formula="of:=DEC2HEX(HEX2DEC([.C39] )-HEX2DEC([.$C$2] ))" office:value-type="string" office:string-value="9B829">
            <text:p>9B829</text:p>
          </table:table-cell>
          <table:table-cell table:formula="of:=DEC2HEX(HEX2DEC([.D39] )-HEX2DEC([.$C$2] ))" office:value-type="string" office:string-value="45CCBF0">
            <text:p>45CCBF0</text:p>
          </table:table-cell>
        </table:table-row>
        <table:table-row table:style-name="ro1">
          <table:table-cell office:value-type="string">
            <text:p>004c59f0</text:p>
          </table:table-cell>
          <table:table-cell office:value-type="string">
            <text:p>004c59d1</text:p>
          </table:table-cell>
          <table:table-cell office:value-type="string">
            <text:p>00a04238</text:p>
          </table:table-cell>
          <table:table-cell office:value-type="string">
            <text:p>004c43400</text:p>
          </table:table-cell>
          <table:table-cell office:value-type="string">
            <text:p>Monsters\GoatMace\Goat%c.CL2</text:p>
          </table:table-cell>
          <table:table-cell table:formula="of:=DEC2HEX(HEX2DEC([.B40] )-HEX2DEC([.$C$2] ))" office:value-type="string" office:string-value="C43D1">
            <text:p>C43D1</text:p>
          </table:table-cell>
          <table:table-cell table:formula="of:=DEC2HEX(HEX2DEC([.C40] )-HEX2DEC([.$C$2] ))" office:value-type="string" office:string-value="602C38">
            <text:p>602C38</text:p>
          </table:table-cell>
          <table:table-cell table:formula="of:=DEC2HEX(HEX2DEC([.D40] )-HEX2DEC([.$C$2] ))" office:value-type="string" office:string-value="4841E00">
            <text:p>4841E00</text:p>
          </table:table-cell>
        </table:table-row>
        <table:table-row table:style-name="ro1">
          <table:table-cell office:value-type="string">
            <text:p>004c59f0</text:p>
          </table:table-cell>
          <table:table-cell office:value-type="string">
            <text:p>004c59d1</text:p>
          </table:table-cell>
          <table:table-cell office:value-type="string">
            <text:p>004c2535</text:p>
          </table:table-cell>
          <table:table-cell office:value-type="string">
            <text:p>004c43e00</text:p>
          </table:table-cell>
          <table:table-cell office:value-type="string">
            <text:p>Monsters\GoatMace\Goat%c.CL2</text:p>
          </table:table-cell>
          <table:table-cell table:formula="of:=DEC2HEX(HEX2DEC([.B41] )-HEX2DEC([.$C$2] ))" office:value-type="string" office:string-value="C43D1">
            <text:p>C43D1</text:p>
          </table:table-cell>
          <table:table-cell table:formula="of:=DEC2HEX(HEX2DEC([.C41] )-HEX2DEC([.$C$2] ))" office:value-type="string" office:string-value="C0F35">
            <text:p>C0F35</text:p>
          </table:table-cell>
          <table:table-cell table:formula="of:=DEC2HEX(HEX2DEC([.D41] )-HEX2DEC([.$C$2] ))" office:value-type="string" office:string-value="4842800">
            <text:p>4842800</text:p>
          </table:table-cell>
        </table:table-row>
        <table:table-row table:style-name="ro1">
          <table:table-cell office:value-type="string">
            <text:p>004bd7d0</text:p>
          </table:table-cell>
          <table:table-cell office:value-type="string">
            <text:p>004bd7f0</text:p>
          </table:table-cell>
          <table:table-cell office:value-type="string">
            <text:p>004c59aa</text:p>
          </table:table-cell>
          <table:table-cell office:value-type="string">
            <text:p>004bd7c70</text:p>
          </table:table-cell>
          <table:table-cell office:value-type="string">
            <text:p>monsters\wolf\wolf%c.cl2</text:p>
          </table:table-cell>
          <table:table-cell table:formula="of:=DEC2HEX(HEX2DEC([.B42] )-HEX2DEC([.$C$2] ))" office:value-type="string" office:string-value="BC1F0">
            <text:p>BC1F0</text:p>
          </table:table-cell>
          <table:table-cell table:formula="of:=DEC2HEX(HEX2DEC([.C42] )-HEX2DEC([.$C$2] ))" office:value-type="string" office:string-value="C43AA">
            <text:p>C43AA</text:p>
          </table:table-cell>
          <table:table-cell table:formula="of:=DEC2HEX(HEX2DEC([.D42] )-HEX2DEC([.$C$2] ))" office:value-type="string" office:string-value="47D6670">
            <text:p>47D6670</text:p>
          </table:table-cell>
        </table:table-row>
        <table:table-row table:style-name="ro1">
          <table:table-cell office:value-type="string">
            <text:p>004c81ef</text:p>
          </table:table-cell>
          <table:table-cell office:value-type="string">
            <text:p>004c2f6e</text:p>
          </table:table-cell>
          <table:table-cell office:value-type="string">
            <text:p>004bec5f</text:p>
          </table:table-cell>
          <table:table-cell office:value-type="string">
            <text:p>004b9cd70</text:p>
          </table:table-cell>
          <table:table-cell office:value-type="string">
            <text:p>Monsters\TSneak\TSneak%c.CL2</text:p>
          </table:table-cell>
          <table:table-cell table:formula="of:=DEC2HEX(HEX2DEC([.B43] )-HEX2DEC([.$C$2] ))" office:value-type="string" office:string-value="C196E">
            <text:p>C196E</text:p>
          </table:table-cell>
          <table:table-cell table:formula="of:=DEC2HEX(HEX2DEC([.C43] )-HEX2DEC([.$C$2] ))" office:value-type="string" office:string-value="BD65F">
            <text:p>BD65F</text:p>
          </table:table-cell>
          <table:table-cell table:formula="of:=DEC2HEX(HEX2DEC([.D43] )-HEX2DEC([.$C$2] ))" office:value-type="string" office:string-value="479B770">
            <text:p>479B770</text:p>
          </table:table-cell>
        </table:table-row>
        <table:table-row table:style-name="ro1">
          <table:table-cell office:value-type="string">
            <text:p>00a04253</text:p>
          </table:table-cell>
          <table:table-cell table:style-name="ce2" office:value-type="float" office:value="4.9E+210">
            <text:p>4900000000000000000000000000000000000000000000000000000000000000000000000000000000000000000000000000000000000000000000000000000000000000000000000000000000000000000000000000000000000000000000000000000000000000000</text:p>
          </table:table-cell>
          <table:table-cell office:value-type="string">
            <text:p>004c42e4</text:p>
          </table:table-cell>
          <table:table-cell office:value-type="string">
            <text:p>004c42fa0</text:p>
          </table:table-cell>
          <table:table-cell office:value-type="string">
            <text:p>Monsters\Bat\Bat%c.CL2</text:p>
          </table:table-cell>
          <table:table-cell table:formula="of:=DEC2HEX(HEX2DEC([.B44] )-HEX2DEC([.$C$2] ))" office:value-type="float" office:value="0">
            <text:p>Ошибка:502</text:p>
          </table:table-cell>
          <table:table-cell table:formula="of:=DEC2HEX(HEX2DEC([.C44] )-HEX2DEC([.$C$2] ))" office:value-type="string" office:string-value="C2CE4">
            <text:p>C2CE4</text:p>
          </table:table-cell>
          <table:table-cell table:formula="of:=DEC2HEX(HEX2DEC([.D44] )-HEX2DEC([.$C$2] ))" office:value-type="string" office:string-value="48419A0">
            <text:p>48419A0</text:p>
          </table:table-cell>
        </table:table-row>
        <table:table-row table:style-name="ro1">
          <table:table-cell office:value-type="string">
            <text:p>00a04253</text:p>
          </table:table-cell>
          <table:table-cell table:style-name="ce3" office:value-type="float" office:value="4.9E+210">
            <text:p>4,90E+210</text:p>
          </table:table-cell>
          <table:table-cell office:value-type="string">
            <text:p>004c03aa</text:p>
          </table:table-cell>
          <table:table-cell office:value-type="string">
            <text:p>004c42c00</text:p>
          </table:table-cell>
          <table:table-cell office:value-type="string">
            <text:p>Monsters\Bat\Bat%c.CL2</text:p>
          </table:table-cell>
          <table:table-cell table:formula="of:=DEC2HEX(HEX2DEC([.B45] )-HEX2DEC([.$C$2] ))" office:value-type="float" office:value="0">
            <text:p>Ошибка:502</text:p>
          </table:table-cell>
          <table:table-cell table:formula="of:=DEC2HEX(HEX2DEC([.C45] )-HEX2DEC([.$C$2] ))" office:value-type="string" office:string-value="BEDAA">
            <text:p>BEDAA</text:p>
          </table:table-cell>
          <table:table-cell table:formula="of:=DEC2HEX(HEX2DEC([.D45] )-HEX2DEC([.$C$2] ))" office:value-type="string" office:string-value="4841600">
            <text:p>4841600</text:p>
          </table:table-cell>
        </table:table-row>
        <table:table-row table:style-name="ro1">
          <table:table-cell office:value-type="string">
            <text:p>004c38e0</text:p>
          </table:table-cell>
          <table:table-cell office:value-type="string">
            <text:p>004c38c1</text:p>
          </table:table-cell>
          <table:table-cell office:value-type="string">
            <text:p>0049ce8a</text:p>
          </table:table-cell>
          <table:table-cell office:value-type="string">
            <text:p>004c82410</text:p>
          </table:table-cell>
          <table:table-cell office:value-type="string">
            <text:p>Monsters\GoatBow\GoatB%c.CL2</text:p>
          </table:table-cell>
          <table:table-cell table:formula="of:=DEC2HEX(HEX2DEC([.B46] )-HEX2DEC([.$C$2] ))" office:value-type="string" office:string-value="C22C1">
            <text:p>C22C1</text:p>
          </table:table-cell>
          <table:table-cell table:formula="of:=DEC2HEX(HEX2DEC([.C46] )-HEX2DEC([.$C$2] ))" office:value-type="string" office:string-value="9B88A">
            <text:p>9B88A</text:p>
          </table:table-cell>
          <table:table-cell table:formula="of:=DEC2HEX(HEX2DEC([.D46] )-HEX2DEC([.$C$2] ))" office:value-type="string" office:string-value="4880E10">
            <text:p>4880E10</text:p>
          </table:table-cell>
        </table:table-row>
        <table:table-row table:style-name="ro1">
          <table:table-cell office:value-type="string">
            <text:p>004c38e0</text:p>
          </table:table-cell>
          <table:table-cell office:value-type="string">
            <text:p>004c38c1</text:p>
          </table:table-cell>
          <table:table-cell office:value-type="string">
            <text:p>0049ce7b</text:p>
          </table:table-cell>
          <table:table-cell office:value-type="string">
            <text:p>004c08830</text:p>
          </table:table-cell>
          <table:table-cell office:value-type="string">
            <text:p>Monsters\GoatBow\GoatB%c.CL2</text:p>
          </table:table-cell>
          <table:table-cell table:formula="of:=DEC2HEX(HEX2DEC([.B47] )-HEX2DEC([.$C$2] ))" office:value-type="string" office:string-value="C22C1">
            <text:p>C22C1</text:p>
          </table:table-cell>
          <table:table-cell table:formula="of:=DEC2HEX(HEX2DEC([.C47] )-HEX2DEC([.$C$2] ))" office:value-type="string" office:string-value="9B87B">
            <text:p>9B87B</text:p>
          </table:table-cell>
          <table:table-cell table:formula="of:=DEC2HEX(HEX2DEC([.D47] )-HEX2DEC([.$C$2] ))" office:value-type="string" office:string-value="4807230">
            <text:p>4807230</text:p>
          </table:table-cell>
        </table:table-row>
        <table:table-row table:style-name="ro1">
          <table:table-cell office:value-type="string">
            <text:p>004c38e0</text:p>
          </table:table-cell>
          <table:table-cell office:value-type="string">
            <text:p>004c38c1</text:p>
          </table:table-cell>
          <table:table-cell office:value-type="string">
            <text:p>00a04238</text:p>
          </table:table-cell>
          <table:table-cell office:value-type="string">
            <text:p>004b8e1a0</text:p>
          </table:table-cell>
          <table:table-cell office:value-type="string">
            <text:p>Monsters\GoatBow\GoatB%c.CL2</text:p>
          </table:table-cell>
          <table:table-cell table:formula="of:=DEC2HEX(HEX2DEC([.B48] )-HEX2DEC([.$C$2] ))" office:value-type="string" office:string-value="C22C1">
            <text:p>C22C1</text:p>
          </table:table-cell>
          <table:table-cell table:formula="of:=DEC2HEX(HEX2DEC([.C48] )-HEX2DEC([.$C$2] ))" office:value-type="string" office:string-value="602C38">
            <text:p>602C38</text:p>
          </table:table-cell>
          <table:table-cell table:formula="of:=DEC2HEX(HEX2DEC([.D48] )-HEX2DEC([.$C$2] ))" office:value-type="string" office:string-value="478CBA0">
            <text:p>478CBA0</text:p>
          </table:table-cell>
        </table:table-row>
        <table:table-row table:style-name="ro1">
          <table:table-cell office:value-type="string">
            <text:p>004c38e0</text:p>
          </table:table-cell>
          <table:table-cell office:value-type="string">
            <text:p>004c38c1</text:p>
          </table:table-cell>
          <table:table-cell office:value-type="string">
            <text:p>004c2535</text:p>
          </table:table-cell>
          <table:table-cell office:value-type="string">
            <text:p>004b8def0</text:p>
          </table:table-cell>
          <table:table-cell office:value-type="string">
            <text:p>Monsters\GoatBow\GoatB%c.CL2</text:p>
          </table:table-cell>
          <table:table-cell table:formula="of:=DEC2HEX(HEX2DEC([.B49] )-HEX2DEC([.$C$2] ))" office:value-type="string" office:string-value="C22C1">
            <text:p>C22C1</text:p>
          </table:table-cell>
          <table:table-cell table:formula="of:=DEC2HEX(HEX2DEC([.C49] )-HEX2DEC([.$C$2] ))" office:value-type="string" office:string-value="C0F35">
            <text:p>C0F35</text:p>
          </table:table-cell>
          <table:table-cell table:formula="of:=DEC2HEX(HEX2DEC([.D49] )-HEX2DEC([.$C$2] ))" office:value-type="string" office:string-value="478C8F0">
            <text:p>478C8F0</text:p>
          </table:table-cell>
        </table:table-row>
        <table:table-row table:style-name="ro1">
          <table:table-cell office:value-type="string">
            <text:p>004bd9eb</text:p>
          </table:table-cell>
          <table:table-cell office:value-type="string">
            <text:p>004be6c3</text:p>
          </table:table-cell>
          <table:table-cell office:value-type="string">
            <text:p>004c23e5</text:p>
          </table:table-cell>
          <table:table-cell office:value-type="string">
            <text:p>004c305d0</text:p>
          </table:table-cell>
          <table:table-cell office:value-type="string">
            <text:p>Monsters\bSpidr\bSpidr%c.CL2</text:p>
          </table:table-cell>
          <table:table-cell table:formula="of:=DEC2HEX(HEX2DEC([.B50] )-HEX2DEC([.$C$2] ))" office:value-type="string" office:string-value="BD0C3">
            <text:p>BD0C3</text:p>
          </table:table-cell>
          <table:table-cell table:formula="of:=DEC2HEX(HEX2DEC([.C50] )-HEX2DEC([.$C$2] ))" office:value-type="string" office:string-value="C0DE5">
            <text:p>C0DE5</text:p>
          </table:table-cell>
          <table:table-cell table:formula="of:=DEC2HEX(HEX2DEC([.D50] )-HEX2DEC([.$C$2] ))" office:value-type="string" office:string-value="482EFD0">
            <text:p>482EFD0</text:p>
          </table:table-cell>
        </table:table-row>
        <table:table-row table:style-name="ro1">
          <table:table-cell office:value-type="string">
            <text:p>004c3875</text:p>
          </table:table-cell>
          <table:table-cell office:value-type="string">
            <text:p>004c385a</text:p>
          </table:table-cell>
          <table:table-cell office:value-type="string">
            <text:p>004c3840</text:p>
          </table:table-cell>
          <table:table-cell office:value-type="string">
            <text:p>004c63f20</text:p>
          </table:table-cell>
          <table:table-cell office:value-type="string">
            <text:p>Monsters\Acid\Acid%c.CL2</text:p>
          </table:table-cell>
          <table:table-cell table:formula="of:=DEC2HEX(HEX2DEC([.B51] )-HEX2DEC([.$C$2] ))" office:value-type="string" office:string-value="C225A">
            <text:p>C225A</text:p>
          </table:table-cell>
          <table:table-cell table:formula="of:=DEC2HEX(HEX2DEC([.C51] )-HEX2DEC([.$C$2] ))" office:value-type="string" office:string-value="C2240">
            <text:p>C2240</text:p>
          </table:table-cell>
          <table:table-cell table:formula="of:=DEC2HEX(HEX2DEC([.D51] )-HEX2DEC([.$C$2] ))" office:value-type="string" office:string-value="4862920">
            <text:p>4862920</text:p>
          </table:table-cell>
        </table:table-row>
        <table:table-row table:style-name="ro1">
          <table:table-cell office:value-type="string">
            <text:p>004b9ce5</text:p>
          </table:table-cell>
          <table:table-cell office:value-type="string">
            <text:p>004b9e4b</text:p>
          </table:table-cell>
          <table:table-cell office:value-type="string">
            <text:p>004bea33</text:p>
          </table:table-cell>
          <table:table-cell office:value-type="string">
            <text:p>004bd9570</text:p>
          </table:table-cell>
          <table:table-cell office:value-type="string">
            <text:p>Monsters\Hellbat2\bhelbt%c.CL2</text:p>
          </table:table-cell>
          <table:table-cell table:formula="of:=DEC2HEX(HEX2DEC([.B52] )-HEX2DEC([.$C$2] ))" office:value-type="string" office:string-value="B884B">
            <text:p>B884B</text:p>
          </table:table-cell>
          <table:table-cell table:formula="of:=DEC2HEX(HEX2DEC([.C52] )-HEX2DEC([.$C$2] ))" office:value-type="string" office:string-value="BD433">
            <text:p>BD433</text:p>
          </table:table-cell>
          <table:table-cell table:formula="of:=DEC2HEX(HEX2DEC([.D52] )-HEX2DEC([.$C$2] ))" office:value-type="string" office:string-value="47D7F70">
            <text:p>47D7F70</text:p>
          </table:table-cell>
        </table:table-row>
        <table:table-row table:style-name="ro1">
          <table:table-cell office:value-type="string">
            <text:p>004c3875</text:p>
          </table:table-cell>
          <table:table-cell office:value-type="string">
            <text:p>004c385a</text:p>
          </table:table-cell>
          <table:table-cell office:value-type="string">
            <text:p>009fede4</text:p>
          </table:table-cell>
          <table:table-cell office:value-type="string">
            <text:p>004c00da0</text:p>
          </table:table-cell>
          <table:table-cell office:value-type="string">
            <text:p>Monsters\Acid\Acid%c.CL2</text:p>
          </table:table-cell>
          <table:table-cell table:formula="of:=DEC2HEX(HEX2DEC([.B53] )-HEX2DEC([.$C$2] ))" office:value-type="string" office:string-value="C225A">
            <text:p>C225A</text:p>
          </table:table-cell>
          <table:table-cell table:formula="of:=DEC2HEX(HEX2DEC([.C53] )-HEX2DEC([.$C$2] ))" office:value-type="string" office:string-value="5FD7E4">
            <text:p>5FD7E4</text:p>
          </table:table-cell>
          <table:table-cell table:formula="of:=DEC2HEX(HEX2DEC([.D53] )-HEX2DEC([.$C$2] ))" office:value-type="string" office:string-value="47FF7A0">
            <text:p>47FF7A0</text:p>
          </table:table-cell>
        </table:table-row>
        <table:table-row table:style-name="ro1">
          <table:table-cell office:value-type="string">
            <text:p>004c3042</text:p>
          </table:table-cell>
          <table:table-cell office:value-type="string">
            <text:p>004c3025</text:p>
          </table:table-cell>
          <table:table-cell office:value-type="string">
            <text:p>004c89f0</text:p>
          </table:table-cell>
          <table:table-cell office:value-type="string">
            <text:p>004c30170</text:p>
          </table:table-cell>
          <table:table-cell office:value-type="string">
            <text:p>Monsters\SKing\SKing%c.CL2</text:p>
          </table:table-cell>
          <table:table-cell table:formula="of:=DEC2HEX(HEX2DEC([.B54] )-HEX2DEC([.$C$2] ))" office:value-type="string" office:string-value="C1A25">
            <text:p>C1A25</text:p>
          </table:table-cell>
          <table:table-cell table:formula="of:=DEC2HEX(HEX2DEC([.C54] )-HEX2DEC([.$C$2] ))" office:value-type="string" office:string-value="C73F0">
            <text:p>C73F0</text:p>
          </table:table-cell>
          <table:table-cell table:formula="of:=DEC2HEX(HEX2DEC([.D54] )-HEX2DEC([.$C$2] ))" office:value-type="string" office:string-value="482EB70">
            <text:p>482EB70</text:p>
          </table:table-cell>
        </table:table-row>
        <table:table-row table:style-name="ro1">
          <table:table-cell office:value-type="string">
            <text:p>004c2ffe</text:p>
          </table:table-cell>
          <table:table-cell office:value-type="string">
            <text:p>004ba1bf</text:p>
          </table:table-cell>
          <table:table-cell office:value-type="string">
            <text:p>004bedb4</text:p>
          </table:table-cell>
          <table:table-cell office:value-type="string">
            <text:p>004c2ff20</text:p>
          </table:table-cell>
          <table:table-cell office:value-type="string">
            <text:p>Monsters\FatC\FatC%c.CL2</text:p>
          </table:table-cell>
          <table:table-cell table:formula="of:=DEC2HEX(HEX2DEC([.B55] )-HEX2DEC([.$C$2] ))" office:value-type="string" office:string-value="B8BBF">
            <text:p>B8BBF</text:p>
          </table:table-cell>
          <table:table-cell table:formula="of:=DEC2HEX(HEX2DEC([.C55] )-HEX2DEC([.$C$2] ))" office:value-type="string" office:string-value="BD7B4">
            <text:p>BD7B4</text:p>
          </table:table-cell>
          <table:table-cell table:formula="of:=DEC2HEX(HEX2DEC([.D55] )-HEX2DEC([.$C$2] ))" office:value-type="string" office:string-value="482E920">
            <text:p>482E920</text:p>
          </table:table-cell>
        </table:table-row>
        <table:table-row table:style-name="ro1">
          <table:table-cell office:value-type="string">
            <text:p>004c2fdb</text:p>
          </table:table-cell>
          <table:table-cell office:value-type="string">
            <text:p>00a0445e</text:p>
          </table:table-cell>
          <table:table-cell office:value-type="string">
            <text:p>004b33c8</text:p>
          </table:table-cell>
          <table:table-cell office:value-type="string">
            <text:p>004c2fd00</text:p>
          </table:table-cell>
          <table:table-cell office:value-type="string">
            <text:p>Monsters\Fat\Fat%c.CL2</text:p>
          </table:table-cell>
          <table:table-cell table:formula="of:=DEC2HEX(HEX2DEC([.B56] )-HEX2DEC([.$C$2] ))" office:value-type="string" office:string-value="602E5E">
            <text:p>602E5E</text:p>
          </table:table-cell>
          <table:table-cell table:formula="of:=DEC2HEX(HEX2DEC([.C56] )-HEX2DEC([.$C$2] ))" office:value-type="string" office:string-value="B1DC8">
            <text:p>B1DC8</text:p>
          </table:table-cell>
          <table:table-cell table:formula="of:=DEC2HEX(HEX2DEC([.D56] )-HEX2DEC([.$C$2] ))" office:value-type="string" office:string-value="482E700">
            <text:p>482E700</text:p>
          </table:table-cell>
        </table:table-row>
        <table:table-row table:style-name="ro1">
          <table:table-cell office:value-type="string">
            <text:p>004c3875</text:p>
          </table:table-cell>
          <table:table-cell office:value-type="string">
            <text:p>004b9fd1</text:p>
          </table:table-cell>
          <table:table-cell office:value-type="string">
            <text:p>004c21e3</text:p>
          </table:table-cell>
          <table:table-cell office:value-type="string">
            <text:p>0049cd780</text:p>
          </table:table-cell>
          <table:table-cell office:value-type="string">
            <text:p>Monsters\Acid\Acid%c.CL2</text:p>
          </table:table-cell>
          <table:table-cell table:formula="of:=DEC2HEX(HEX2DEC([.B57] )-HEX2DEC([.$C$2] ))" office:value-type="string" office:string-value="B89D1">
            <text:p>B89D1</text:p>
          </table:table-cell>
          <table:table-cell table:formula="of:=DEC2HEX(HEX2DEC([.C57] )-HEX2DEC([.$C$2] ))" office:value-type="string" office:string-value="C0BE3">
            <text:p>C0BE3</text:p>
          </table:table-cell>
          <table:table-cell table:formula="of:=DEC2HEX(HEX2DEC([.D57] )-HEX2DEC([.$C$2] ))" office:value-type="string" office:string-value="45CC180">
            <text:p>45CC180</text:p>
          </table:table-cell>
        </table:table-row>
        <table:table-row table:style-name="ro1">
          <table:table-cell office:value-type="string">
            <text:p>004bdaef</text:p>
          </table:table-cell>
          <table:table-cell office:value-type="string">
            <text:p>0049d46d</text:p>
          </table:table-cell>
          <table:table-cell office:value-type="string">
            <text:p>004c251f</text:p>
          </table:table-cell>
          <table:table-cell office:value-type="string">
            <text:p>004c06ae0</text:p>
          </table:table-cell>
          <table:table-cell office:value-type="string">
            <text:p>Monsters\Eye2\Eye2%c.CL2</text:p>
          </table:table-cell>
          <table:table-cell table:formula="of:=DEC2HEX(HEX2DEC([.B58] )-HEX2DEC([.$C$2] ))" office:value-type="string" office:string-value="9BE6D">
            <text:p>9BE6D</text:p>
          </table:table-cell>
          <table:table-cell table:formula="of:=DEC2HEX(HEX2DEC([.C58] )-HEX2DEC([.$C$2] ))" office:value-type="string" office:string-value="C0F1F">
            <text:p>C0F1F</text:p>
          </table:table-cell>
          <table:table-cell table:formula="of:=DEC2HEX(HEX2DEC([.D58] )-HEX2DEC([.$C$2] ))" office:value-type="string" office:string-value="48054E0">
            <text:p>48054E0</text:p>
          </table:table-cell>
        </table:table-row>
        <table:table-row table:style-name="ro1">
          <table:table-cell office:value-type="string">
            <text:p>004c2fdb</text:p>
          </table:table-cell>
          <table:table-cell office:value-type="string">
            <text:p>00a0445e</text:p>
          </table:table-cell>
          <table:table-cell office:value-type="string">
            <text:p>0049cd6b</text:p>
          </table:table-cell>
          <table:table-cell office:value-type="string">
            <text:p>004c24fc0</text:p>
          </table:table-cell>
          <table:table-cell office:value-type="string">
            <text:p>Monsters\Fat\Fat%c.CL2</text:p>
          </table:table-cell>
          <table:table-cell table:formula="of:=DEC2HEX(HEX2DEC([.B59] )-HEX2DEC([.$C$2] ))" office:value-type="string" office:string-value="602E5E">
            <text:p>602E5E</text:p>
          </table:table-cell>
          <table:table-cell table:formula="of:=DEC2HEX(HEX2DEC([.C59] )-HEX2DEC([.$C$2] ))" office:value-type="string" office:string-value="9B76B">
            <text:p>9B76B</text:p>
          </table:table-cell>
          <table:table-cell table:formula="of:=DEC2HEX(HEX2DEC([.D59] )-HEX2DEC([.$C$2] ))" office:value-type="string" office:string-value="48239C0">
            <text:p>48239C0</text:p>
          </table:table-cell>
        </table:table-row>
        <table:table-row table:style-name="ro1">
          <table:table-cell office:value-type="string">
            <text:p>004c2fdb</text:p>
          </table:table-cell>
          <table:table-cell office:value-type="string">
            <text:p>00a0445e</text:p>
          </table:table-cell>
          <table:table-cell office:value-type="string">
            <text:p>004c23d1</text:p>
          </table:table-cell>
          <table:table-cell office:value-type="string">
            <text:p>004b8f2d0</text:p>
          </table:table-cell>
          <table:table-cell office:value-type="string">
            <text:p>Monsters\Fat\Fat%c.CL2</text:p>
          </table:table-cell>
          <table:table-cell table:formula="of:=DEC2HEX(HEX2DEC([.B60] )-HEX2DEC([.$C$2] ))" office:value-type="string" office:string-value="602E5E">
            <text:p>602E5E</text:p>
          </table:table-cell>
          <table:table-cell table:formula="of:=DEC2HEX(HEX2DEC([.C60] )-HEX2DEC([.$C$2] ))" office:value-type="string" office:string-value="C0DD1">
            <text:p>C0DD1</text:p>
          </table:table-cell>
          <table:table-cell table:formula="of:=DEC2HEX(HEX2DEC([.D60] )-HEX2DEC([.$C$2] ))" office:value-type="string" office:string-value="478DCD0">
            <text:p>478DCD0</text:p>
          </table:table-cell>
        </table:table-row>
        <table:table-row table:style-name="ro1">
          <table:table-cell office:value-type="string">
            <text:p>00a050bd</text:p>
          </table:table-cell>
          <table:table-cell office:value-type="string">
            <text:p>004b9f54</text:p>
          </table:table-cell>
          <table:table-cell office:value-type="string">
            <text:p>004c03aa</text:p>
          </table:table-cell>
          <table:table-cell office:value-type="string">
            <text:p>004b9f4a0</text:p>
          </table:table-cell>
          <table:table-cell office:value-type="string">
            <text:p>Monsters\GoatLord\GoatL%c.CL2</text:p>
          </table:table-cell>
          <table:table-cell table:formula="of:=DEC2HEX(HEX2DEC([.B61] )-HEX2DEC([.$C$2] ))" office:value-type="string" office:string-value="B8954">
            <text:p>B8954</text:p>
          </table:table-cell>
          <table:table-cell table:formula="of:=DEC2HEX(HEX2DEC([.C61] )-HEX2DEC([.$C$2] ))" office:value-type="string" office:string-value="BEDAA">
            <text:p>BEDAA</text:p>
          </table:table-cell>
          <table:table-cell table:formula="of:=DEC2HEX(HEX2DEC([.D61] )-HEX2DEC([.$C$2] ))" office:value-type="string" office:string-value="479DEA0">
            <text:p>479DEA0</text:p>
          </table:table-cell>
        </table:table-row>
        <table:table-row table:style-name="ro1">
          <table:table-cell office:value-type="string">
            <text:p>004bd0cc</text:p>
          </table:table-cell>
          <table:table-cell office:value-type="string">
            <text:p>004ba163</text:p>
          </table:table-cell>
          <table:table-cell office:value-type="string">
            <text:p>004ba139</text:p>
          </table:table-cell>
          <table:table-cell office:value-type="string">
            <text:p>004beccc0</text:p>
          </table:table-cell>
          <table:table-cell office:value-type="string">
            <text:p>Monsters\Nkr\Nkr%c.CL2</text:p>
          </table:table-cell>
          <table:table-cell table:formula="of:=DEC2HEX(HEX2DEC([.B62] )-HEX2DEC([.$C$2] ))" office:value-type="string" office:string-value="B8B63">
            <text:p>B8B63</text:p>
          </table:table-cell>
          <table:table-cell table:formula="of:=DEC2HEX(HEX2DEC([.C62] )-HEX2DEC([.$C$2] ))" office:value-type="string" office:string-value="B8B39">
            <text:p>B8B39</text:p>
          </table:table-cell>
          <table:table-cell table:formula="of:=DEC2HEX(HEX2DEC([.D62] )-HEX2DEC([.$C$2] ))" office:value-type="string" office:string-value="47EB6C0">
            <text:p>47EB6C0</text:p>
          </table:table-cell>
        </table:table-row>
        <table:table-row table:style-name="ro1">
          <table:table-cell office:value-type="string">
            <text:p>004ba11b</text:p>
          </table:table-cell>
          <table:table-cell office:value-type="string">
            <text:p>004ba04c</text:p>
          </table:table-cell>
          <table:table-cell office:value-type="string">
            <text:p>004c2507</text:p>
          </table:table-cell>
          <table:table-cell office:value-type="string">
            <text:p>004bd76c0</text:p>
          </table:table-cell>
          <table:table-cell office:value-type="string">
            <text:p>Monsters\Hellbug\Hellbg%c.CL2</text:p>
          </table:table-cell>
          <table:table-cell table:formula="of:=DEC2HEX(HEX2DEC([.B63] )-HEX2DEC([.$C$2] ))" office:value-type="string" office:string-value="B8A4C">
            <text:p>B8A4C</text:p>
          </table:table-cell>
          <table:table-cell table:formula="of:=DEC2HEX(HEX2DEC([.C63] )-HEX2DEC([.$C$2] ))" office:value-type="string" office:string-value="C0F07">
            <text:p>C0F07</text:p>
          </table:table-cell>
          <table:table-cell table:formula="of:=DEC2HEX(HEX2DEC([.D63] )-HEX2DEC([.$C$2] ))" office:value-type="string" office:string-value="47D60C0">
            <text:p>47D60C0</text:p>
          </table:table-cell>
        </table:table-row>
        <table:table-row table:style-name="ro1">
          <table:table-cell office:value-type="string">
            <text:p>004c044e</text:p>
          </table:table-cell>
          <table:table-cell office:value-type="string">
            <text:p>004c0431</text:p>
          </table:table-cell>
          <table:table-cell office:value-type="string">
            <text:p>004c8238</text:p>
          </table:table-cell>
          <table:table-cell office:value-type="string">
            <text:p>004b8dfa0</text:p>
          </table:table-cell>
          <table:table-cell office:value-type="string">
            <text:p>Monsters\Magma\Magma%c.CL2</text:p>
          </table:table-cell>
          <table:table-cell table:formula="of:=DEC2HEX(HEX2DEC([.B64] )-HEX2DEC([.$C$2] ))" office:value-type="string" office:string-value="BEE31">
            <text:p>BEE31</text:p>
          </table:table-cell>
          <table:table-cell table:formula="of:=DEC2HEX(HEX2DEC([.C64] )-HEX2DEC([.$C$2] ))" office:value-type="string" office:string-value="C6C38">
            <text:p>C6C38</text:p>
          </table:table-cell>
          <table:table-cell table:formula="of:=DEC2HEX(HEX2DEC([.D64] )-HEX2DEC([.$C$2] ))" office:value-type="string" office:string-value="478C9A0">
            <text:p>478C9A0</text:p>
          </table:table-cell>
        </table:table-row>
        <table:table-row table:style-name="ro1">
          <table:table-cell office:value-type="string">
            <text:p>004c044e</text:p>
          </table:table-cell>
          <table:table-cell office:value-type="string">
            <text:p>004c0431</text:p>
          </table:table-cell>
          <table:table-cell office:value-type="string">
            <text:p>004bea8b</text:p>
          </table:table-cell>
          <table:table-cell office:value-type="string">
            <text:p>0049cc570</text:p>
          </table:table-cell>
          <table:table-cell office:value-type="string">
            <text:p>Monsters\Magma\Magma%c.CL2</text:p>
          </table:table-cell>
          <table:table-cell table:formula="of:=DEC2HEX(HEX2DEC([.B65] )-HEX2DEC([.$C$2] ))" office:value-type="string" office:string-value="BEE31">
            <text:p>BEE31</text:p>
          </table:table-cell>
          <table:table-cell table:formula="of:=DEC2HEX(HEX2DEC([.C65] )-HEX2DEC([.$C$2] ))" office:value-type="string" office:string-value="BD48B">
            <text:p>BD48B</text:p>
          </table:table-cell>
          <table:table-cell table:formula="of:=DEC2HEX(HEX2DEC([.D65] )-HEX2DEC([.$C$2] ))" office:value-type="string" office:string-value="45CAF70">
            <text:p>45CAF70</text:p>
          </table:table-cell>
        </table:table-row>
        <table:table-row table:style-name="ro1">
          <table:table-cell office:value-type="string">
            <text:p>004c044e</text:p>
          </table:table-cell>
          <table:table-cell office:value-type="string">
            <text:p>004c0431</text:p>
          </table:table-cell>
          <table:table-cell office:value-type="string">
            <text:p>004be79d</text:p>
          </table:table-cell>
          <table:table-cell office:value-type="string">
            <text:p>004b338d0</text:p>
          </table:table-cell>
          <table:table-cell office:value-type="string">
            <text:p>Monsters\Magma\Magma%c.CL2</text:p>
          </table:table-cell>
          <table:table-cell table:formula="of:=DEC2HEX(HEX2DEC([.B66] )-HEX2DEC([.$C$2] ))" office:value-type="string" office:string-value="BEE31">
            <text:p>BEE31</text:p>
          </table:table-cell>
          <table:table-cell table:formula="of:=DEC2HEX(HEX2DEC([.C66] )-HEX2DEC([.$C$2] ))" office:value-type="string" office:string-value="BD19D">
            <text:p>BD19D</text:p>
          </table:table-cell>
          <table:table-cell table:formula="of:=DEC2HEX(HEX2DEC([.D66] )-HEX2DEC([.$C$2] ))" office:value-type="string" office:string-value="47322D0">
            <text:p>47322D0</text:p>
          </table:table-cell>
        </table:table-row>
        <table:table-row table:style-name="ro1">
          <table:table-cell office:value-type="string">
            <text:p>004c044e</text:p>
          </table:table-cell>
          <table:table-cell office:value-type="string">
            <text:p>004c0431</text:p>
          </table:table-cell>
          <table:table-cell office:value-type="string">
            <text:p>004c0417</text:p>
          </table:table-cell>
          <table:table-cell office:value-type="string">
            <text:p>004c040c0</text:p>
          </table:table-cell>
          <table:table-cell office:value-type="string">
            <text:p>Monsters\Magma\Magma%c.CL2</text:p>
          </table:table-cell>
          <table:table-cell table:formula="of:=DEC2HEX(HEX2DEC([.B67] )-HEX2DEC([.$C$2] ))" office:value-type="string" office:string-value="BEE31">
            <text:p>BEE31</text:p>
          </table:table-cell>
          <table:table-cell table:formula="of:=DEC2HEX(HEX2DEC([.C67] )-HEX2DEC([.$C$2] ))" office:value-type="string" office:string-value="BEE17">
            <text:p>BEE17</text:p>
          </table:table-cell>
          <table:table-cell table:formula="of:=DEC2HEX(HEX2DEC([.D67] )-HEX2DEC([.$C$2] ))" office:value-type="string" office:string-value="4802AC0">
            <text:p>4802AC0</text:p>
          </table:table-cell>
        </table:table-row>
        <table:table-row table:style-name="ro1">
          <table:table-cell office:value-type="string">
            <text:p>004c3042</text:p>
          </table:table-cell>
          <table:table-cell office:value-type="string">
            <text:p>004c3025</text:p>
          </table:table-cell>
          <table:table-cell office:value-type="string">
            <text:p>00a061e1</text:p>
          </table:table-cell>
          <table:table-cell office:value-type="string">
            <text:p>004b9d9b0</text:p>
          </table:table-cell>
          <table:table-cell office:value-type="string">
            <text:p>Monsters\SKing\SKing%c.CL2</text:p>
          </table:table-cell>
          <table:table-cell table:formula="of:=DEC2HEX(HEX2DEC([.B68] )-HEX2DEC([.$C$2] ))" office:value-type="string" office:string-value="C1A25">
            <text:p>C1A25</text:p>
          </table:table-cell>
          <table:table-cell table:formula="of:=DEC2HEX(HEX2DEC([.C68] )-HEX2DEC([.$C$2] ))" office:value-type="string" office:string-value="604BE1">
            <text:p>604BE1</text:p>
          </table:table-cell>
          <table:table-cell table:formula="of:=DEC2HEX(HEX2DEC([.D68] )-HEX2DEC([.$C$2] ))" office:value-type="string" office:string-value="479C3B0">
            <text:p>479C3B0</text:p>
          </table:table-cell>
        </table:table-row>
        <table:table-row table:style-name="ro1">
          <table:table-cell office:value-type="string">
            <text:p>004c03f1</text:p>
          </table:table-cell>
          <table:table-cell office:value-type="string">
            <text:p>004c03d4</text:p>
          </table:table-cell>
          <table:table-cell office:value-type="string">
            <text:p>004c661e</text:p>
          </table:table-cell>
          <table:table-cell office:value-type="string">
            <text:p>004bd0c10</text:p>
          </table:table-cell>
          <table:table-cell office:value-type="string">
            <text:p>Monsters\Rhino\Rhino%c.CL2</text:p>
          </table:table-cell>
          <table:table-cell table:formula="of:=DEC2HEX(HEX2DEC([.B69] )-HEX2DEC([.$C$2] ))" office:value-type="string" office:string-value="BEDD4">
            <text:p>BEDD4</text:p>
          </table:table-cell>
          <table:table-cell table:formula="of:=DEC2HEX(HEX2DEC([.C69] )-HEX2DEC([.$C$2] ))" office:value-type="string" office:string-value="C501E">
            <text:p>C501E</text:p>
          </table:table-cell>
          <table:table-cell table:formula="of:=DEC2HEX(HEX2DEC([.D69] )-HEX2DEC([.$C$2] ))" office:value-type="string" office:string-value="47CF610">
            <text:p>47CF610</text:p>
          </table:table-cell>
        </table:table-row>
        <table:table-row table:style-name="ro1">
          <table:table-cell office:value-type="string">
            <text:p>004c03f1</text:p>
          </table:table-cell>
          <table:table-cell office:value-type="string">
            <text:p>004c03d4</text:p>
          </table:table-cell>
          <table:table-cell office:value-type="string">
            <text:p>004c819f</text:p>
          </table:table-cell>
          <table:table-cell office:value-type="string">
            <text:p>004bd75f0</text:p>
          </table:table-cell>
          <table:table-cell office:value-type="string">
            <text:p>Monsters\Rhino\Rhino%c.CL2</text:p>
          </table:table-cell>
          <table:table-cell table:formula="of:=DEC2HEX(HEX2DEC([.B70] )-HEX2DEC([.$C$2] ))" office:value-type="string" office:string-value="BEDD4">
            <text:p>BEDD4</text:p>
          </table:table-cell>
          <table:table-cell table:formula="of:=DEC2HEX(HEX2DEC([.C70] )-HEX2DEC([.$C$2] ))" office:value-type="string" office:string-value="C6B9F">
            <text:p>C6B9F</text:p>
          </table:table-cell>
          <table:table-cell table:formula="of:=DEC2HEX(HEX2DEC([.D70] )-HEX2DEC([.$C$2] ))" office:value-type="string" office:string-value="47D5FF0">
            <text:p>47D5FF0</text:p>
          </table:table-cell>
        </table:table-row>
        <table:table-row table:style-name="ro1">
          <table:table-cell office:value-type="string">
            <text:p>004c03f1</text:p>
          </table:table-cell>
          <table:table-cell office:value-type="string">
            <text:p>004c03d4</text:p>
          </table:table-cell>
          <table:table-cell office:value-type="string">
            <text:p>004c02ce</text:p>
          </table:table-cell>
          <table:table-cell office:value-type="string">
            <text:p>004be8b80</text:p>
          </table:table-cell>
          <table:table-cell office:value-type="string">
            <text:p>Monsters\Rhino\Rhino%c.CL2</text:p>
          </table:table-cell>
          <table:table-cell table:formula="of:=DEC2HEX(HEX2DEC([.B71] )-HEX2DEC([.$C$2] ))" office:value-type="string" office:string-value="BEDD4">
            <text:p>BEDD4</text:p>
          </table:table-cell>
          <table:table-cell table:formula="of:=DEC2HEX(HEX2DEC([.C71] )-HEX2DEC([.$C$2] ))" office:value-type="string" office:string-value="BECCE">
            <text:p>BECCE</text:p>
          </table:table-cell>
          <table:table-cell table:formula="of:=DEC2HEX(HEX2DEC([.D71] )-HEX2DEC([.$C$2] ))" office:value-type="string" office:string-value="47E7580">
            <text:p>47E7580</text:p>
          </table:table-cell>
        </table:table-row>
        <table:table-row table:style-name="ro1">
          <table:table-cell office:value-type="string">
            <text:p>004bedf5</text:p>
          </table:table-cell>
          <table:table-cell office:value-type="string">
            <text:p>004bedd8</text:p>
          </table:table-cell>
          <table:table-cell office:value-type="string">
            <text:p>004bd962</text:p>
          </table:table-cell>
          <table:table-cell office:value-type="string">
            <text:p>004c028a0</text:p>
          </table:table-cell>
          <table:table-cell office:value-type="string">
            <text:p>Monsters\Snake\Snake%c.CL2</text:p>
          </table:table-cell>
          <table:table-cell table:formula="of:=DEC2HEX(HEX2DEC([.B72] )-HEX2DEC([.$C$2] ))" office:value-type="string" office:string-value="BD7D8">
            <text:p>BD7D8</text:p>
          </table:table-cell>
          <table:table-cell table:formula="of:=DEC2HEX(HEX2DEC([.C72] )-HEX2DEC([.$C$2] ))" office:value-type="string" office:string-value="BC362">
            <text:p>BC362</text:p>
          </table:table-cell>
          <table:table-cell table:formula="of:=DEC2HEX(HEX2DEC([.D72] )-HEX2DEC([.$C$2] ))" office:value-type="string" office:string-value="48012A0">
            <text:p>48012A0</text:p>
          </table:table-cell>
        </table:table-row>
        <table:table-row table:style-name="ro1">
          <table:table-cell office:value-type="string">
            <text:p>004c009b</text:p>
          </table:table-cell>
          <table:table-cell office:value-type="string">
            <text:p>004c007b</text:p>
          </table:table-cell>
          <table:table-cell office:value-type="string">
            <text:p>004c0051</text:p>
          </table:table-cell>
          <table:table-cell office:value-type="string">
            <text:p>004c24c70</text:p>
          </table:table-cell>
          <table:table-cell office:value-type="string">
            <text:p>Monsters\Gargoyle\Gargo%c.CL2</text:p>
          </table:table-cell>
          <table:table-cell table:formula="of:=DEC2HEX(HEX2DEC([.B73] )-HEX2DEC([.$C$2] ))" office:value-type="string" office:string-value="BEA7B">
            <text:p>BEA7B</text:p>
          </table:table-cell>
          <table:table-cell table:formula="of:=DEC2HEX(HEX2DEC([.C73] )-HEX2DEC([.$C$2] ))" office:value-type="string" office:string-value="BEA51">
            <text:p>BEA51</text:p>
          </table:table-cell>
          <table:table-cell table:formula="of:=DEC2HEX(HEX2DEC([.D73] )-HEX2DEC([.$C$2] ))" office:value-type="string" office:string-value="4823670">
            <text:p>4823670</text:p>
          </table:table-cell>
        </table:table-row>
        <table:table-row table:style-name="ro1">
          <table:table-cell office:value-type="string">
            <text:p>004c02b0</text:p>
          </table:table-cell>
          <table:table-cell office:value-type="string">
            <text:p>004b9e26</text:p>
          </table:table-cell>
          <table:table-cell office:value-type="string">
            <text:p>004b3430</text:p>
          </table:table-cell>
          <table:table-cell office:value-type="string">
            <text:p>004c02660</text:p>
          </table:table-cell>
          <table:table-cell office:value-type="string">
            <text:p>Monsters\Demskel\Demskl%c.CL2</text:p>
          </table:table-cell>
          <table:table-cell table:formula="of:=DEC2HEX(HEX2DEC([.B74] )-HEX2DEC([.$C$2] ))" office:value-type="string" office:string-value="B8826">
            <text:p>B8826</text:p>
          </table:table-cell>
          <table:table-cell table:formula="of:=DEC2HEX(HEX2DEC([.C74] )-HEX2DEC([.$C$2] ))" office:value-type="string" office:string-value="B1E30">
            <text:p>B1E30</text:p>
          </table:table-cell>
          <table:table-cell table:formula="of:=DEC2HEX(HEX2DEC([.D74] )-HEX2DEC([.$C$2] ))" office:value-type="string" office:string-value="4801060">
            <text:p>4801060</text:p>
          </table:table-cell>
        </table:table-row>
        <table:table-row table:style-name="ro1">
          <table:table-cell office:value-type="string">
            <text:p>004c0270</text:p>
          </table:table-cell>
          <table:table-cell office:value-type="string">
            <text:p>004c0295</text:p>
          </table:table-cell>
          <table:table-cell office:value-type="string">
            <text:p>004be81e</text:p>
          </table:table-cell>
          <table:table-cell office:value-type="string">
            <text:p>004c02590</text:p>
          </table:table-cell>
          <table:table-cell office:value-type="string">
            <text:p>Monsters\Thin\Thin%c.CL2</text:p>
          </table:table-cell>
          <table:table-cell table:formula="of:=DEC2HEX(HEX2DEC([.B75] )-HEX2DEC([.$C$2] ))" office:value-type="string" office:string-value="BEC95">
            <text:p>BEC95</text:p>
          </table:table-cell>
          <table:table-cell table:formula="of:=DEC2HEX(HEX2DEC([.C75] )-HEX2DEC([.$C$2] ))" office:value-type="string" office:string-value="BD21E">
            <text:p>BD21E</text:p>
          </table:table-cell>
          <table:table-cell table:formula="of:=DEC2HEX(HEX2DEC([.D75] )-HEX2DEC([.$C$2] ))" office:value-type="string" office:string-value="4800F90">
            <text:p>4800F90</text:p>
          </table:table-cell>
        </table:table-row>
        <table:table-row table:style-name="ro1">
          <table:table-cell office:value-type="string">
            <text:p>004c02b0</text:p>
          </table:table-cell>
          <table:table-cell office:value-type="string">
            <text:p>004b9e26</text:p>
          </table:table-cell>
          <table:table-cell office:value-type="string">
            <text:p>004c251f</text:p>
          </table:table-cell>
          <table:table-cell office:value-type="string">
            <text:p>004bed760</text:p>
          </table:table-cell>
          <table:table-cell office:value-type="string">
            <text:p>Monsters\Demskel\Demskl%c.CL2</text:p>
          </table:table-cell>
          <table:table-cell table:formula="of:=DEC2HEX(HEX2DEC([.B76] )-HEX2DEC([.$C$2] ))" office:value-type="string" office:string-value="B8826">
            <text:p>B8826</text:p>
          </table:table-cell>
          <table:table-cell table:formula="of:=DEC2HEX(HEX2DEC([.C76] )-HEX2DEC([.$C$2] ))" office:value-type="string" office:string-value="C0F1F">
            <text:p>C0F1F</text:p>
          </table:table-cell>
          <table:table-cell table:formula="of:=DEC2HEX(HEX2DEC([.D76] )-HEX2DEC([.$C$2] ))" office:value-type="string" office:string-value="47EC160">
            <text:p>47EC160</text:p>
          </table:table-cell>
        </table:table-row>
        <table:table-row table:style-name="ro1">
          <table:table-cell office:value-type="string">
            <text:p>004c02b0</text:p>
          </table:table-cell>
          <table:table-cell office:value-type="string">
            <text:p>004b9e26</text:p>
          </table:table-cell>
          <table:table-cell office:value-type="string">
            <text:p>004b8f8c</text:p>
          </table:table-cell>
          <table:table-cell office:value-type="string">
            <text:p>004b9db40</text:p>
          </table:table-cell>
          <table:table-cell office:value-type="string">
            <text:p>Monsters\Demskel\Demskl%c.CL2</text:p>
          </table:table-cell>
          <table:table-cell table:formula="of:=DEC2HEX(HEX2DEC([.B77] )-HEX2DEC([.$C$2] ))" office:value-type="string" office:string-value="B8826">
            <text:p>B8826</text:p>
          </table:table-cell>
          <table:table-cell table:formula="of:=DEC2HEX(HEX2DEC([.C77] )-HEX2DEC([.$C$2] ))" office:value-type="string" office:string-value="B798C">
            <text:p>B798C</text:p>
          </table:table-cell>
          <table:table-cell table:formula="of:=DEC2HEX(HEX2DEC([.D77] )-HEX2DEC([.$C$2] ))" office:value-type="string" office:string-value="479C540">
            <text:p>479C540</text:p>
          </table:table-cell>
        </table:table-row>
        <table:table-row table:style-name="ro1">
          <table:table-cell office:value-type="string">
            <text:p>004bd8b0</text:p>
          </table:table-cell>
          <table:table-cell office:value-type="string">
            <text:p>004bd891</text:p>
          </table:table-cell>
          <table:table-cell office:value-type="string">
            <text:p>004c4392</text:p>
          </table:table-cell>
          <table:table-cell office:value-type="string">
            <text:p>004ba2070</text:p>
          </table:table-cell>
          <table:table-cell office:value-type="string">
            <text:p>Monsters\HorkD\HorkD%c.CL2</text:p>
          </table:table-cell>
          <table:table-cell table:formula="of:=DEC2HEX(HEX2DEC([.B78] )-HEX2DEC([.$C$2] ))" office:value-type="string" office:string-value="BC291">
            <text:p>BC291</text:p>
          </table:table-cell>
          <table:table-cell table:formula="of:=DEC2HEX(HEX2DEC([.C78] )-HEX2DEC([.$C$2] ))" office:value-type="string" office:string-value="C2D92">
            <text:p>C2D92</text:p>
          </table:table-cell>
          <table:table-cell table:formula="of:=DEC2HEX(HEX2DEC([.D78] )-HEX2DEC([.$C$2] ))" office:value-type="string" office:string-value="47A0A70">
            <text:p>47A0A70</text:p>
          </table:table-cell>
        </table:table-row>
        <table:table-row table:style-name="ro1">
          <table:table-cell office:value-type="string">
            <text:p>004bd8b0</text:p>
          </table:table-cell>
          <table:table-cell office:value-type="string">
            <text:p>004bd891</text:p>
          </table:table-cell>
          <table:table-cell office:value-type="string">
            <text:p>004c0469</text:p>
          </table:table-cell>
          <table:table-cell office:value-type="string">
            <text:p>004bd8f90</text:p>
          </table:table-cell>
          <table:table-cell office:value-type="string">
            <text:p>Monsters\HorkD\HorkD%c.CL2</text:p>
          </table:table-cell>
          <table:table-cell table:formula="of:=DEC2HEX(HEX2DEC([.B79] )-HEX2DEC([.$C$2] ))" office:value-type="string" office:string-value="BC291">
            <text:p>BC291</text:p>
          </table:table-cell>
          <table:table-cell table:formula="of:=DEC2HEX(HEX2DEC([.C79] )-HEX2DEC([.$C$2] ))" office:value-type="string" office:string-value="BEE69">
            <text:p>BEE69</text:p>
          </table:table-cell>
          <table:table-cell table:formula="of:=DEC2HEX(HEX2DEC([.D79] )-HEX2DEC([.$C$2] ))" office:value-type="string" office:string-value="47D7990">
            <text:p>47D7990</text:p>
          </table:table-cell>
        </table:table-row>
        <table:table-row table:style-name="ro1">
          <table:table-cell office:value-type="string">
            <text:p>004c0270</text:p>
          </table:table-cell>
          <table:table-cell office:value-type="string">
            <text:p>004c0295</text:p>
          </table:table-cell>
          <table:table-cell office:value-type="string">
            <text:p>00a061c1</text:p>
          </table:table-cell>
          <table:table-cell office:value-type="string">
            <text:p>004c02030</text:p>
          </table:table-cell>
          <table:table-cell office:value-type="string">
            <text:p>Monsters\Thin\Thin%c.CL2</text:p>
          </table:table-cell>
          <table:table-cell table:formula="of:=DEC2HEX(HEX2DEC([.B80] )-HEX2DEC([.$C$2] ))" office:value-type="string" office:string-value="BEC95">
            <text:p>BEC95</text:p>
          </table:table-cell>
          <table:table-cell table:formula="of:=DEC2HEX(HEX2DEC([.C80] )-HEX2DEC([.$C$2] ))" office:value-type="string" office:string-value="604BC1">
            <text:p>604BC1</text:p>
          </table:table-cell>
          <table:table-cell table:formula="of:=DEC2HEX(HEX2DEC([.D80] )-HEX2DEC([.$C$2] ))" office:value-type="string" office:string-value="4800A30">
            <text:p>4800A30</text:p>
          </table:table-cell>
        </table:table-row>
        <table:table-row table:style-name="ro1">
          <table:table-cell office:value-type="string">
            <text:p>004c0270</text:p>
          </table:table-cell>
          <table:table-cell office:value-type="string">
            <text:p>004c0295</text:p>
          </table:table-cell>
          <table:table-cell office:value-type="string">
            <text:p>00a061b1</text:p>
          </table:table-cell>
          <table:table-cell office:value-type="string">
            <text:p>004c01f70</text:p>
          </table:table-cell>
          <table:table-cell office:value-type="string">
            <text:p>Monsters\Thin\Thin%c.CL2</text:p>
          </table:table-cell>
          <table:table-cell table:formula="of:=DEC2HEX(HEX2DEC([.B81] )-HEX2DEC([.$C$2] ))" office:value-type="string" office:string-value="BEC95">
            <text:p>BEC95</text:p>
          </table:table-cell>
          <table:table-cell table:formula="of:=DEC2HEX(HEX2DEC([.C81] )-HEX2DEC([.$C$2] ))" office:value-type="string" office:string-value="604BB1">
            <text:p>604BB1</text:p>
          </table:table-cell>
          <table:table-cell table:formula="of:=DEC2HEX(HEX2DEC([.D81] )-HEX2DEC([.$C$2] ))" office:value-type="string" office:string-value="4800970">
            <text:p>4800970</text:p>
          </table:table-cell>
        </table:table-row>
        <table:table-row table:style-name="ro1">
          <table:table-cell office:value-type="string">
            <text:p>004c0270</text:p>
          </table:table-cell>
          <table:table-cell office:value-type="string">
            <text:p>004c0295</text:p>
          </table:table-cell>
          <table:table-cell office:value-type="string">
            <text:p>00a061a1</text:p>
          </table:table-cell>
          <table:table-cell office:value-type="string">
            <text:p>004bd37c0</text:p>
          </table:table-cell>
          <table:table-cell office:value-type="string">
            <text:p>Monsters\Thin\Thin%c.CL2</text:p>
          </table:table-cell>
          <table:table-cell table:formula="of:=DEC2HEX(HEX2DEC([.B82] )-HEX2DEC([.$C$2] ))" office:value-type="string" office:string-value="BEC95">
            <text:p>BEC95</text:p>
          </table:table-cell>
          <table:table-cell table:formula="of:=DEC2HEX(HEX2DEC([.C82] )-HEX2DEC([.$C$2] ))" office:value-type="string" office:string-value="604BA1">
            <text:p>604BA1</text:p>
          </table:table-cell>
          <table:table-cell table:formula="of:=DEC2HEX(HEX2DEC([.D82] )-HEX2DEC([.$C$2] ))" office:value-type="string" office:string-value="47D21C0">
            <text:p>47D21C0</text:p>
          </table:table-cell>
        </table:table-row>
        <table:table-row table:style-name="ro1">
          <table:table-cell office:value-type="string">
            <text:p>004c0270</text:p>
          </table:table-cell>
          <table:table-cell office:value-type="string">
            <text:p>004c0295</text:p>
          </table:table-cell>
          <table:table-cell office:value-type="string">
            <text:p>004c01bd</text:p>
          </table:table-cell>
          <table:table-cell office:value-type="string">
            <text:p>004c01b10</text:p>
          </table:table-cell>
          <table:table-cell office:value-type="string">
            <text:p>Monsters\Thin\Thin%c.CL2</text:p>
          </table:table-cell>
          <table:table-cell table:formula="of:=DEC2HEX(HEX2DEC([.B83] )-HEX2DEC([.$C$2] ))" office:value-type="string" office:string-value="BEC95">
            <text:p>BEC95</text:p>
          </table:table-cell>
          <table:table-cell table:formula="of:=DEC2HEX(HEX2DEC([.C83] )-HEX2DEC([.$C$2] ))" office:value-type="string" office:string-value="BEBBD">
            <text:p>BEBBD</text:p>
          </table:table-cell>
          <table:table-cell table:formula="of:=DEC2HEX(HEX2DEC([.D83] )-HEX2DEC([.$C$2] ))" office:value-type="string" office:string-value="4800510">
            <text:p>4800510</text:p>
          </table:table-cell>
        </table:table-row>
        <table:table-row table:style-name="ro1">
          <table:table-cell office:value-type="string">
            <text:p>004c0186</text:p>
          </table:table-cell>
          <table:table-cell office:value-type="string">
            <text:p>004c015b</text:p>
          </table:table-cell>
          <table:table-cell office:value-type="string">
            <text:p>004c0151</text:p>
          </table:table-cell>
          <table:table-cell office:value-type="string">
            <text:p>004b34560</text:p>
          </table:table-cell>
          <table:table-cell office:value-type="string">
            <text:p>Monsters\BigFall\Fallg%c.CL2</text:p>
          </table:table-cell>
          <table:table-cell table:formula="of:=DEC2HEX(HEX2DEC([.B84] )-HEX2DEC([.$C$2] ))" office:value-type="string" office:string-value="BEB5B">
            <text:p>BEB5B</text:p>
          </table:table-cell>
          <table:table-cell table:formula="of:=DEC2HEX(HEX2DEC([.C84] )-HEX2DEC([.$C$2] ))" office:value-type="string" office:string-value="BEB51">
            <text:p>BEB51</text:p>
          </table:table-cell>
          <table:table-cell table:formula="of:=DEC2HEX(HEX2DEC([.D84] )-HEX2DEC([.$C$2] ))" office:value-type="string" office:string-value="4732F60">
            <text:p>4732F60</text:p>
          </table:table-cell>
        </table:table-row>
        <table:table-row table:style-name="ro1">
          <table:table-cell office:value-type="string">
            <text:p>004c009b</text:p>
          </table:table-cell>
          <table:table-cell office:value-type="string">
            <text:p>004c007b</text:p>
          </table:table-cell>
          <table:table-cell office:value-type="string">
            <text:p>004c0051</text:p>
          </table:table-cell>
          <table:table-cell office:value-type="string">
            <text:p>004c006e0</text:p>
          </table:table-cell>
          <table:table-cell office:value-type="string">
            <text:p>Monsters\Gargoyle\Gargo%c.CL2</text:p>
          </table:table-cell>
          <table:table-cell table:formula="of:=DEC2HEX(HEX2DEC([.B85] )-HEX2DEC([.$C$2] ))" office:value-type="string" office:string-value="BEA7B">
            <text:p>BEA7B</text:p>
          </table:table-cell>
          <table:table-cell table:formula="of:=DEC2HEX(HEX2DEC([.C85] )-HEX2DEC([.$C$2] ))" office:value-type="string" office:string-value="BEA51">
            <text:p>BEA51</text:p>
          </table:table-cell>
          <table:table-cell table:formula="of:=DEC2HEX(HEX2DEC([.D85] )-HEX2DEC([.$C$2] ))" office:value-type="string" office:string-value="47FF0E0">
            <text:p>47FF0E0</text:p>
          </table:table-cell>
        </table:table-row>
        <table:table-row table:style-name="ro1">
          <table:table-cell office:value-type="string">
            <text:p>004c009b</text:p>
          </table:table-cell>
          <table:table-cell office:value-type="string">
            <text:p>004c007b</text:p>
          </table:table-cell>
          <table:table-cell office:value-type="string">
            <text:p>004c38a8</text:p>
          </table:table-cell>
          <table:table-cell office:value-type="string">
            <text:p>004b8d440</text:p>
          </table:table-cell>
          <table:table-cell office:value-type="string">
            <text:p>Monsters\Gargoyle\Gargo%c.CL2</text:p>
          </table:table-cell>
          <table:table-cell table:formula="of:=DEC2HEX(HEX2DEC([.B86] )-HEX2DEC([.$C$2] ))" office:value-type="string" office:string-value="BEA7B">
            <text:p>BEA7B</text:p>
          </table:table-cell>
          <table:table-cell table:formula="of:=DEC2HEX(HEX2DEC([.C86] )-HEX2DEC([.$C$2] ))" office:value-type="string" office:string-value="C22A8">
            <text:p>C22A8</text:p>
          </table:table-cell>
          <table:table-cell table:formula="of:=DEC2HEX(HEX2DEC([.D86] )-HEX2DEC([.$C$2] ))" office:value-type="string" office:string-value="478BE40">
            <text:p>478BE40</text:p>
          </table:table-cell>
        </table:table-row>
        <table:table-row table:style-name="ro1">
          <table:table-cell office:value-type="string">
            <text:p>004bd9d0</text:p>
          </table:table-cell>
          <table:table-cell office:value-type="string">
            <text:p>004bd99d</text:p>
          </table:table-cell>
          <table:table-cell office:value-type="string">
            <text:p>004c2535</text:p>
          </table:table-cell>
          <table:table-cell office:value-type="string">
            <text:p>004c00470</text:p>
          </table:table-cell>
          <table:table-cell office:value-type="string">
            <text:p>Monsters\Clasp\Clasp%c.CL2</text:p>
          </table:table-cell>
          <table:table-cell table:formula="of:=DEC2HEX(HEX2DEC([.B87] )-HEX2DEC([.$C$2] ))" office:value-type="string" office:string-value="BC39D">
            <text:p>BC39D</text:p>
          </table:table-cell>
          <table:table-cell table:formula="of:=DEC2HEX(HEX2DEC([.C87] )-HEX2DEC([.$C$2] ))" office:value-type="string" office:string-value="C0F35">
            <text:p>C0F35</text:p>
          </table:table-cell>
          <table:table-cell table:formula="of:=DEC2HEX(HEX2DEC([.D87] )-HEX2DEC([.$C$2] ))" office:value-type="string" office:string-value="47FEE70">
            <text:p>47FEE70</text:p>
          </table:table-cell>
        </table:table-row>
        <table:table-row table:style-name="ro1">
          <table:table-cell office:value-type="string">
            <text:p>004c009b</text:p>
          </table:table-cell>
          <table:table-cell office:value-type="string">
            <text:p>004c007b</text:p>
          </table:table-cell>
          <table:table-cell office:value-type="string">
            <text:p>004c0051</text:p>
          </table:table-cell>
          <table:table-cell office:value-type="string">
            <text:p>004c003c0</text:p>
          </table:table-cell>
          <table:table-cell office:value-type="string">
            <text:p>Monsters\Gargoyle\Gargo%c.CL2</text:p>
          </table:table-cell>
          <table:table-cell table:formula="of:=DEC2HEX(HEX2DEC([.B88] )-HEX2DEC([.$C$2] ))" office:value-type="string" office:string-value="BEA7B">
            <text:p>BEA7B</text:p>
          </table:table-cell>
          <table:table-cell table:formula="of:=DEC2HEX(HEX2DEC([.C88] )-HEX2DEC([.$C$2] ))" office:value-type="string" office:string-value="BEA51">
            <text:p>BEA51</text:p>
          </table:table-cell>
          <table:table-cell table:formula="of:=DEC2HEX(HEX2DEC([.D88] )-HEX2DEC([.$C$2] ))" office:value-type="string" office:string-value="47FEDC0">
            <text:p>47FEDC0</text:p>
          </table:table-cell>
        </table:table-row>
        <table:table-row table:style-name="ro1">
          <table:table-cell office:value-type="string">
            <text:p>004bfff4</text:p>
          </table:table-cell>
          <table:table-cell office:value-type="string">
            <text:p>004c2490</text:p>
          </table:table-cell>
          <table:table-cell office:value-type="string">
            <text:p>004bffb0</text:p>
          </table:table-cell>
          <table:table-cell office:value-type="string">
            <text:p>004be7910</text:p>
          </table:table-cell>
          <table:table-cell office:value-type="string">
            <text:p>Monsters\Mega\Mega%c.CL2</text:p>
          </table:table-cell>
          <table:table-cell table:formula="of:=DEC2HEX(HEX2DEC([.B89] )-HEX2DEC([.$C$2] ))" office:value-type="string" office:string-value="C0E90">
            <text:p>C0E90</text:p>
          </table:table-cell>
          <table:table-cell table:formula="of:=DEC2HEX(HEX2DEC([.C89] )-HEX2DEC([.$C$2] ))" office:value-type="string" office:string-value="BE9B0">
            <text:p>BE9B0</text:p>
          </table:table-cell>
          <table:table-cell table:formula="of:=DEC2HEX(HEX2DEC([.D89] )-HEX2DEC([.$C$2] ))" office:value-type="string" office:string-value="47E6310">
            <text:p>47E6310</text:p>
          </table:table-cell>
        </table:table-row>
        <table:table-row table:style-name="ro1">
          <table:table-cell office:value-type="string">
            <text:p>004bfff4</text:p>
          </table:table-cell>
          <table:table-cell office:value-type="string">
            <text:p>004bffd9</text:p>
          </table:table-cell>
          <table:table-cell office:value-type="string">
            <text:p>004bea4f</text:p>
          </table:table-cell>
          <table:table-cell office:value-type="string">
            <text:p>004b9aed0</text:p>
          </table:table-cell>
          <table:table-cell office:value-type="string">
            <text:p>Monsters\Mega\Mega%c.CL2</text:p>
          </table:table-cell>
          <table:table-cell table:formula="of:=DEC2HEX(HEX2DEC([.B90] )-HEX2DEC([.$C$2] ))" office:value-type="string" office:string-value="BE9D9">
            <text:p>BE9D9</text:p>
          </table:table-cell>
          <table:table-cell table:formula="of:=DEC2HEX(HEX2DEC([.C90] )-HEX2DEC([.$C$2] ))" office:value-type="string" office:string-value="BD44F">
            <text:p>BD44F</text:p>
          </table:table-cell>
          <table:table-cell table:formula="of:=DEC2HEX(HEX2DEC([.D90] )-HEX2DEC([.$C$2] ))" office:value-type="string" office:string-value="47998D0">
            <text:p>47998D0</text:p>
          </table:table-cell>
        </table:table-row>
        <table:table-row table:style-name="ro1">
          <table:table-cell office:value-type="string">
            <text:p>004bd1e5</text:p>
          </table:table-cell>
          <table:table-cell office:value-type="string">
            <text:p>004bd1aa</text:p>
          </table:table-cell>
          <table:table-cell office:value-type="string">
            <text:p>004c222a</text:p>
          </table:table-cell>
          <table:table-cell office:value-type="string">
            <text:p>004c02230</text:p>
          </table:table-cell>
          <table:table-cell table:formula="of:=DEC2HEX(HEX2DEC([.A91] )-HEX2DEC([.$C$2] ))" office:value-type="string" office:string-value="BBBE5">
            <text:p>BBBE5</text:p>
          </table:table-cell>
          <table:table-cell table:formula="of:=DEC2HEX(HEX2DEC([.B91] )-HEX2DEC([.$C$2] ))" office:value-type="string" office:string-value="BBBAA">
            <text:p>BBBAA</text:p>
          </table:table-cell>
          <table:table-cell table:formula="of:=DEC2HEX(HEX2DEC([.C91] )-HEX2DEC([.$C$2] ))" office:value-type="string" office:string-value="C0C2A">
            <text:p>C0C2A</text:p>
          </table:table-cell>
          <table:table-cell table:formula="of:=DEC2HEX(HEX2DEC([.D91] )-HEX2DEC([.$C$2] ))" office:value-type="string" office:string-value="4800C30">
            <text:p>4800C30</text:p>
          </table:table-cell>
        </table:table-row>
        <table:table-row table:style-name="ro1">
          <table:table-cell office:value-type="string">
            <text:p>004bfff4</text:p>
          </table:table-cell>
          <table:table-cell office:value-type="string">
            <text:p>004bffd9</text:p>
          </table:table-cell>
          <table:table-cell office:value-type="string">
            <text:p>004c63fd</text:p>
          </table:table-cell>
          <table:table-cell office:value-type="string">
            <text:p>004bee7d0</text:p>
          </table:table-cell>
          <table:table-cell office:value-type="string">
            <text:p>Monsters\Mega\Mega%c.CL2</text:p>
          </table:table-cell>
          <table:table-cell table:formula="of:=DEC2HEX(HEX2DEC([.B92] )-HEX2DEC([.$C$2] ))" office:value-type="string" office:string-value="BE9D9">
            <text:p>BE9D9</text:p>
          </table:table-cell>
          <table:table-cell table:formula="of:=DEC2HEX(HEX2DEC([.C92] )-HEX2DEC([.$C$2] ))" office:value-type="string" office:string-value="C4DFD">
            <text:p>C4DFD</text:p>
          </table:table-cell>
          <table:table-cell table:formula="of:=DEC2HEX(HEX2DEC([.D92] )-HEX2DEC([.$C$2] ))" office:value-type="string" office:string-value="47ED1D0">
            <text:p>47ED1D0</text:p>
          </table:table-cell>
        </table:table-row>
        <table:table-row table:style-name="ro1">
          <table:table-cell office:value-type="string">
            <text:p>004bedf5</text:p>
          </table:table-cell>
          <table:table-cell office:value-type="string">
            <text:p>004bedd8</text:p>
          </table:table-cell>
          <table:table-cell office:value-type="string">
            <text:p>004c2376</text:p>
          </table:table-cell>
          <table:table-cell office:value-type="string">
            <text:p>004c236a0</text:p>
          </table:table-cell>
          <table:table-cell table:formula="of:=DEC2HEX(HEX2DEC([.A93] )-HEX2DEC([.$C$2] ))" office:value-type="string" office:string-value="BD7F5">
            <text:p>BD7F5</text:p>
          </table:table-cell>
          <table:table-cell table:formula="of:=DEC2HEX(HEX2DEC([.B93] )-HEX2DEC([.$C$2] ))" office:value-type="string" office:string-value="BD7D8">
            <text:p>BD7D8</text:p>
          </table:table-cell>
          <table:table-cell table:formula="of:=DEC2HEX(HEX2DEC([.C93] )-HEX2DEC([.$C$2] ))" office:value-type="string" office:string-value="C0D76">
            <text:p>C0D76</text:p>
          </table:table-cell>
          <table:table-cell table:formula="of:=DEC2HEX(HEX2DEC([.D93] )-HEX2DEC([.$C$2] ))" office:value-type="string" office:string-value="48220A0">
            <text:p>48220A0</text:p>
          </table:table-cell>
        </table:table-row>
        <table:table-row table:style-name="ro1">
          <table:table-cell office:value-type="string">
            <text:p>004bedf5</text:p>
          </table:table-cell>
          <table:table-cell office:value-type="string">
            <text:p>004bedd8</text:p>
          </table:table-cell>
          <table:table-cell office:value-type="string">
            <text:p>004bed92</text:p>
          </table:table-cell>
          <table:table-cell office:value-type="string">
            <text:p>004bedcd0</text:p>
          </table:table-cell>
          <table:table-cell table:formula="of:=DEC2HEX(HEX2DEC([.A94] )-HEX2DEC([.$C$2] ))" office:value-type="string" office:string-value="BD7F5">
            <text:p>BD7F5</text:p>
          </table:table-cell>
          <table:table-cell table:formula="of:=DEC2HEX(HEX2DEC([.B94] )-HEX2DEC([.$C$2] ))" office:value-type="string" office:string-value="BD7D8">
            <text:p>BD7D8</text:p>
          </table:table-cell>
          <table:table-cell table:formula="of:=DEC2HEX(HEX2DEC([.C94] )-HEX2DEC([.$C$2] ))" office:value-type="string" office:string-value="BD792">
            <text:p>BD792</text:p>
          </table:table-cell>
          <table:table-cell table:formula="of:=DEC2HEX(HEX2DEC([.D94] )-HEX2DEC([.$C$2] ))" office:value-type="string" office:string-value="47EC6D0">
            <text:p>47EC6D0</text:p>
          </table:table-cell>
        </table:table-row>
        <table:table-row table:style-name="ro1">
          <table:table-cell office:value-type="string">
            <text:p>004bedf5</text:p>
          </table:table-cell>
          <table:table-cell office:value-type="string">
            <text:p>004bedd8</text:p>
          </table:table-cell>
          <table:table-cell office:value-type="string">
            <text:p>004c240a</text:p>
          </table:table-cell>
          <table:table-cell office:value-type="string">
            <text:p>004c23fd0</text:p>
          </table:table-cell>
          <table:table-cell table:formula="of:=DEC2HEX(HEX2DEC([.A95] )-HEX2DEC([.$C$2] ))" office:value-type="string" office:string-value="BD7F5">
            <text:p>BD7F5</text:p>
          </table:table-cell>
          <table:table-cell table:formula="of:=DEC2HEX(HEX2DEC([.B95] )-HEX2DEC([.$C$2] ))" office:value-type="string" office:string-value="BD7D8">
            <text:p>BD7D8</text:p>
          </table:table-cell>
          <table:table-cell table:formula="of:=DEC2HEX(HEX2DEC([.C95] )-HEX2DEC([.$C$2] ))" office:value-type="string" office:string-value="C0E0A">
            <text:p>C0E0A</text:p>
          </table:table-cell>
          <table:table-cell table:formula="of:=DEC2HEX(HEX2DEC([.D95] )-HEX2DEC([.$C$2] ))" office:value-type="string" office:string-value="48229D0">
            <text:p>48229D0</text:p>
          </table:table-cell>
        </table:table-row>
        <table:table-row table:style-name="ro1">
          <table:table-cell office:value-type="string">
            <text:p>004c96d9</text:p>
          </table:table-cell>
          <table:table-cell office:value-type="string">
            <text:p>004c4442</text:p>
          </table:table-cell>
          <table:table-cell office:value-type="string">
            <text:p>004c42cc</text:p>
          </table:table-cell>
          <table:table-cell office:value-type="string">
            <text:p>004bed5d0</text:p>
          </table:table-cell>
          <table:table-cell table:formula="of:=DEC2HEX(HEX2DEC([.A96] )-HEX2DEC([.$C$2] ))" office:value-type="string" office:string-value="C80D9">
            <text:p>C80D9</text:p>
          </table:table-cell>
          <table:table-cell table:formula="of:=DEC2HEX(HEX2DEC([.B96] )-HEX2DEC([.$C$2] ))" office:value-type="string" office:string-value="C2E42">
            <text:p>C2E42</text:p>
          </table:table-cell>
          <table:table-cell table:formula="of:=DEC2HEX(HEX2DEC([.C96] )-HEX2DEC([.$C$2] ))" office:value-type="string" office:string-value="C2CCC">
            <text:p>C2CCC</text:p>
          </table:table-cell>
          <table:table-cell table:formula="of:=DEC2HEX(HEX2DEC([.D96] )-HEX2DEC([.$C$2] ))" office:value-type="string" office:string-value="47EBFD0">
            <text:p>47EBFD0</text:p>
          </table:table-cell>
        </table:table-row>
        <table:table-row table:style-name="ro1">
          <table:table-cell office:value-type="string">
            <text:p>004c2fdb</text:p>
          </table:table-cell>
          <table:table-cell office:value-type="string">
            <text:p>00a0445e</text:p>
          </table:table-cell>
          <table:table-cell office:value-type="string">
            <text:p>004c23da</text:p>
          </table:table-cell>
          <table:table-cell office:value-type="string">
            <text:p>004c24f10</text:p>
          </table:table-cell>
          <table:table-cell table:formula="of:=DEC2HEX(HEX2DEC([.A97] )-HEX2DEC([.$C$2] ))" office:value-type="string" office:string-value="C19DB">
            <text:p>C19DB</text:p>
          </table:table-cell>
          <table:table-cell table:formula="of:=DEC2HEX(HEX2DEC([.B97] )-HEX2DEC([.$C$2] ))" office:value-type="string" office:string-value="602E5E">
            <text:p>602E5E</text:p>
          </table:table-cell>
          <table:table-cell table:formula="of:=DEC2HEX(HEX2DEC([.C97] )-HEX2DEC([.$C$2] ))" office:value-type="string" office:string-value="C0DDA">
            <text:p>C0DDA</text:p>
          </table:table-cell>
          <table:table-cell table:formula="of:=DEC2HEX(HEX2DEC([.D97] )-HEX2DEC([.$C$2] ))" office:value-type="string" office:string-value="4823910">
            <text:p>4823910</text:p>
          </table:table-cell>
        </table:table-row>
        <table:table-row table:style-name="ro1">
          <table:table-cell office:value-type="string">
            <text:p>004c96d9</text:p>
          </table:table-cell>
          <table:table-cell office:value-type="string">
            <text:p>004c4442</text:p>
          </table:table-cell>
          <table:table-cell office:value-type="string">
            <text:p>004c246a</text:p>
          </table:table-cell>
          <table:table-cell office:value-type="string">
            <text:p>004c24810</text:p>
          </table:table-cell>
          <table:table-cell table:formula="of:=DEC2HEX(HEX2DEC([.A98] )-HEX2DEC([.$C$2] ))" office:value-type="string" office:string-value="C80D9">
            <text:p>C80D9</text:p>
          </table:table-cell>
          <table:table-cell table:formula="of:=DEC2HEX(HEX2DEC([.B98] )-HEX2DEC([.$C$2] ))" office:value-type="string" office:string-value="C2E42">
            <text:p>C2E42</text:p>
          </table:table-cell>
          <table:table-cell table:formula="of:=DEC2HEX(HEX2DEC([.C98] )-HEX2DEC([.$C$2] ))" office:value-type="string" office:string-value="C0E6A">
            <text:p>C0E6A</text:p>
          </table:table-cell>
          <table:table-cell table:formula="of:=DEC2HEX(HEX2DEC([.D98] )-HEX2DEC([.$C$2] ))" office:value-type="string" office:string-value="4823210">
            <text:p>4823210</text:p>
          </table:table-cell>
        </table:table-row>
        <table:table-row table:style-name="ro1">
          <table:table-cell office:value-type="string">
            <text:p>004bed2a</text:p>
          </table:table-cell>
          <table:table-cell office:value-type="string">
            <text:p>004becf8</text:p>
          </table:table-cell>
          <table:table-cell office:value-type="string">
            <text:p>004c0be7</text:p>
          </table:table-cell>
          <table:table-cell office:value-type="string">
            <text:p>004becaa0</text:p>
          </table:table-cell>
          <table:table-cell table:formula="of:=DEC2HEX(HEX2DEC([.A99] )-HEX2DEC([.$C$2] ))" office:value-type="string" office:string-value="BD72A">
            <text:p>BD72A</text:p>
          </table:table-cell>
          <table:table-cell table:formula="of:=DEC2HEX(HEX2DEC([.B99] )-HEX2DEC([.$C$2] ))" office:value-type="string" office:string-value="BD6F8">
            <text:p>BD6F8</text:p>
          </table:table-cell>
          <table:table-cell table:formula="of:=DEC2HEX(HEX2DEC([.C99] )-HEX2DEC([.$C$2] ))" office:value-type="string" office:string-value="BF5E7">
            <text:p>BF5E7</text:p>
          </table:table-cell>
          <table:table-cell table:formula="of:=DEC2HEX(HEX2DEC([.D99] )-HEX2DEC([.$C$2] ))" office:value-type="string" office:string-value="47EB4A0">
            <text:p>47EB4A0</text:p>
          </table:table-cell>
        </table:table-row>
        <table:table-row table:style-name="ro1">
          <table:table-cell office:value-type="string">
            <text:p>004bed2a</text:p>
          </table:table-cell>
          <table:table-cell office:value-type="string">
            <text:p>004becf8</text:p>
          </table:table-cell>
          <table:table-cell office:value-type="string">
            <text:p>004becc3</text:p>
          </table:table-cell>
          <table:table-cell office:value-type="string">
            <text:p>004bec520</text:p>
          </table:table-cell>
          <table:table-cell table:formula="of:=DEC2HEX(HEX2DEC([.A100] )-HEX2DEC([.$C$2] ))" office:value-type="string" office:string-value="BD72A">
            <text:p>BD72A</text:p>
          </table:table-cell>
          <table:table-cell table:formula="of:=DEC2HEX(HEX2DEC([.B100] )-HEX2DEC([.$C$2] ))" office:value-type="string" office:string-value="BD6F8">
            <text:p>BD6F8</text:p>
          </table:table-cell>
          <table:table-cell table:formula="of:=DEC2HEX(HEX2DEC([.C100] )-HEX2DEC([.$C$2] ))" office:value-type="string" office:string-value="BD6C3">
            <text:p>BD6C3</text:p>
          </table:table-cell>
          <table:table-cell table:formula="of:=DEC2HEX(HEX2DEC([.D100] )-HEX2DEC([.$C$2] ))" office:value-type="string" office:string-value="47EAF20">
            <text:p>47EAF20</text:p>
          </table:table-cell>
        </table:table-row>
        <table:table-row table:style-name="ro1">
          <table:table-cell office:value-type="string">
            <text:p>004be886</text:p>
          </table:table-cell>
          <table:table-cell office:value-type="string">
            <text:p>004ba0a1</text:p>
          </table:table-cell>
          <table:table-cell office:value-type="string">
            <text:p>004c0018</text:p>
          </table:table-cell>
          <table:table-cell office:value-type="string">
            <text:p>004bebf30</text:p>
          </table:table-cell>
          <table:table-cell table:formula="of:=DEC2HEX(HEX2DEC([.A101] )-HEX2DEC([.$C$2] ))" office:value-type="string" office:string-value="BD286">
            <text:p>BD286</text:p>
          </table:table-cell>
          <table:table-cell table:formula="of:=DEC2HEX(HEX2DEC([.B101] )-HEX2DEC([.$C$2] ))" office:value-type="string" office:string-value="B8AA1">
            <text:p>B8AA1</text:p>
          </table:table-cell>
          <table:table-cell table:formula="of:=DEC2HEX(HEX2DEC([.C101] )-HEX2DEC([.$C$2] ))" office:value-type="string" office:string-value="BEA18">
            <text:p>BEA18</text:p>
          </table:table-cell>
          <table:table-cell table:formula="of:=DEC2HEX(HEX2DEC([.D101] )-HEX2DEC([.$C$2] ))" office:value-type="string" office:string-value="47EA930">
            <text:p>47EA930</text:p>
          </table:table-cell>
        </table:table-row>
        <table:table-row table:style-name="ro1">
          <table:table-cell office:value-type="string">
            <text:p>004b9de2</text:p>
          </table:table-cell>
          <table:table-cell office:value-type="string">
            <text:p>004b9dc5</text:p>
          </table:table-cell>
          <table:table-cell office:value-type="string">
            <text:p>004c01df</text:p>
          </table:table-cell>
          <table:table-cell office:value-type="string">
            <text:p>004bedab0</text:p>
          </table:table-cell>
          <table:table-cell table:formula="of:=DEC2HEX(HEX2DEC([.A102] )-HEX2DEC([.$C$2] ))" office:value-type="string" office:string-value="B87E2">
            <text:p>B87E2</text:p>
          </table:table-cell>
          <table:table-cell table:formula="of:=DEC2HEX(HEX2DEC([.B102] )-HEX2DEC([.$C$2] ))" office:value-type="string" office:string-value="B87C5">
            <text:p>B87C5</text:p>
          </table:table-cell>
          <table:table-cell table:formula="of:=DEC2HEX(HEX2DEC([.C102] )-HEX2DEC([.$C$2] ))" office:value-type="string" office:string-value="BEBDF">
            <text:p>BEBDF</text:p>
          </table:table-cell>
          <table:table-cell table:formula="of:=DEC2HEX(HEX2DEC([.D102] )-HEX2DEC([.$C$2] ))" office:value-type="string" office:string-value="47EC4B0">
            <text:p>47EC4B0</text:p>
          </table:table-cell>
        </table:table-row>
        <table:table-row table:style-name="ro1">
          <table:table-cell office:value-type="string">
            <text:p>004c2ffe</text:p>
          </table:table-cell>
          <table:table-cell office:value-type="string">
            <text:p>00a0442d</text:p>
          </table:table-cell>
          <table:table-cell office:value-type="string">
            <text:p>0049cf35</text:p>
          </table:table-cell>
          <table:table-cell office:value-type="string">
            <text:p>004c021a0</text:p>
          </table:table-cell>
          <table:table-cell table:formula="of:=DEC2HEX(HEX2DEC([.A103] )-HEX2DEC([.$C$2] ))" office:value-type="string" office:string-value="C19FE">
            <text:p>C19FE</text:p>
          </table:table-cell>
          <table:table-cell table:formula="of:=DEC2HEX(HEX2DEC([.B103] )-HEX2DEC([.$C$2] ))" office:value-type="string" office:string-value="602E2D">
            <text:p>602E2D</text:p>
          </table:table-cell>
          <table:table-cell table:formula="of:=DEC2HEX(HEX2DEC([.C103] )-HEX2DEC([.$C$2] ))" office:value-type="string" office:string-value="9B935">
            <text:p>9B935</text:p>
          </table:table-cell>
          <table:table-cell table:formula="of:=DEC2HEX(HEX2DEC([.D103] )-HEX2DEC([.$C$2] ))" office:value-type="string" office:string-value="4800BA0">
            <text:p>4800BA0</text:p>
          </table:table-cell>
        </table:table-row>
        <table:table-row table:style-name="ro1">
          <table:table-cell office:value-type="string">
            <text:p>004bec37</text:p>
          </table:table-cell>
          <table:table-cell office:value-type="string">
            <text:p>004bec19</text:p>
          </table:table-cell>
          <table:table-cell office:value-type="string">
            <text:p>004c244c</text:p>
          </table:table-cell>
          <table:table-cell office:value-type="string">
            <text:p>004b90650</text:p>
          </table:table-cell>
          <table:table-cell table:formula="of:=DEC2HEX(HEX2DEC([.A104] )-HEX2DEC([.$C$2] ))" office:value-type="string" office:string-value="BD637">
            <text:p>BD637</text:p>
          </table:table-cell>
          <table:table-cell table:formula="of:=DEC2HEX(HEX2DEC([.B104] )-HEX2DEC([.$C$2] ))" office:value-type="string" office:string-value="BD619">
            <text:p>BD619</text:p>
          </table:table-cell>
          <table:table-cell table:formula="of:=DEC2HEX(HEX2DEC([.C104] )-HEX2DEC([.$C$2] ))" office:value-type="string" office:string-value="C0E4C">
            <text:p>C0E4C</text:p>
          </table:table-cell>
          <table:table-cell table:formula="of:=DEC2HEX(HEX2DEC([.D104] )-HEX2DEC([.$C$2] ))" office:value-type="string" office:string-value="478F050">
            <text:p>478F050</text:p>
          </table:table-cell>
        </table:table-row>
        <table:table-row table:style-name="ro1">
          <table:table-cell office:value-type="string">
            <text:p>004beba2</text:p>
          </table:table-cell>
          <table:table-cell office:value-type="string">
            <text:p>004beb7a</text:p>
          </table:table-cell>
          <table:table-cell office:value-type="string">
            <text:p>004c3810</text:p>
          </table:table-cell>
          <table:table-cell office:value-type="string">
            <text:p>0049ebc60</text:p>
          </table:table-cell>
          <table:table-cell table:formula="of:=DEC2HEX(HEX2DEC([.A105] )-HEX2DEC([.$C$2] ))" office:value-type="string" office:string-value="BD5A2">
            <text:p>BD5A2</text:p>
          </table:table-cell>
          <table:table-cell table:formula="of:=DEC2HEX(HEX2DEC([.B105] )-HEX2DEC([.$C$2] ))" office:value-type="string" office:string-value="BD57A">
            <text:p>BD57A</text:p>
          </table:table-cell>
          <table:table-cell table:formula="of:=DEC2HEX(HEX2DEC([.C105] )-HEX2DEC([.$C$2] ))" office:value-type="string" office:string-value="C2210">
            <text:p>C2210</text:p>
          </table:table-cell>
          <table:table-cell table:formula="of:=DEC2HEX(HEX2DEC([.D105] )-HEX2DEC([.$C$2] ))" office:value-type="string" office:string-value="45EA660">
            <text:p>45EA660</text:p>
          </table:table-cell>
        </table:table-row>
        <table:table-row table:style-name="ro1">
          <table:table-cell office:value-type="string">
            <text:p>004beba2</text:p>
          </table:table-cell>
          <table:table-cell office:value-type="string">
            <text:p>004beb7a</text:p>
          </table:table-cell>
          <table:table-cell office:value-type="string">
            <text:p>004c03aa</text:p>
          </table:table-cell>
          <table:table-cell office:value-type="string">
            <text:p>004bea820</text:p>
          </table:table-cell>
          <table:table-cell table:formula="of:=DEC2HEX(HEX2DEC([.A106] )-HEX2DEC([.$C$2] ))" office:value-type="string" office:string-value="BD5A2">
            <text:p>BD5A2</text:p>
          </table:table-cell>
          <table:table-cell table:formula="of:=DEC2HEX(HEX2DEC([.B106] )-HEX2DEC([.$C$2] ))" office:value-type="string" office:string-value="BD57A">
            <text:p>BD57A</text:p>
          </table:table-cell>
          <table:table-cell table:formula="of:=DEC2HEX(HEX2DEC([.C106] )-HEX2DEC([.$C$2] ))" office:value-type="string" office:string-value="BEDAA">
            <text:p>BEDAA</text:p>
          </table:table-cell>
          <table:table-cell table:formula="of:=DEC2HEX(HEX2DEC([.D106] )-HEX2DEC([.$C$2] ))" office:value-type="string" office:string-value="47E9220">
            <text:p>47E9220</text:p>
          </table:table-cell>
        </table:table-row>
        <table:table-row table:style-name="ro1">
          <table:table-cell office:value-type="string">
            <text:p>004beba2</text:p>
          </table:table-cell>
          <table:table-cell office:value-type="string">
            <text:p>004beb7a</text:p>
          </table:table-cell>
          <table:table-cell office:value-type="string">
            <text:p>004bea79</text:p>
          </table:table-cell>
          <table:table-cell office:value-type="string">
            <text:p>004bea6d0</text:p>
          </table:table-cell>
          <table:table-cell table:formula="of:=DEC2HEX(HEX2DEC([.A107] )-HEX2DEC([.$C$2] ))" office:value-type="string" office:string-value="BD5A2">
            <text:p>BD5A2</text:p>
          </table:table-cell>
          <table:table-cell table:formula="of:=DEC2HEX(HEX2DEC([.B107] )-HEX2DEC([.$C$2] ))" office:value-type="string" office:string-value="BD57A">
            <text:p>BD57A</text:p>
          </table:table-cell>
          <table:table-cell table:formula="of:=DEC2HEX(HEX2DEC([.C107] )-HEX2DEC([.$C$2] ))" office:value-type="string" office:string-value="BD479">
            <text:p>BD479</text:p>
          </table:table-cell>
          <table:table-cell table:formula="of:=DEC2HEX(HEX2DEC([.D107] )-HEX2DEC([.$C$2] ))" office:value-type="string" office:string-value="47E90D0">
            <text:p>47E90D0</text:p>
          </table:table-cell>
        </table:table-row>
        <table:table-row table:style-name="ro1">
          <table:table-cell office:value-type="string">
            <text:p>004beba2</text:p>
          </table:table-cell>
          <table:table-cell office:value-type="string">
            <text:p>004beb7a</text:p>
          </table:table-cell>
          <table:table-cell office:value-type="string">
            <text:p>004bea4f</text:p>
          </table:table-cell>
          <table:table-cell office:value-type="string">
            <text:p>004bea620</text:p>
          </table:table-cell>
          <table:table-cell table:formula="of:=DEC2HEX(HEX2DEC([.A108] )-HEX2DEC([.$C$2] ))" office:value-type="string" office:string-value="BD5A2">
            <text:p>BD5A2</text:p>
          </table:table-cell>
          <table:table-cell table:formula="of:=DEC2HEX(HEX2DEC([.B108] )-HEX2DEC([.$C$2] ))" office:value-type="string" office:string-value="BD57A">
            <text:p>BD57A</text:p>
          </table:table-cell>
          <table:table-cell table:formula="of:=DEC2HEX(HEX2DEC([.C108] )-HEX2DEC([.$C$2] ))" office:value-type="string" office:string-value="BD44F">
            <text:p>BD44F</text:p>
          </table:table-cell>
          <table:table-cell table:formula="of:=DEC2HEX(HEX2DEC([.D108] )-HEX2DEC([.$C$2] ))" office:value-type="string" office:string-value="47E9020">
            <text:p>47E9020</text:p>
          </table:table-cell>
        </table:table-row>
        <table:table-row table:style-name="ro1">
          <table:table-cell office:value-type="string">
            <text:p>004b34c8</text:p>
          </table:table-cell>
          <table:table-cell office:value-type="string">
            <text:p>004b34a8</text:p>
          </table:table-cell>
          <table:table-cell office:value-type="string">
            <text:p>004c43eb</text:p>
          </table:table-cell>
          <table:table-cell office:value-type="string">
            <text:p>004bea580</text:p>
          </table:table-cell>
          <table:table-cell table:formula="of:=DEC2HEX(HEX2DEC([.A109] )-HEX2DEC([.$C$2] ))" office:value-type="string" office:string-value="B1EC8">
            <text:p>B1EC8</text:p>
          </table:table-cell>
          <table:table-cell table:formula="of:=DEC2HEX(HEX2DEC([.B109] )-HEX2DEC([.$C$2] ))" office:value-type="string" office:string-value="B1EA8">
            <text:p>B1EA8</text:p>
          </table:table-cell>
          <table:table-cell table:formula="of:=DEC2HEX(HEX2DEC([.C109] )-HEX2DEC([.$C$2] ))" office:value-type="string" office:string-value="C2DEB">
            <text:p>C2DEB</text:p>
          </table:table-cell>
          <table:table-cell table:formula="of:=DEC2HEX(HEX2DEC([.D109] )-HEX2DEC([.$C$2] ))" office:value-type="string" office:string-value="47E8F80">
            <text:p>47E8F80</text:p>
          </table:table-cell>
        </table:table-row>
        <table:table-row table:style-name="ro1">
          <table:table-cell office:value-type="string">
            <text:p>004bda71</text:p>
          </table:table-cell>
          <table:table-cell office:value-type="string">
            <text:p>004bda54</text:p>
          </table:table-cell>
          <table:table-cell office:value-type="string">
            <text:p>004bda8c</text:p>
          </table:table-cell>
          <table:table-cell office:value-type="string">
            <text:p>004bda460</text:p>
          </table:table-cell>
          <table:table-cell table:formula="of:=DEC2HEX(HEX2DEC([.A110] )-HEX2DEC([.$C$2] ))" office:value-type="string" office:string-value="BC471">
            <text:p>BC471</text:p>
          </table:table-cell>
          <table:table-cell table:formula="of:=DEC2HEX(HEX2DEC([.B110] )-HEX2DEC([.$C$2] ))" office:value-type="string" office:string-value="BC454">
            <text:p>BC454</text:p>
          </table:table-cell>
          <table:table-cell table:formula="of:=DEC2HEX(HEX2DEC([.C110] )-HEX2DEC([.$C$2] ))" office:value-type="string" office:string-value="BC48C">
            <text:p>BC48C</text:p>
          </table:table-cell>
          <table:table-cell table:formula="of:=DEC2HEX(HEX2DEC([.D110] )-HEX2DEC([.$C$2] ))" office:value-type="string" office:string-value="47D8E60">
            <text:p>47D8E60</text:p>
          </table:table-cell>
        </table:table-row>
        <table:table-row table:style-name="ro1">
          <table:table-cell office:value-type="string">
            <text:p>004be8fa</text:p>
          </table:table-cell>
          <table:table-cell office:value-type="string">
            <text:p>004be8db</text:p>
          </table:table-cell>
          <table:table-cell office:value-type="string">
            <text:p>00a04238</text:p>
          </table:table-cell>
          <table:table-cell office:value-type="string">
            <text:p>004bea3c0</text:p>
          </table:table-cell>
          <table:table-cell table:formula="of:=DEC2HEX(HEX2DEC([.A111] )-HEX2DEC([.$C$2] ))" office:value-type="string" office:string-value="BD2FA">
            <text:p>BD2FA</text:p>
          </table:table-cell>
          <table:table-cell table:formula="of:=DEC2HEX(HEX2DEC([.B111] )-HEX2DEC([.$C$2] ))" office:value-type="string" office:string-value="BD2DB">
            <text:p>BD2DB</text:p>
          </table:table-cell>
          <table:table-cell table:formula="of:=DEC2HEX(HEX2DEC([.C111] )-HEX2DEC([.$C$2] ))" office:value-type="string" office:string-value="602C38">
            <text:p>602C38</text:p>
          </table:table-cell>
          <table:table-cell table:formula="of:=DEC2HEX(HEX2DEC([.D111] )-HEX2DEC([.$C$2] ))" office:value-type="string" office:string-value="47E8DC0">
            <text:p>47E8DC0</text:p>
          </table:table-cell>
        </table:table-row>
        <table:table-row table:style-name="ro1">
          <table:table-cell office:value-type="string">
            <text:p>004c23b8</text:p>
          </table:table-cell>
          <table:table-cell office:value-type="string">
            <text:p>004c239d</text:p>
          </table:table-cell>
          <table:table-cell office:value-type="string">
            <text:p>004bea4f</text:p>
          </table:table-cell>
          <table:table-cell office:value-type="string">
            <text:p>004bea280</text:p>
          </table:table-cell>
          <table:table-cell table:formula="of:=DEC2HEX(HEX2DEC([.A112] )-HEX2DEC([.$C$2] ))" office:value-type="string" office:string-value="C0DB8">
            <text:p>C0DB8</text:p>
          </table:table-cell>
          <table:table-cell table:formula="of:=DEC2HEX(HEX2DEC([.B112] )-HEX2DEC([.$C$2] ))" office:value-type="string" office:string-value="C0D9D">
            <text:p>C0D9D</text:p>
          </table:table-cell>
          <table:table-cell table:formula="of:=DEC2HEX(HEX2DEC([.C112] )-HEX2DEC([.$C$2] ))" office:value-type="string" office:string-value="BD44F">
            <text:p>BD44F</text:p>
          </table:table-cell>
          <table:table-cell table:formula="of:=DEC2HEX(HEX2DEC([.D112] )-HEX2DEC([.$C$2] ))" office:value-type="string" office:string-value="47E8C80">
            <text:p>47E8C80</text:p>
          </table:table-cell>
        </table:table-row>
        <table:table-row table:style-name="ro1">
          <table:table-cell office:value-type="string">
            <text:p>004be9fa</text:p>
          </table:table-cell>
          <table:table-cell office:value-type="string">
            <text:p>004be997</text:p>
          </table:table-cell>
          <table:table-cell office:value-type="string">
            <text:p>004c640a</text:p>
          </table:table-cell>
          <table:table-cell office:value-type="string">
            <text:p>004be9910</text:p>
          </table:table-cell>
          <table:table-cell table:formula="of:=DEC2HEX(HEX2DEC([.A113] )-HEX2DEC([.$C$2] ))" office:value-type="string" office:string-value="BD3FA">
            <text:p>BD3FA</text:p>
          </table:table-cell>
          <table:table-cell table:formula="of:=DEC2HEX(HEX2DEC([.B113] )-HEX2DEC([.$C$2] ))" office:value-type="string" office:string-value="BD397">
            <text:p>BD397</text:p>
          </table:table-cell>
          <table:table-cell table:formula="of:=DEC2HEX(HEX2DEC([.C113] )-HEX2DEC([.$C$2] ))" office:value-type="string" office:string-value="C4E0A">
            <text:p>C4E0A</text:p>
          </table:table-cell>
          <table:table-cell table:formula="of:=DEC2HEX(HEX2DEC([.D113] )-HEX2DEC([.$C$2] ))" office:value-type="string" office:string-value="47E8310">
            <text:p>47E8310</text:p>
          </table:table-cell>
        </table:table-row>
        <table:table-row table:style-name="ro1">
          <table:table-cell office:value-type="string">
            <text:p>004be966</text:p>
          </table:table-cell>
          <table:table-cell office:value-type="string">
            <text:p>004be947</text:p>
          </table:table-cell>
          <table:table-cell office:value-type="string">
            <text:p>004c03aa</text:p>
          </table:table-cell>
          <table:table-cell office:value-type="string">
            <text:p>004be9830</text:p>
          </table:table-cell>
          <table:table-cell table:formula="of:=DEC2HEX(HEX2DEC([.A114] )-HEX2DEC([.$C$2] ))" office:value-type="string" office:string-value="BD366">
            <text:p>BD366</text:p>
          </table:table-cell>
          <table:table-cell table:formula="of:=DEC2HEX(HEX2DEC([.B114] )-HEX2DEC([.$C$2] ))" office:value-type="string" office:string-value="BD347">
            <text:p>BD347</text:p>
          </table:table-cell>
          <table:table-cell table:formula="of:=DEC2HEX(HEX2DEC([.C114] )-HEX2DEC([.$C$2] ))" office:value-type="string" office:string-value="BEDAA">
            <text:p>BEDAA</text:p>
          </table:table-cell>
          <table:table-cell table:formula="of:=DEC2HEX(HEX2DEC([.D114] )-HEX2DEC([.$C$2] ))" office:value-type="string" office:string-value="47E8230">
            <text:p>47E8230</text:p>
          </table:table-cell>
        </table:table-row>
        <table:table-row table:style-name="ro1">
          <table:table-cell office:value-type="string">
            <text:p>004b9d80</text:p>
          </table:table-cell>
          <table:table-cell office:value-type="string">
            <text:p>004c23f0</text:p>
          </table:table-cell>
          <table:table-cell office:value-type="string">
            <text:p>004c01d6</text:p>
          </table:table-cell>
          <table:table-cell office:value-type="string">
            <text:p>004c01e80</text:p>
          </table:table-cell>
          <table:table-cell table:formula="of:=DEC2HEX(HEX2DEC([.A115] )-HEX2DEC([.$C$2] ))" office:value-type="string" office:string-value="B8780">
            <text:p>B8780</text:p>
          </table:table-cell>
          <table:table-cell table:formula="of:=DEC2HEX(HEX2DEC([.B115] )-HEX2DEC([.$C$2] ))" office:value-type="string" office:string-value="C0DF0">
            <text:p>C0DF0</text:p>
          </table:table-cell>
          <table:table-cell table:formula="of:=DEC2HEX(HEX2DEC([.C115] )-HEX2DEC([.$C$2] ))" office:value-type="string" office:string-value="BEBD6">
            <text:p>BEBD6</text:p>
          </table:table-cell>
          <table:table-cell table:formula="of:=DEC2HEX(HEX2DEC([.D115] )-HEX2DEC([.$C$2] ))" office:value-type="string" office:string-value="4800880">
            <text:p>4800880</text:p>
          </table:table-cell>
        </table:table-row>
        <table:table-row table:style-name="ro1">
          <table:table-cell office:value-type="string">
            <text:p>004be886</text:p>
          </table:table-cell>
          <table:table-cell office:value-type="string">
            <text:p>004be842</text:p>
          </table:table-cell>
          <table:table-cell office:value-type="string">
            <text:p>004b908b</text:p>
          </table:table-cell>
          <table:table-cell office:value-type="string">
            <text:p>004bd03b0</text:p>
          </table:table-cell>
          <table:table-cell table:formula="of:=DEC2HEX(HEX2DEC([.A116] )-HEX2DEC([.$C$2] ))" office:value-type="string" office:string-value="BD286">
            <text:p>BD286</text:p>
          </table:table-cell>
          <table:table-cell table:formula="of:=DEC2HEX(HEX2DEC([.B116] )-HEX2DEC([.$C$2] ))" office:value-type="string" office:string-value="BD242">
            <text:p>BD242</text:p>
          </table:table-cell>
          <table:table-cell table:formula="of:=DEC2HEX(HEX2DEC([.C116] )-HEX2DEC([.$C$2] ))" office:value-type="string" office:string-value="B7A8B">
            <text:p>B7A8B</text:p>
          </table:table-cell>
          <table:table-cell table:formula="of:=DEC2HEX(HEX2DEC([.D116] )-HEX2DEC([.$C$2] ))" office:value-type="string" office:string-value="47CEDB0">
            <text:p>47CEDB0</text:p>
          </table:table-cell>
        </table:table-row>
        <table:table-row table:style-name="ro1">
          <table:table-cell office:value-type="string">
            <text:p>004bd822</text:p>
          </table:table-cell>
          <table:table-cell office:value-type="string">
            <text:p>004bd83d</text:p>
          </table:table-cell>
          <table:table-cell office:value-type="string">
            <text:p>004bd85a</text:p>
          </table:table-cell>
          <table:table-cell office:value-type="string">
            <text:p>004bd8730</text:p>
          </table:table-cell>
          <table:table-cell table:formula="of:=DEC2HEX(HEX2DEC([.A117] )-HEX2DEC([.$C$2] ))" office:value-type="string" office:string-value="BC222">
            <text:p>BC222</text:p>
          </table:table-cell>
          <table:table-cell table:formula="of:=DEC2HEX(HEX2DEC([.B117] )-HEX2DEC([.$C$2] ))" office:value-type="string" office:string-value="BC23D">
            <text:p>BC23D</text:p>
          </table:table-cell>
          <table:table-cell table:formula="of:=DEC2HEX(HEX2DEC([.C117] )-HEX2DEC([.$C$2] ))" office:value-type="string" office:string-value="BC25A">
            <text:p>BC25A</text:p>
          </table:table-cell>
          <table:table-cell table:formula="of:=DEC2HEX(HEX2DEC([.D117] )-HEX2DEC([.$C$2] ))" office:value-type="string" office:string-value="47D7130">
            <text:p>47D7130</text:p>
          </table:table-cell>
        </table:table-row>
        <table:table-row table:style-name="ro1">
          <table:table-cell office:value-type="string">
            <text:p>004c89c9</text:p>
          </table:table-cell>
          <table:table-cell office:value-type="string">
            <text:p>004be70a</text:p>
          </table:table-cell>
          <table:table-cell office:value-type="string">
            <text:p>004b32c8</text:p>
          </table:table-cell>
          <table:table-cell office:value-type="string">
            <text:p>004be6fe0</text:p>
          </table:table-cell>
          <table:table-cell table:formula="of:=DEC2HEX(HEX2DEC([.A118] )-HEX2DEC([.$C$2] ))" office:value-type="string" office:string-value="C73C9">
            <text:p>C73C9</text:p>
          </table:table-cell>
          <table:table-cell table:formula="of:=DEC2HEX(HEX2DEC([.B118] )-HEX2DEC([.$C$2] ))" office:value-type="string" office:string-value="BD10A">
            <text:p>BD10A</text:p>
          </table:table-cell>
          <table:table-cell table:formula="of:=DEC2HEX(HEX2DEC([.C118] )-HEX2DEC([.$C$2] ))" office:value-type="string" office:string-value="B1CC8">
            <text:p>B1CC8</text:p>
          </table:table-cell>
          <table:table-cell table:formula="of:=DEC2HEX(HEX2DEC([.D118] )-HEX2DEC([.$C$2] ))" office:value-type="string" office:string-value="47E59E0">
            <text:p>47E59E0</text:p>
          </table:table-cell>
        </table:table-row>
        <table:table-row table:style-name="ro1">
          <table:table-cell office:value-type="string">
            <text:p>004bd353</text:p>
          </table:table-cell>
          <table:table-cell office:value-type="string">
            <text:p>004bd334</text:p>
          </table:table-cell>
          <table:table-cell office:value-type="string">
            <text:p>004bed6d</text:p>
          </table:table-cell>
          <table:table-cell office:value-type="string">
            <text:p>004bed860</text:p>
          </table:table-cell>
          <table:table-cell table:formula="of:=DEC2HEX(HEX2DEC([.A119] )-HEX2DEC([.$C$2] ))" office:value-type="string" office:string-value="BBD53">
            <text:p>BBD53</text:p>
          </table:table-cell>
          <table:table-cell table:formula="of:=DEC2HEX(HEX2DEC([.B119] )-HEX2DEC([.$C$2] ))" office:value-type="string" office:string-value="BBD34">
            <text:p>BBD34</text:p>
          </table:table-cell>
          <table:table-cell table:formula="of:=DEC2HEX(HEX2DEC([.C119] )-HEX2DEC([.$C$2] ))" office:value-type="string" office:string-value="BD76D">
            <text:p>BD76D</text:p>
          </table:table-cell>
          <table:table-cell table:formula="of:=DEC2HEX(HEX2DEC([.D119] )-HEX2DEC([.$C$2] ))" office:value-type="string" office:string-value="47EC260">
            <text:p>47EC260</text:p>
          </table:table-cell>
        </table:table-row>
        <table:table-row table:style-name="ro1">
          <table:table-cell office:value-type="string">
            <text:p>004c0186</text:p>
          </table:table-cell>
          <table:table-cell office:value-type="string">
            <text:p>004c015b</text:p>
          </table:table-cell>
          <table:table-cell office:value-type="string">
            <text:p>004bea4f</text:p>
          </table:table-cell>
          <table:table-cell office:value-type="string">
            <text:p>004b9f3e0</text:p>
          </table:table-cell>
          <table:table-cell office:value-type="string">
            <text:p>Monsters\BigFall\Fallg%c.CL2</text:p>
          </table:table-cell>
          <table:table-cell table:formula="of:=DEC2HEX(HEX2DEC([.B120] )-HEX2DEC([.$C$2] ))" office:value-type="string" office:string-value="BEB5B">
            <text:p>BEB5B</text:p>
          </table:table-cell>
          <table:table-cell table:formula="of:=DEC2HEX(HEX2DEC([.C120] )-HEX2DEC([.$C$2] ))" office:value-type="string" office:string-value="BD44F">
            <text:p>BD44F</text:p>
          </table:table-cell>
          <table:table-cell table:formula="of:=DEC2HEX(HEX2DEC([.D120] )-HEX2DEC([.$C$2] ))" office:value-type="string" office:string-value="479DDE0">
            <text:p>479DDE0</text:p>
          </table:table-cell>
        </table:table-row>
        <table:table-row table:style-name="ro1">
          <table:table-cell office:value-type="string">
            <text:p>004be776</text:p>
          </table:table-cell>
          <table:table-cell office:value-type="string">
            <text:p>004be757</text:p>
          </table:table-cell>
          <table:table-cell office:value-type="string">
            <text:p>00a04238</text:p>
          </table:table-cell>
          <table:table-cell office:value-type="string">
            <text:p>004b90400</text:p>
          </table:table-cell>
          <table:table-cell table:formula="of:=DEC2HEX(HEX2DEC([.A121] )-HEX2DEC([.$C$2] ))" office:value-type="string" office:string-value="BD176">
            <text:p>BD176</text:p>
          </table:table-cell>
          <table:table-cell table:formula="of:=DEC2HEX(HEX2DEC([.B121] )-HEX2DEC([.$C$2] ))" office:value-type="string" office:string-value="BD157">
            <text:p>BD157</text:p>
          </table:table-cell>
          <table:table-cell table:formula="of:=DEC2HEX(HEX2DEC([.C121] )-HEX2DEC([.$C$2] ))" office:value-type="string" office:string-value="602C38">
            <text:p>602C38</text:p>
          </table:table-cell>
          <table:table-cell table:formula="of:=DEC2HEX(HEX2DEC([.D121] )-HEX2DEC([.$C$2] ))" office:value-type="string" office:string-value="478EE00">
            <text:p>478EE00</text:p>
          </table:table-cell>
        </table:table-row>
        <table:table-row table:style-name="ro1">
          <table:table-cell office:value-type="string">
            <text:p>004bedf5</text:p>
          </table:table-cell>
          <table:table-cell office:value-type="string">
            <text:p>004bedd8</text:p>
          </table:table-cell>
          <table:table-cell office:value-type="string">
            <text:p>004c24a9</text:p>
          </table:table-cell>
          <table:table-cell office:value-type="string">
            <text:p>004c24b20</text:p>
          </table:table-cell>
          <table:table-cell table:formula="of:=DEC2HEX(HEX2DEC([.A122] )-HEX2DEC([.$C$2] ))" office:value-type="string" office:string-value="BD7F5">
            <text:p>BD7F5</text:p>
          </table:table-cell>
          <table:table-cell table:formula="of:=DEC2HEX(HEX2DEC([.B122] )-HEX2DEC([.$C$2] ))" office:value-type="string" office:string-value="BD7D8">
            <text:p>BD7D8</text:p>
          </table:table-cell>
          <table:table-cell table:formula="of:=DEC2HEX(HEX2DEC([.C122] )-HEX2DEC([.$C$2] ))" office:value-type="string" office:string-value="C0EA9">
            <text:p>C0EA9</text:p>
          </table:table-cell>
          <table:table-cell table:formula="of:=DEC2HEX(HEX2DEC([.D122] )-HEX2DEC([.$C$2] ))" office:value-type="string" office:string-value="4823520">
            <text:p>4823520</text:p>
          </table:table-cell>
        </table:table-row>
        <table:table-row table:style-name="ro1">
          <table:table-cell office:value-type="string">
            <text:p>004bec37</text:p>
          </table:table-cell>
          <table:table-cell office:value-type="string">
            <text:p>004bec19</text:p>
          </table:table-cell>
          <table:table-cell office:value-type="string">
            <text:p>004bec8d</text:p>
          </table:table-cell>
          <table:table-cell office:value-type="string">
            <text:p>004b9a660</text:p>
          </table:table-cell>
          <table:table-cell table:formula="of:=DEC2HEX(HEX2DEC([.A123] )-HEX2DEC([.$C$2] ))" office:value-type="string" office:string-value="BD637">
            <text:p>BD637</text:p>
          </table:table-cell>
          <table:table-cell table:formula="of:=DEC2HEX(HEX2DEC([.B123] )-HEX2DEC([.$C$2] ))" office:value-type="string" office:string-value="BD619">
            <text:p>BD619</text:p>
          </table:table-cell>
          <table:table-cell table:formula="of:=DEC2HEX(HEX2DEC([.C123] )-HEX2DEC([.$C$2] ))" office:value-type="string" office:string-value="BD68D">
            <text:p>BD68D</text:p>
          </table:table-cell>
          <table:table-cell table:formula="of:=DEC2HEX(HEX2DEC([.D123] )-HEX2DEC([.$C$2] ))" office:value-type="string" office:string-value="4799060">
            <text:p>4799060</text:p>
          </table:table-cell>
        </table:table-row>
        <table:table-row table:style-name="ro1">
          <table:table-cell office:value-type="string">
            <text:p>004bd319</text:p>
          </table:table-cell>
          <table:table-cell office:value-type="string">
            <text:p>004c2f50</text:p>
          </table:table-cell>
          <table:table-cell office:value-type="string">
            <text:p>004b9f2f</text:p>
          </table:table-cell>
          <table:table-cell office:value-type="string">
            <text:p>004c241c0</text:p>
          </table:table-cell>
          <table:table-cell table:formula="of:=DEC2HEX(HEX2DEC([.A124] )-HEX2DEC([.$C$2] ))" office:value-type="string" office:string-value="BBD19">
            <text:p>BBD19</text:p>
          </table:table-cell>
          <table:table-cell table:formula="of:=DEC2HEX(HEX2DEC([.B124] )-HEX2DEC([.$C$2] ))" office:value-type="string" office:string-value="C1950">
            <text:p>C1950</text:p>
          </table:table-cell>
          <table:table-cell table:formula="of:=DEC2HEX(HEX2DEC([.C124] )-HEX2DEC([.$C$2] ))" office:value-type="string" office:string-value="B892F">
            <text:p>B892F</text:p>
          </table:table-cell>
          <table:table-cell table:formula="of:=DEC2HEX(HEX2DEC([.D124] )-HEX2DEC([.$C$2] ))" office:value-type="string" office:string-value="4822BC0">
            <text:p>4822BC0</text:p>
          </table:table-cell>
        </table:table-row>
        <table:table-row table:style-name="ro1">
          <table:table-cell office:value-type="string">
            <text:p>004bec37</text:p>
          </table:table-cell>
          <table:table-cell office:value-type="string">
            <text:p>004bec19</text:p>
          </table:table-cell>
          <table:table-cell office:value-type="string">
            <text:p>004bee84</text:p>
          </table:table-cell>
          <table:table-cell office:value-type="string">
            <text:p>004c0aff0</text:p>
          </table:table-cell>
          <table:table-cell table:formula="of:=DEC2HEX(HEX2DEC([.A125] )-HEX2DEC([.$C$2] ))" office:value-type="string" office:string-value="BD637">
            <text:p>BD637</text:p>
          </table:table-cell>
          <table:table-cell table:formula="of:=DEC2HEX(HEX2DEC([.B125] )-HEX2DEC([.$C$2] ))" office:value-type="string" office:string-value="BD619">
            <text:p>BD619</text:p>
          </table:table-cell>
          <table:table-cell table:formula="of:=DEC2HEX(HEX2DEC([.C125] )-HEX2DEC([.$C$2] ))" office:value-type="string" office:string-value="BD884">
            <text:p>BD884</text:p>
          </table:table-cell>
          <table:table-cell table:formula="of:=DEC2HEX(HEX2DEC([.D125] )-HEX2DEC([.$C$2] ))" office:value-type="string" office:string-value="48099F0">
            <text:p>48099F0</text:p>
          </table:table-cell>
        </table:table-row>
        <table:table-row table:style-name="ro1">
          <table:table-cell office:value-type="string">
            <text:p>004bed2a</text:p>
          </table:table-cell>
          <table:table-cell office:value-type="string">
            <text:p>004becf8</text:p>
          </table:table-cell>
          <table:table-cell office:value-type="string">
            <text:p>004b8de0</text:p>
          </table:table-cell>
          <table:table-cell office:value-type="string">
            <text:p>004b8dd20</text:p>
          </table:table-cell>
          <table:table-cell table:formula="of:=DEC2HEX(HEX2DEC([.A126] )-HEX2DEC([.$C$2] ))" office:value-type="string" office:string-value="BD72A">
            <text:p>BD72A</text:p>
          </table:table-cell>
          <table:table-cell table:formula="of:=DEC2HEX(HEX2DEC([.B126] )-HEX2DEC([.$C$2] ))" office:value-type="string" office:string-value="BD6F8">
            <text:p>BD6F8</text:p>
          </table:table-cell>
          <table:table-cell table:formula="of:=DEC2HEX(HEX2DEC([.C126] )-HEX2DEC([.$C$2] ))" office:value-type="string" office:string-value="B77E0">
            <text:p>B77E0</text:p>
          </table:table-cell>
          <table:table-cell table:formula="of:=DEC2HEX(HEX2DEC([.D126] )-HEX2DEC([.$C$2] ))" office:value-type="string" office:string-value="478C720">
            <text:p>478C720</text:p>
          </table:table-cell>
        </table:table-row>
        <table:table-row table:style-name="ro1">
          <table:table-cell office:value-type="string">
            <text:p>004bd353</text:p>
          </table:table-cell>
          <table:table-cell office:value-type="string">
            <text:p>004bd334</text:p>
          </table:table-cell>
          <table:table-cell office:value-type="string">
            <text:p>00a06201</text:p>
          </table:table-cell>
          <table:table-cell office:value-type="string">
            <text:p>004c020e0</text:p>
          </table:table-cell>
          <table:table-cell table:formula="of:=DEC2HEX(HEX2DEC([.A127] )-HEX2DEC([.$C$2] ))" office:value-type="string" office:string-value="BBD53">
            <text:p>BBD53</text:p>
          </table:table-cell>
          <table:table-cell table:formula="of:=DEC2HEX(HEX2DEC([.B127] )-HEX2DEC([.$C$2] ))" office:value-type="string" office:string-value="BBD34">
            <text:p>BBD34</text:p>
          </table:table-cell>
          <table:table-cell table:formula="of:=DEC2HEX(HEX2DEC([.C127] )-HEX2DEC([.$C$2] ))" office:value-type="string" office:string-value="604C01">
            <text:p>604C01</text:p>
          </table:table-cell>
          <table:table-cell table:formula="of:=DEC2HEX(HEX2DEC([.D127] )-HEX2DEC([.$C$2] ))" office:value-type="string" office:string-value="4800AE0">
            <text:p>4800AE0</text:p>
          </table:table-cell>
        </table:table-row>
        <table:table-row table:style-name="ro1">
          <table:table-cell office:value-type="string">
            <text:p>004c38e0</text:p>
          </table:table-cell>
          <table:table-cell office:value-type="string">
            <text:p>004c38c1</text:p>
          </table:table-cell>
          <table:table-cell office:value-type="string">
            <text:p>004c2555</text:p>
          </table:table-cell>
          <table:table-cell office:value-type="string">
            <text:p>004b9f910</text:p>
          </table:table-cell>
          <table:table-cell table:formula="of:=DEC2HEX(HEX2DEC([.A128] )-HEX2DEC([.$C$2] ))" office:value-type="string" office:string-value="C22E0">
            <text:p>C22E0</text:p>
          </table:table-cell>
          <table:table-cell table:formula="of:=DEC2HEX(HEX2DEC([.B128] )-HEX2DEC([.$C$2] ))" office:value-type="string" office:string-value="C22C1">
            <text:p>C22C1</text:p>
          </table:table-cell>
          <table:table-cell table:formula="of:=DEC2HEX(HEX2DEC([.C128] )-HEX2DEC([.$C$2] ))" office:value-type="string" office:string-value="C0F55">
            <text:p>C0F55</text:p>
          </table:table-cell>
          <table:table-cell table:formula="of:=DEC2HEX(HEX2DEC([.D128] )-HEX2DEC([.$C$2] ))" office:value-type="string" office:string-value="479E310">
            <text:p>479E310</text:p>
          </table:table-cell>
        </table:table-row>
        <table:table-row table:style-name="ro1">
          <table:table-cell office:value-type="string">
            <text:p>004b9d80</text:p>
          </table:table-cell>
          <table:table-cell office:value-type="string">
            <text:p>004c23f0</text:p>
          </table:table-cell>
          <table:table-cell office:value-type="string">
            <text:p>004c2413</text:p>
          </table:table-cell>
          <table:table-cell office:value-type="string">
            <text:p>004b9efd0</text:p>
          </table:table-cell>
          <table:table-cell table:formula="of:=DEC2HEX(HEX2DEC([.A129] )-HEX2DEC([.$C$2] ))" office:value-type="string" office:string-value="B8780">
            <text:p>B8780</text:p>
          </table:table-cell>
          <table:table-cell table:formula="of:=DEC2HEX(HEX2DEC([.B129] )-HEX2DEC([.$C$2] ))" office:value-type="string" office:string-value="C0DF0">
            <text:p>C0DF0</text:p>
          </table:table-cell>
          <table:table-cell table:formula="of:=DEC2HEX(HEX2DEC([.C129] )-HEX2DEC([.$C$2] ))" office:value-type="string" office:string-value="C0E13">
            <text:p>C0E13</text:p>
          </table:table-cell>
          <table:table-cell table:formula="of:=DEC2HEX(HEX2DEC([.D129] )-HEX2DEC([.$C$2] ))" office:value-type="string" office:string-value="479D9D0">
            <text:p>479D9D0</text:p>
          </table:table-cell>
        </table:table-row>
        <table:table-row table:style-name="ro1">
          <table:table-cell office:value-type="string">
            <text:p>004b9ea8</text:p>
          </table:table-cell>
          <table:table-cell office:value-type="string">
            <text:p>004b9e89</text:p>
          </table:table-cell>
          <table:table-cell office:value-type="string">
            <text:p>004b8de0</text:p>
          </table:table-cell>
          <table:table-cell office:value-type="string">
            <text:p>004b9e7c0</text:p>
          </table:table-cell>
          <table:table-cell table:formula="of:=DEC2HEX(HEX2DEC([.A130] )-HEX2DEC([.$C$2] ))" office:value-type="string" office:string-value="B88A8">
            <text:p>B88A8</text:p>
          </table:table-cell>
          <table:table-cell table:formula="of:=DEC2HEX(HEX2DEC([.B130] )-HEX2DEC([.$C$2] ))" office:value-type="string" office:string-value="B8889">
            <text:p>B8889</text:p>
          </table:table-cell>
          <table:table-cell table:formula="of:=DEC2HEX(HEX2DEC([.C130] )-HEX2DEC([.$C$2] ))" office:value-type="string" office:string-value="B77E0">
            <text:p>B77E0</text:p>
          </table:table-cell>
          <table:table-cell table:formula="of:=DEC2HEX(HEX2DEC([.D130] )-HEX2DEC([.$C$2] ))" office:value-type="string" office:string-value="479D1C0">
            <text:p>479D1C0</text:p>
          </table:table-cell>
        </table:table-row>
        <table:table-row table:style-name="ro1">
          <table:table-cell office:value-type="string">
            <text:p>004bd96b</text:p>
          </table:table-cell>
          <table:table-cell office:value-type="string">
            <text:p>004bd905</text:p>
          </table:table-cell>
          <table:table-cell office:value-type="string">
            <text:p>004c0151</text:p>
          </table:table-cell>
          <table:table-cell office:value-type="string">
            <text:p>004bd3900</text:p>
          </table:table-cell>
          <table:table-cell table:formula="of:=DEC2HEX(HEX2DEC([.A131] )-HEX2DEC([.$C$2] ))" office:value-type="string" office:string-value="BC36B">
            <text:p>BC36B</text:p>
          </table:table-cell>
          <table:table-cell table:formula="of:=DEC2HEX(HEX2DEC([.B131] )-HEX2DEC([.$C$2] ))" office:value-type="string" office:string-value="BC305">
            <text:p>BC305</text:p>
          </table:table-cell>
          <table:table-cell table:formula="of:=DEC2HEX(HEX2DEC([.C131] )-HEX2DEC([.$C$2] ))" office:value-type="string" office:string-value="BEB51">
            <text:p>BEB51</text:p>
          </table:table-cell>
          <table:table-cell table:formula="of:=DEC2HEX(HEX2DEC([.D131] )-HEX2DEC([.$C$2] ))" office:value-type="string" office:string-value="47D2300">
            <text:p>47D2300</text:p>
          </table:table-cell>
        </table:table-row>
        <table:table-row table:style-name="ro1">
          <table:table-cell office:value-type="string">
            <text:p>004c0186</text:p>
          </table:table-cell>
          <table:table-cell office:value-type="string">
            <text:p>004c0476</text:p>
          </table:table-cell>
          <table:table-cell office:value-type="string">
            <text:p>004bea46</text:p>
          </table:table-cell>
          <table:table-cell office:value-type="string">
            <text:p>004c00b90</text:p>
          </table:table-cell>
          <table:table-cell office:value-type="string">
            <text:p>Monsters\BigFall\Fallg%c.CL2</text:p>
          </table:table-cell>
          <table:table-cell table:formula="of:=DEC2HEX(HEX2DEC([.B132] )-HEX2DEC([.$C$2] ))" office:value-type="string" office:string-value="BEE76">
            <text:p>BEE76</text:p>
          </table:table-cell>
          <table:table-cell table:formula="of:=DEC2HEX(HEX2DEC([.C132] )-HEX2DEC([.$C$2] ))" office:value-type="string" office:string-value="BD446">
            <text:p>BD446</text:p>
          </table:table-cell>
          <table:table-cell table:formula="of:=DEC2HEX(HEX2DEC([.D132] )-HEX2DEC([.$C$2] ))" office:value-type="string" office:string-value="47FF590">
            <text:p>47FF590</text:p>
          </table:table-cell>
        </table:table-row>
        <table:table-row table:style-name="ro1">
          <table:table-cell office:value-type="string">
            <text:p>004b9de2</text:p>
          </table:table-cell>
          <table:table-cell office:value-type="string">
            <text:p>004b9dc5</text:p>
          </table:table-cell>
          <table:table-cell office:value-type="string">
            <text:p>004c01bd</text:p>
          </table:table-cell>
          <table:table-cell office:value-type="string">
            <text:p>004b9dc00</text:p>
          </table:table-cell>
          <table:table-cell table:formula="of:=DEC2HEX(HEX2DEC([.A133] )-HEX2DEC([.$C$2] ))" office:value-type="string" office:string-value="B87E2">
            <text:p>B87E2</text:p>
          </table:table-cell>
          <table:table-cell table:formula="of:=DEC2HEX(HEX2DEC([.B133] )-HEX2DEC([.$C$2] ))" office:value-type="string" office:string-value="B87C5">
            <text:p>B87C5</text:p>
          </table:table-cell>
          <table:table-cell table:formula="of:=DEC2HEX(HEX2DEC([.C133] )-HEX2DEC([.$C$2] ))" office:value-type="string" office:string-value="BEBBD">
            <text:p>BEBBD</text:p>
          </table:table-cell>
          <table:table-cell table:formula="of:=DEC2HEX(HEX2DEC([.D133] )-HEX2DEC([.$C$2] ))" office:value-type="string" office:string-value="479C600">
            <text:p>479C600</text:p>
          </table:table-cell>
        </table:table-row>
        <table:table-row table:style-name="ro1">
          <table:table-cell office:value-type="string">
            <text:p>004b9d80</text:p>
          </table:table-cell>
          <table:table-cell office:value-type="string">
            <text:p>004c23f0</text:p>
          </table:table-cell>
          <table:table-cell office:value-type="string">
            <text:p>004c63e0</text:p>
          </table:table-cell>
          <table:table-cell office:value-type="string">
            <text:p>004b9d040</text:p>
          </table:table-cell>
          <table:table-cell table:formula="of:=DEC2HEX(HEX2DEC([.A134] )-HEX2DEC([.$C$2] ))" office:value-type="string" office:string-value="B8780">
            <text:p>B8780</text:p>
          </table:table-cell>
          <table:table-cell table:formula="of:=DEC2HEX(HEX2DEC([.B134] )-HEX2DEC([.$C$2] ))" office:value-type="string" office:string-value="C0DF0">
            <text:p>C0DF0</text:p>
          </table:table-cell>
          <table:table-cell table:formula="of:=DEC2HEX(HEX2DEC([.C134] )-HEX2DEC([.$C$2] ))" office:value-type="string" office:string-value="C4DE0">
            <text:p>C4DE0</text:p>
          </table:table-cell>
          <table:table-cell table:formula="of:=DEC2HEX(HEX2DEC([.D134] )-HEX2DEC([.$C$2] ))" office:value-type="string" office:string-value="479BA40">
            <text:p>479BA40</text:p>
          </table:table-cell>
        </table:table-row>
        <table:table-row table:style-name="ro1">
          <table:table-cell office:value-type="string">
            <text:p>004b9ce5</text:p>
          </table:table-cell>
          <table:table-cell office:value-type="string">
            <text:p>004b9e4b</text:p>
          </table:table-cell>
          <table:table-cell office:value-type="string">
            <text:p>004c02ce</text:p>
          </table:table-cell>
          <table:table-cell office:value-type="string">
            <text:p>004c22210</text:p>
          </table:table-cell>
          <table:table-cell table:formula="of:=DEC2HEX(HEX2DEC([.A135] )-HEX2DEC([.$C$2] ))" office:value-type="string" office:string-value="B86E5">
            <text:p>B86E5</text:p>
          </table:table-cell>
          <table:table-cell table:formula="of:=DEC2HEX(HEX2DEC([.B135] )-HEX2DEC([.$C$2] ))" office:value-type="string" office:string-value="B884B">
            <text:p>B884B</text:p>
          </table:table-cell>
          <table:table-cell table:formula="of:=DEC2HEX(HEX2DEC([.C135] )-HEX2DEC([.$C$2] ))" office:value-type="string" office:string-value="BECCE">
            <text:p>BECCE</text:p>
          </table:table-cell>
          <table:table-cell table:formula="of:=DEC2HEX(HEX2DEC([.D135] )-HEX2DEC([.$C$2] ))" office:value-type="string" office:string-value="4820C10">
            <text:p>4820C10</text:p>
          </table:table-cell>
        </table:table-row>
        <table:table-row table:style-name="ro1">
          <table:table-cell office:value-type="string">
            <text:p>004c02b0</text:p>
          </table:table-cell>
          <table:table-cell office:value-type="string">
            <text:p>004b9e26</text:p>
          </table:table-cell>
          <table:table-cell office:value-type="string">
            <text:p>004bea4f</text:p>
          </table:table-cell>
          <table:table-cell office:value-type="string">
            <text:p>004bd3950</text:p>
          </table:table-cell>
          <table:table-cell office:value-type="string">
            <text:p>Monsters\Demskel\Demskl%c.CL2</text:p>
          </table:table-cell>
          <table:table-cell table:formula="of:=DEC2HEX(HEX2DEC([.B136] )-HEX2DEC([.$C$2] ))" office:value-type="string" office:string-value="B8826">
            <text:p>B8826</text:p>
          </table:table-cell>
          <table:table-cell table:formula="of:=DEC2HEX(HEX2DEC([.C136] )-HEX2DEC([.$C$2] ))" office:value-type="string" office:string-value="BD44F">
            <text:p>BD44F</text:p>
          </table:table-cell>
          <table:table-cell table:formula="of:=DEC2HEX(HEX2DEC([.D136] )-HEX2DEC([.$C$2] ))" office:value-type="string" office:string-value="47D2350">
            <text:p>47D2350</text:p>
          </table:table-cell>
        </table:table-row>
        <table:table-row table:style-name="ro1">
          <table:table-cell office:value-type="string">
            <text:p>004beba2</text:p>
          </table:table-cell>
          <table:table-cell office:value-type="string">
            <text:p>004beb7a</text:p>
          </table:table-cell>
          <table:table-cell office:value-type="string">
            <text:p>004bd19e</text:p>
          </table:table-cell>
          <table:table-cell office:value-type="string">
            <text:p>004bd3700</text:p>
          </table:table-cell>
          <table:table-cell table:formula="of:=DEC2HEX(HEX2DEC([.A137] )-HEX2DEC([.$C$2] ))" office:value-type="string" office:string-value="BD5A2">
            <text:p>BD5A2</text:p>
          </table:table-cell>
          <table:table-cell table:formula="of:=DEC2HEX(HEX2DEC([.B137] )-HEX2DEC([.$C$2] ))" office:value-type="string" office:string-value="BD57A">
            <text:p>BD57A</text:p>
          </table:table-cell>
          <table:table-cell table:formula="of:=DEC2HEX(HEX2DEC([.C137] )-HEX2DEC([.$C$2] ))" office:value-type="string" office:string-value="BBB9E">
            <text:p>BBB9E</text:p>
          </table:table-cell>
          <table:table-cell table:formula="of:=DEC2HEX(HEX2DEC([.D137] )-HEX2DEC([.$C$2] ))" office:value-type="string" office:string-value="47D2100">
            <text:p>47D2100</text:p>
          </table:table-cell>
        </table:table-row>
        <table:table-row table:style-name="ro1">
          <table:table-cell office:value-type="string">
            <text:p>004be886</text:p>
          </table:table-cell>
          <table:table-cell office:value-type="string">
            <text:p>004ba0bd</text:p>
          </table:table-cell>
          <table:table-cell office:value-type="string">
            <text:p>004bffb9</text:p>
          </table:table-cell>
          <table:table-cell office:value-type="string">
            <text:p>004b909a0</text:p>
          </table:table-cell>
          <table:table-cell table:formula="of:=DEC2HEX(HEX2DEC([.A138] )-HEX2DEC([.$C$2] ))" office:value-type="string" office:string-value="BD286">
            <text:p>BD286</text:p>
          </table:table-cell>
          <table:table-cell table:formula="of:=DEC2HEX(HEX2DEC([.B138] )-HEX2DEC([.$C$2] ))" office:value-type="string" office:string-value="B8ABD">
            <text:p>B8ABD</text:p>
          </table:table-cell>
          <table:table-cell table:formula="of:=DEC2HEX(HEX2DEC([.C138] )-HEX2DEC([.$C$2] ))" office:value-type="string" office:string-value="BE9B9">
            <text:p>BE9B9</text:p>
          </table:table-cell>
          <table:table-cell table:formula="of:=DEC2HEX(HEX2DEC([.D138] )-HEX2DEC([.$C$2] ))" office:value-type="string" office:string-value="478F3A0">
            <text:p>478F3A0</text:p>
          </table:table-cell>
        </table:table-row>
        <table:table-row table:style-name="ro1">
          <table:table-cell office:value-type="string">
            <text:p>004bd319</text:p>
          </table:table-cell>
          <table:table-cell office:value-type="string">
            <text:p>004bd2f2</text:p>
          </table:table-cell>
          <table:table-cell office:value-type="string">
            <text:p>004bd18f</text:p>
          </table:table-cell>
          <table:table-cell office:value-type="string">
            <text:p>004bd2000</text:p>
          </table:table-cell>
          <table:table-cell table:formula="of:=DEC2HEX(HEX2DEC([.A139] )-HEX2DEC([.$C$2] ))" office:value-type="string" office:string-value="BBD19">
            <text:p>BBD19</text:p>
          </table:table-cell>
          <table:table-cell table:formula="of:=DEC2HEX(HEX2DEC([.B139] )-HEX2DEC([.$C$2] ))" office:value-type="string" office:string-value="BBCF2">
            <text:p>BBCF2</text:p>
          </table:table-cell>
          <table:table-cell table:formula="of:=DEC2HEX(HEX2DEC([.C139] )-HEX2DEC([.$C$2] ))" office:value-type="string" office:string-value="BBB8F">
            <text:p>BBB8F</text:p>
          </table:table-cell>
          <table:table-cell table:formula="of:=DEC2HEX(HEX2DEC([.D139] )-HEX2DEC([.$C$2] ))" office:value-type="string" office:string-value="47D0A00">
            <text:p>47D0A00</text:p>
          </table:table-cell>
        </table:table-row>
        <table:table-row table:style-name="ro1">
          <table:table-cell office:value-type="string">
            <text:p>004bd1e5</text:p>
          </table:table-cell>
          <table:table-cell office:value-type="string">
            <text:p>004bd1aa</text:p>
          </table:table-cell>
          <table:table-cell office:value-type="string">
            <text:p>004c2233</text:p>
          </table:table-cell>
          <table:table-cell office:value-type="string">
            <text:p>004c03170</text:p>
          </table:table-cell>
          <table:table-cell table:formula="of:=DEC2HEX(HEX2DEC([.A140] )-HEX2DEC([.$C$2] ))" office:value-type="string" office:string-value="BBBE5">
            <text:p>BBBE5</text:p>
          </table:table-cell>
          <table:table-cell table:formula="of:=DEC2HEX(HEX2DEC([.B140] )-HEX2DEC([.$C$2] ))" office:value-type="string" office:string-value="BBBAA">
            <text:p>BBBAA</text:p>
          </table:table-cell>
          <table:table-cell table:formula="of:=DEC2HEX(HEX2DEC([.C140] )-HEX2DEC([.$C$2] ))" office:value-type="string" office:string-value="C0C33">
            <text:p>C0C33</text:p>
          </table:table-cell>
          <table:table-cell table:formula="of:=DEC2HEX(HEX2DEC([.D140] )-HEX2DEC([.$C$2] ))" office:value-type="string" office:string-value="4801B70">
            <text:p>4801B70</text:p>
          </table:table-cell>
        </table:table-row>
        <table:table-row table:style-name="ro1">
          <table:table-cell office:value-type="string">
            <text:p>004be966</text:p>
          </table:table-cell>
          <table:table-cell table:style-name="ce4" office:value-type="string">
            <text:p>0049e829</text:p>
          </table:table-cell>
          <table:table-cell office:value-type="string">
            <text:p>004b9cb6</text:p>
          </table:table-cell>
          <table:table-cell office:value-type="string">
            <text:p>004ba1430</text:p>
          </table:table-cell>
          <table:table-cell table:formula="of:=DEC2HEX(HEX2DEC([.A141] )-HEX2DEC([.$C$2] ))" office:value-type="string" office:string-value="BD366">
            <text:p>BD366</text:p>
          </table:table-cell>
          <table:table-cell table:formula="of:=DEC2HEX(HEX2DEC([.B141] )-HEX2DEC([.$C$2] ))" office:value-type="string" office:string-value="9D229">
            <text:p>9D229</text:p>
          </table:table-cell>
          <table:table-cell table:formula="of:=DEC2HEX(HEX2DEC([.C141] )-HEX2DEC([.$C$2] ))" office:value-type="string" office:string-value="B86B6">
            <text:p>B86B6</text:p>
          </table:table-cell>
          <table:table-cell table:formula="of:=DEC2HEX(HEX2DEC([.D141] )-HEX2DEC([.$C$2] ))" office:value-type="string" office:string-value="479FE30">
            <text:p>479FE30</text:p>
          </table:table-cell>
        </table:table-row>
        <table:table-row table:style-name="ro1">
          <table:table-cell office:value-type="string">
            <text:p>004b32ac</text:p>
          </table:table-cell>
          <table:table-cell office:value-type="string">
            <text:p>004b3290</text:p>
          </table:table-cell>
          <table:table-cell office:value-type="string">
            <text:p>004c979d</text:p>
          </table:table-cell>
          <table:table-cell office:value-type="string">
            <text:p>004b322c0</text:p>
          </table:table-cell>
          <table:table-cell table:formula="of:=DEC2HEX(HEX2DEC([.A142] )-HEX2DEC([.$C$2] ))" office:value-type="string" office:string-value="B1CAC">
            <text:p>B1CAC</text:p>
          </table:table-cell>
          <table:table-cell table:formula="of:=DEC2HEX(HEX2DEC([.B142] )-HEX2DEC([.$C$2] ))" office:value-type="string" office:string-value="B1C90">
            <text:p>B1C90</text:p>
          </table:table-cell>
          <table:table-cell table:formula="of:=DEC2HEX(HEX2DEC([.C142] )-HEX2DEC([.$C$2] ))" office:value-type="string" office:string-value="C819D">
            <text:p>C819D</text:p>
          </table:table-cell>
          <table:table-cell table:formula="of:=DEC2HEX(HEX2DEC([.D142] )-HEX2DEC([.$C$2] ))" office:value-type="string" office:string-value="4730CC0">
            <text:p>4730CC0</text:p>
          </table:table-cell>
        </table:table-row>
        <table:table-row table:style-name="ro1">
          <table:table-cell office:value-type="string">
            <text:p>004b32ac</text:p>
          </table:table-cell>
          <table:table-cell office:value-type="string">
            <text:p>004b3290</text:p>
          </table:table-cell>
          <table:table-cell office:value-type="string">
            <text:p>004c2f8d</text:p>
          </table:table-cell>
          <table:table-cell office:value-type="string">
            <text:p>004c97ac0</text:p>
          </table:table-cell>
          <table:table-cell table:formula="of:=DEC2HEX(HEX2DEC([.A143] )-HEX2DEC([.$C$2] ))" office:value-type="string" office:string-value="B1CAC">
            <text:p>B1CAC</text:p>
          </table:table-cell>
          <table:table-cell table:formula="of:=DEC2HEX(HEX2DEC([.B143] )-HEX2DEC([.$C$2] ))" office:value-type="string" office:string-value="B1C90">
            <text:p>B1C90</text:p>
          </table:table-cell>
          <table:table-cell table:formula="of:=DEC2HEX(HEX2DEC([.C143] )-HEX2DEC([.$C$2] ))" office:value-type="string" office:string-value="C198D">
            <text:p>C198D</text:p>
          </table:table-cell>
          <table:table-cell table:formula="of:=DEC2HEX(HEX2DEC([.D143] )-HEX2DEC([.$C$2] ))" office:value-type="string" office:string-value="48964C0">
            <text:p>48964C0</text:p>
          </table:table-cell>
        </table:table-row>
        <table:table-row table:style-name="ro1">
          <table:table-cell office:value-type="string">
            <text:p>004b3588</text:p>
          </table:table-cell>
          <table:table-cell office:value-type="string">
            <text:p>004b3568</text:p>
          </table:table-cell>
          <table:table-cell office:value-type="string">
            <text:p>004b8de0</text:p>
          </table:table-cell>
          <table:table-cell office:value-type="string">
            <text:p>004c900a0</text:p>
          </table:table-cell>
          <table:table-cell table:formula="of:=DEC2HEX(HEX2DEC([.A144] )-HEX2DEC([.$C$2] ))" office:value-type="string" office:string-value="B1F88">
            <text:p>B1F88</text:p>
          </table:table-cell>
          <table:table-cell table:formula="of:=DEC2HEX(HEX2DEC([.B144] )-HEX2DEC([.$C$2] ))" office:value-type="string" office:string-value="B1F68">
            <text:p>B1F68</text:p>
          </table:table-cell>
          <table:table-cell table:formula="of:=DEC2HEX(HEX2DEC([.C144] )-HEX2DEC([.$C$2] ))" office:value-type="string" office:string-value="B77E0">
            <text:p>B77E0</text:p>
          </table:table-cell>
          <table:table-cell table:formula="of:=DEC2HEX(HEX2DEC([.D144] )-HEX2DEC([.$C$2] ))" office:value-type="string" office:string-value="488EAA0">
            <text:p>488EAA0</text:p>
          </table:table-cell>
        </table:table-row>
        <table:table-row table:style-name="ro1">
          <table:table-cell office:value-type="string">
            <text:p>004bd319</text:p>
          </table:table-cell>
          <table:table-cell office:value-type="string">
            <text:p>004c2f50</text:p>
          </table:table-cell>
          <table:table-cell office:value-type="string">
            <text:p>009fedd5</text:p>
          </table:table-cell>
          <table:table-cell office:value-type="string">
            <text:p>004abef00</text:p>
          </table:table-cell>
          <table:table-cell table:formula="of:=DEC2HEX(HEX2DEC([.A145] )-HEX2DEC([.$C$2] ))" office:value-type="string" office:string-value="BBD19">
            <text:p>BBD19</text:p>
          </table:table-cell>
          <table:table-cell table:formula="of:=DEC2HEX(HEX2DEC([.B145] )-HEX2DEC([.$C$2] ))" office:value-type="string" office:string-value="C1950">
            <text:p>C1950</text:p>
          </table:table-cell>
          <table:table-cell table:formula="of:=DEC2HEX(HEX2DEC([.C145] )-HEX2DEC([.$C$2] ))" office:value-type="string" office:string-value="5FD7D5">
            <text:p>5FD7D5</text:p>
          </table:table-cell>
          <table:table-cell table:formula="of:=DEC2HEX(HEX2DEC([.D145] )-HEX2DEC([.$C$2] ))" office:value-type="string" office:string-value="46BD900">
            <text:p>46BD900</text:p>
          </table:table-cell>
        </table:table-row>
        <table:table-row table:style-name="ro1">
          <table:table-cell office:value-type="string">
            <text:p>004bd319</text:p>
          </table:table-cell>
          <table:table-cell office:value-type="string">
            <text:p>004c2f50</text:p>
          </table:table-cell>
          <table:table-cell office:value-type="string">
            <text:p>009feda7</text:p>
          </table:table-cell>
          <table:table-cell office:value-type="string">
            <text:p>004abf000</text:p>
          </table:table-cell>
          <table:table-cell table:formula="of:=DEC2HEX(HEX2DEC([.A146] )-HEX2DEC([.$C$2] ))" office:value-type="string" office:string-value="BBD19">
            <text:p>BBD19</text:p>
          </table:table-cell>
          <table:table-cell table:formula="of:=DEC2HEX(HEX2DEC([.B146] )-HEX2DEC([.$C$2] ))" office:value-type="string" office:string-value="C1950">
            <text:p>C1950</text:p>
          </table:table-cell>
          <table:table-cell table:formula="of:=DEC2HEX(HEX2DEC([.C146] )-HEX2DEC([.$C$2] ))" office:value-type="string" office:string-value="5FD7A7">
            <text:p>5FD7A7</text:p>
          </table:table-cell>
          <table:table-cell table:formula="of:=DEC2HEX(HEX2DEC([.D146] )-HEX2DEC([.$C$2] ))" office:value-type="string" office:string-value="46BDA00">
            <text:p>46BDA00</text:p>
          </table:table-cell>
        </table:table-row>
        <table:table-row table:style-name="ro1">
          <table:table-cell office:value-type="string">
            <text:p>004be776</text:p>
          </table:table-cell>
          <table:table-cell office:value-type="string">
            <text:p>004be757</text:p>
          </table:table-cell>
          <table:table-cell office:value-type="string">
            <text:p>00a05b81</text:p>
          </table:table-cell>
          <table:table-cell office:value-type="string">
            <text:p>00a05b610</text:p>
          </table:table-cell>
          <table:table-cell table:formula="of:=DEC2HEX(HEX2DEC([.A147] )-HEX2DEC([.$C$2] ))" office:value-type="string" office:string-value="BD176">
            <text:p>BD176</text:p>
          </table:table-cell>
          <table:table-cell table:formula="of:=DEC2HEX(HEX2DEC([.B147] )-HEX2DEC([.$C$2] ))" office:value-type="string" office:string-value="BD157">
            <text:p>BD157</text:p>
          </table:table-cell>
          <table:table-cell table:formula="of:=DEC2HEX(HEX2DEC([.C147] )-HEX2DEC([.$C$2] ))" office:value-type="string" office:string-value="604581">
            <text:p>604581</text:p>
          </table:table-cell>
          <table:table-cell table:formula="of:=DEC2HEX(HEX2DEC([.D147] )-HEX2DEC([.$C$2] ))" office:value-type="string" office:string-value="9C5A010">
            <text:p>9C5A010</text:p>
          </table:table-cell>
        </table:table-row>
        <table:table-row table:style-name="ro1">
          <table:table-cell office:value-type="string">
            <text:p>004b9f74</text:p>
          </table:table-cell>
          <table:table-cell office:value-type="string">
            <text:p>004ba004</text:p>
          </table:table-cell>
          <table:table-cell office:value-type="string">
            <text:p>00a05b91</text:p>
          </table:table-cell>
          <table:table-cell office:value-type="string">
            <text:p>00a05ba10</text:p>
          </table:table-cell>
          <table:table-cell table:formula="of:=DEC2HEX(HEX2DEC([.A148] )-HEX2DEC([.$C$2] ))" office:value-type="string" office:string-value="B8974">
            <text:p>B8974</text:p>
          </table:table-cell>
          <table:table-cell table:formula="of:=DEC2HEX(HEX2DEC([.B148] )-HEX2DEC([.$C$2] ))" office:value-type="string" office:string-value="B8A04">
            <text:p>B8A04</text:p>
          </table:table-cell>
          <table:table-cell table:formula="of:=DEC2HEX(HEX2DEC([.C148] )-HEX2DEC([.$C$2] ))" office:value-type="string" office:string-value="604591">
            <text:p>604591</text:p>
          </table:table-cell>
          <table:table-cell table:formula="of:=DEC2HEX(HEX2DEC([.D148] )-HEX2DEC([.$C$2] ))" office:value-type="string" office:string-value="9C5A410">
            <text:p>9C5A410</text:p>
          </table:table-cell>
        </table:table-row>
        <table:table-row table:style-name="ro1">
          <table:table-cell office:value-type="string">
            <text:p>004b9f74</text:p>
          </table:table-cell>
          <table:table-cell office:value-type="string">
            <text:p>004ba004</text:p>
          </table:table-cell>
          <table:table-cell office:value-type="string">
            <text:p>00a05bc1</text:p>
          </table:table-cell>
          <table:table-cell office:value-type="string">
            <text:p>00a05bb10</text:p>
          </table:table-cell>
          <table:table-cell table:formula="of:=DEC2HEX(HEX2DEC([.A149] )-HEX2DEC([.$C$2] ))" office:value-type="string" office:string-value="B8974">
            <text:p>B8974</text:p>
          </table:table-cell>
          <table:table-cell table:formula="of:=DEC2HEX(HEX2DEC([.B149] )-HEX2DEC([.$C$2] ))" office:value-type="string" office:string-value="B8A04">
            <text:p>B8A04</text:p>
          </table:table-cell>
          <table:table-cell table:formula="of:=DEC2HEX(HEX2DEC([.C149] )-HEX2DEC([.$C$2] ))" office:value-type="string" office:string-value="6045C1">
            <text:p>6045C1</text:p>
          </table:table-cell>
          <table:table-cell table:formula="of:=DEC2HEX(HEX2DEC([.D149] )-HEX2DEC([.$C$2] ))" office:value-type="string" office:string-value="9C5A510">
            <text:p>9C5A510</text:p>
          </table:table-cell>
        </table:table-row>
        <table:table-row table:style-name="ro1">
          <table:table-cell office:value-type="string">
            <text:p>004bda71</text:p>
          </table:table-cell>
          <table:table-cell office:value-type="string">
            <text:p>004bda54</text:p>
          </table:table-cell>
          <table:table-cell office:value-type="string">
            <text:p>004bda8c</text:p>
          </table:table-cell>
          <table:table-cell office:value-type="string">
            <text:p>004bda460</text:p>
          </table:table-cell>
          <table:table-cell table:formula="of:=DEC2HEX(HEX2DEC([.A150] )-HEX2DEC([.$C$2] ))" office:value-type="string" office:string-value="BC471">
            <text:p>BC471</text:p>
          </table:table-cell>
          <table:table-cell table:formula="of:=DEC2HEX(HEX2DEC([.B150] )-HEX2DEC([.$C$2] ))" office:value-type="string" office:string-value="BC454">
            <text:p>BC454</text:p>
          </table:table-cell>
          <table:table-cell table:formula="of:=DEC2HEX(HEX2DEC([.C150] )-HEX2DEC([.$C$2] ))" office:value-type="string" office:string-value="BC48C">
            <text:p>BC48C</text:p>
          </table:table-cell>
          <table:table-cell table:formula="of:=DEC2HEX(HEX2DEC([.D150] )-HEX2DEC([.$C$2] ))" office:value-type="string" office:string-value="47D8E60">
            <text:p>47D8E60</text:p>
          </table:table-cell>
        </table:table-row>
        <table:table-row table:style-name="ro1">
          <table:table-cell office:value-type="string">
            <text:p>00a04253</text:p>
          </table:table-cell>
          <table:table-cell table:style-name="ce3" office:value-type="float" office:value="4.9E+210">
            <text:p>4,90E+210</text:p>
          </table:table-cell>
          <table:table-cell office:value-type="string">
            <text:p>00a05c31</text:p>
          </table:table-cell>
          <table:table-cell office:value-type="string">
            <text:p>00a05c410</text:p>
          </table:table-cell>
          <table:table-cell table:formula="of:=DEC2HEX(HEX2DEC([.A151] )-HEX2DEC([.$C$2] ))" office:value-type="string" office:string-value="602C53">
            <text:p>602C53</text:p>
          </table:table-cell>
          <table:table-cell table:formula="of:=DEC2HEX(HEX2DEC([.B151] )-HEX2DEC([.$C$2] ))" office:value-type="float" office:value="0">
            <text:p>Ошибка:502</text:p>
          </table:table-cell>
          <table:table-cell table:formula="of:=DEC2HEX(HEX2DEC([.C151] )-HEX2DEC([.$C$2] ))" office:value-type="string" office:string-value="604631">
            <text:p>604631</text:p>
          </table:table-cell>
          <table:table-cell table:formula="of:=DEC2HEX(HEX2DEC([.D151] )-HEX2DEC([.$C$2] ))" office:value-type="string" office:string-value="9C5AE10">
            <text:p>9C5AE10</text:p>
          </table:table-cell>
        </table:table-row>
        <table:table-row table:style-name="ro1">
          <table:table-cell office:value-type="string">
            <text:p>004c0186</text:p>
          </table:table-cell>
          <table:table-cell office:value-type="string">
            <text:p>004c0476</text:p>
          </table:table-cell>
          <table:table-cell office:value-type="string">
            <text:p>004bea46</text:p>
          </table:table-cell>
          <table:table-cell office:value-type="string">
            <text:p>00a05c5a0</text:p>
          </table:table-cell>
          <table:table-cell office:value-type="string">
            <text:p>Monsters\BigFall\Fallg%c.CL2</text:p>
          </table:table-cell>
          <table:table-cell table:formula="of:=DEC2HEX(HEX2DEC([.B152] )-HEX2DEC([.$C$2] ))" office:value-type="string" office:string-value="BEE76">
            <text:p>BEE76</text:p>
          </table:table-cell>
          <table:table-cell table:formula="of:=DEC2HEX(HEX2DEC([.C152] )-HEX2DEC([.$C$2] ))" office:value-type="string" office:string-value="BD446">
            <text:p>BD446</text:p>
          </table:table-cell>
          <table:table-cell table:formula="of:=DEC2HEX(HEX2DEC([.D152] )-HEX2DEC([.$C$2] ))" office:value-type="string" office:string-value="9C5AFA0">
            <text:p>9C5AFA0</text:p>
          </table:table-cell>
        </table:table-row>
        <table:table-row table:style-name="ro1">
          <table:table-cell office:value-type="string">
            <text:p>004c0186</text:p>
          </table:table-cell>
          <table:table-cell office:value-type="string">
            <text:p>004c015b</text:p>
          </table:table-cell>
          <table:table-cell office:value-type="string">
            <text:p>004bd962</text:p>
          </table:table-cell>
          <table:table-cell office:value-type="string">
            <text:p>00a05c710</text:p>
          </table:table-cell>
          <table:table-cell office:value-type="string">
            <text:p>Monsters\BigFall\Fallg%c.CL2</text:p>
          </table:table-cell>
          <table:table-cell table:formula="of:=DEC2HEX(HEX2DEC([.B153] )-HEX2DEC([.$C$2] ))" office:value-type="string" office:string-value="BEB5B">
            <text:p>BEB5B</text:p>
          </table:table-cell>
          <table:table-cell table:formula="of:=DEC2HEX(HEX2DEC([.C153] )-HEX2DEC([.$C$2] ))" office:value-type="string" office:string-value="BC362">
            <text:p>BC362</text:p>
          </table:table-cell>
          <table:table-cell table:formula="of:=DEC2HEX(HEX2DEC([.D153] )-HEX2DEC([.$C$2] ))" office:value-type="string" office:string-value="9C5B110">
            <text:p>9C5B110</text:p>
          </table:table-cell>
        </table:table-row>
        <table:table-row table:style-name="ro1">
          <table:table-cell office:value-type="string">
            <text:p>004c81ef</text:p>
          </table:table-cell>
          <table:table-cell office:value-type="string">
            <text:p>004c2f6e</text:p>
          </table:table-cell>
          <table:table-cell office:value-type="string">
            <text:p>00a05c31</text:p>
          </table:table-cell>
          <table:table-cell office:value-type="string">
            <text:p>00a05cc10</text:p>
          </table:table-cell>
          <table:table-cell table:formula="of:=DEC2HEX(HEX2DEC([.A154] )-HEX2DEC([.$C$2] ))" office:value-type="string" office:string-value="C6BEF">
            <text:p>C6BEF</text:p>
          </table:table-cell>
          <table:table-cell table:formula="of:=DEC2HEX(HEX2DEC([.B154] )-HEX2DEC([.$C$2] ))" office:value-type="string" office:string-value="C196E">
            <text:p>C196E</text:p>
          </table:table-cell>
          <table:table-cell table:formula="of:=DEC2HEX(HEX2DEC([.C154] )-HEX2DEC([.$C$2] ))" office:value-type="string" office:string-value="604631">
            <text:p>604631</text:p>
          </table:table-cell>
          <table:table-cell table:formula="of:=DEC2HEX(HEX2DEC([.D154] )-HEX2DEC([.$C$2] ))" office:value-type="string" office:string-value="9C5B610">
            <text:p>9C5B610</text:p>
          </table:table-cell>
        </table:table-row>
        <table:table-row table:style-name="ro1">
          <table:table-cell office:value-type="string">
            <text:p>004c81ef</text:p>
          </table:table-cell>
          <table:table-cell office:value-type="string">
            <text:p>004c2f6e</text:p>
          </table:table-cell>
          <table:table-cell office:value-type="string">
            <text:p>0049ce29</text:p>
          </table:table-cell>
          <table:table-cell office:value-type="string">
            <text:p>00a05cd10</text:p>
          </table:table-cell>
          <table:table-cell table:formula="of:=DEC2HEX(HEX2DEC([.A155] )-HEX2DEC([.$C$2] ))" office:value-type="string" office:string-value="C6BEF">
            <text:p>C6BEF</text:p>
          </table:table-cell>
          <table:table-cell table:formula="of:=DEC2HEX(HEX2DEC([.B155] )-HEX2DEC([.$C$2] ))" office:value-type="string" office:string-value="C196E">
            <text:p>C196E</text:p>
          </table:table-cell>
          <table:table-cell table:formula="of:=DEC2HEX(HEX2DEC([.C155] )-HEX2DEC([.$C$2] ))" office:value-type="string" office:string-value="9B829">
            <text:p>9B829</text:p>
          </table:table-cell>
          <table:table-cell table:formula="of:=DEC2HEX(HEX2DEC([.D155] )-HEX2DEC([.$C$2] ))" office:value-type="string" office:string-value="9C5B710">
            <text:p>9C5B710</text:p>
          </table:table-cell>
        </table:table-row>
        <table:table-row table:style-name="ro1">
          <table:table-cell office:value-type="string">
            <text:p>004bd1e5</text:p>
          </table:table-cell>
          <table:table-cell office:value-type="string">
            <text:p>004bd1aa</text:p>
          </table:table-cell>
          <table:table-cell office:value-type="string">
            <text:p>00a05d61</text:p>
          </table:table-cell>
          <table:table-cell office:value-type="string">
            <text:p>00a05d810</text:p>
          </table:table-cell>
          <table:table-cell table:formula="of:=DEC2HEX(HEX2DEC([.A156] )-HEX2DEC([.$C$2] ))" office:value-type="string" office:string-value="BBBE5">
            <text:p>BBBE5</text:p>
          </table:table-cell>
          <table:table-cell table:formula="of:=DEC2HEX(HEX2DEC([.B156] )-HEX2DEC([.$C$2] ))" office:value-type="string" office:string-value="BBBAA">
            <text:p>BBBAA</text:p>
          </table:table-cell>
          <table:table-cell table:formula="of:=DEC2HEX(HEX2DEC([.C156] )-HEX2DEC([.$C$2] ))" office:value-type="string" office:string-value="604761">
            <text:p>604761</text:p>
          </table:table-cell>
          <table:table-cell table:formula="of:=DEC2HEX(HEX2DEC([.D156] )-HEX2DEC([.$C$2] ))" office:value-type="string" office:string-value="9C5C210">
            <text:p>9C5C210</text:p>
          </table:table-cell>
        </table:table-row>
        <table:table-row table:style-name="ro1">
          <table:table-cell office:value-type="string">
            <text:p>004bd1e5</text:p>
          </table:table-cell>
          <table:table-cell office:value-type="string">
            <text:p>004bd1aa</text:p>
          </table:table-cell>
          <table:table-cell office:value-type="string">
            <text:p>00a05da1</text:p>
          </table:table-cell>
          <table:table-cell office:value-type="string">
            <text:p>00a05d910</text:p>
          </table:table-cell>
          <table:table-cell table:formula="of:=DEC2HEX(HEX2DEC([.A157] )-HEX2DEC([.$C$2] ))" office:value-type="string" office:string-value="BBBE5">
            <text:p>BBBE5</text:p>
          </table:table-cell>
          <table:table-cell table:formula="of:=DEC2HEX(HEX2DEC([.B157] )-HEX2DEC([.$C$2] ))" office:value-type="string" office:string-value="BBBAA">
            <text:p>BBBAA</text:p>
          </table:table-cell>
          <table:table-cell table:formula="of:=DEC2HEX(HEX2DEC([.C157] )-HEX2DEC([.$C$2] ))" office:value-type="string" office:string-value="6047A1">
            <text:p>6047A1</text:p>
          </table:table-cell>
          <table:table-cell table:formula="of:=DEC2HEX(HEX2DEC([.D157] )-HEX2DEC([.$C$2] ))" office:value-type="string" office:string-value="9C5C310">
            <text:p>9C5C310</text:p>
          </table:table-cell>
        </table:table-row>
        <table:table-row table:style-name="ro1">
          <table:table-cell office:value-type="string">
            <text:p>004bd1e5</text:p>
          </table:table-cell>
          <table:table-cell office:value-type="string">
            <text:p>004bd1aa</text:p>
          </table:table-cell>
          <table:table-cell office:value-type="string">
            <text:p>00a05da1</text:p>
          </table:table-cell>
          <table:table-cell office:value-type="string">
            <text:p>00a05d910</text:p>
          </table:table-cell>
          <table:table-cell table:formula="of:=DEC2HEX(HEX2DEC([.A158] )-HEX2DEC([.$C$2] ))" office:value-type="string" office:string-value="BBBE5">
            <text:p>BBBE5</text:p>
          </table:table-cell>
          <table:table-cell table:formula="of:=DEC2HEX(HEX2DEC([.B158] )-HEX2DEC([.$C$2] ))" office:value-type="string" office:string-value="BBBAA">
            <text:p>BBBAA</text:p>
          </table:table-cell>
          <table:table-cell table:formula="of:=DEC2HEX(HEX2DEC([.C158] )-HEX2DEC([.$C$2] ))" office:value-type="string" office:string-value="6047A1">
            <text:p>6047A1</text:p>
          </table:table-cell>
          <table:table-cell table:formula="of:=DEC2HEX(HEX2DEC([.D158] )-HEX2DEC([.$C$2] ))" office:value-type="string" office:string-value="9C5C310">
            <text:p>9C5C310</text:p>
          </table:table-cell>
        </table:table-row>
        <table:table-row table:style-name="ro1">
          <table:table-cell office:value-type="string">
            <text:p>004b3340</text:p>
          </table:table-cell>
          <table:table-cell office:value-type="string">
            <text:p>004b3320</text:p>
          </table:table-cell>
          <table:table-cell office:value-type="string">
            <text:p>004b32c8</text:p>
          </table:table-cell>
          <table:table-cell office:value-type="string">
            <text:p>004c2f9c0</text:p>
          </table:table-cell>
          <table:table-cell table:formula="of:=DEC2HEX(HEX2DEC([.A159] )-HEX2DEC([.$C$2] ))" office:value-type="string" office:string-value="B1D40">
            <text:p>B1D40</text:p>
          </table:table-cell>
          <table:table-cell table:formula="of:=DEC2HEX(HEX2DEC([.B159] )-HEX2DEC([.$C$2] ))" office:value-type="string" office:string-value="B1D20">
            <text:p>B1D20</text:p>
          </table:table-cell>
          <table:table-cell table:formula="of:=DEC2HEX(HEX2DEC([.C159] )-HEX2DEC([.$C$2] ))" office:value-type="string" office:string-value="B1CC8">
            <text:p>B1CC8</text:p>
          </table:table-cell>
          <table:table-cell table:formula="of:=DEC2HEX(HEX2DEC([.D159] )-HEX2DEC([.$C$2] ))" office:value-type="string" office:string-value="482E3C0">
            <text:p>482E3C0</text:p>
          </table:table-cell>
        </table:table-row>
        <table:table-row table:style-name="ro1">
          <table:table-cell office:value-type="string">
            <text:p>004b34c8</text:p>
          </table:table-cell>
          <table:table-cell office:value-type="string">
            <text:p>004b34a8</text:p>
          </table:table-cell>
          <table:table-cell office:value-type="string">
            <text:p>004c43eb</text:p>
          </table:table-cell>
          <table:table-cell office:value-type="string">
            <text:p>004bea580</text:p>
          </table:table-cell>
          <table:table-cell table:formula="of:=DEC2HEX(HEX2DEC([.A160] )-HEX2DEC([.$C$2] ))" office:value-type="string" office:string-value="B1EC8">
            <text:p>B1EC8</text:p>
          </table:table-cell>
          <table:table-cell table:formula="of:=DEC2HEX(HEX2DEC([.B160] )-HEX2DEC([.$C$2] ))" office:value-type="string" office:string-value="B1EA8">
            <text:p>B1EA8</text:p>
          </table:table-cell>
          <table:table-cell table:formula="of:=DEC2HEX(HEX2DEC([.C160] )-HEX2DEC([.$C$2] ))" office:value-type="string" office:string-value="C2DEB">
            <text:p>C2DEB</text:p>
          </table:table-cell>
          <table:table-cell table:formula="of:=DEC2HEX(HEX2DEC([.D160] )-HEX2DEC([.$C$2] ))" office:value-type="string" office:string-value="47E8F80">
            <text:p>47E8F80</text:p>
          </table:table-cell>
        </table:table-row>
        <table:table-row table:style-name="ro1">
          <table:table-cell office:value-type="string">
            <text:p>004b3340</text:p>
          </table:table-cell>
          <table:table-cell office:value-type="string">
            <text:p>004b3320</text:p>
          </table:table-cell>
          <table:table-cell office:value-type="string">
            <text:p>00a06001</text:p>
          </table:table-cell>
          <table:table-cell office:value-type="string">
            <text:p>00a060210</text:p>
          </table:table-cell>
          <table:table-cell table:formula="of:=DEC2HEX(HEX2DEC([.A161] )-HEX2DEC([.$C$2] ))" office:value-type="string" office:string-value="B1D40">
            <text:p>B1D40</text:p>
          </table:table-cell>
          <table:table-cell table:formula="of:=DEC2HEX(HEX2DEC([.B161] )-HEX2DEC([.$C$2] ))" office:value-type="string" office:string-value="B1D20">
            <text:p>B1D20</text:p>
          </table:table-cell>
          <table:table-cell table:formula="of:=DEC2HEX(HEX2DEC([.C161] )-HEX2DEC([.$C$2] ))" office:value-type="string" office:string-value="604A01">
            <text:p>604A01</text:p>
          </table:table-cell>
          <table:table-cell table:formula="of:=DEC2HEX(HEX2DEC([.D161] )-HEX2DEC([.$C$2] ))" office:value-type="string" office:string-value="9C5EC10">
            <text:p>9C5EC10</text:p>
          </table:table-cell>
        </table:table-row>
        <table:table-row table:style-name="ro1">
          <table:table-cell office:value-type="string">
            <text:p>004b3404</text:p>
          </table:table-cell>
          <table:table-cell office:value-type="string">
            <text:p>004b33e4</text:p>
          </table:table-cell>
          <table:table-cell office:value-type="string">
            <text:p>004c8dea</text:p>
          </table:table-cell>
          <table:table-cell office:value-type="string">
            <text:p>00a060710</text:p>
          </table:table-cell>
          <table:table-cell table:formula="of:=DEC2HEX(HEX2DEC([.A162] )-HEX2DEC([.$C$2] ))" office:value-type="string" office:string-value="B1E04">
            <text:p>B1E04</text:p>
          </table:table-cell>
          <table:table-cell table:formula="of:=DEC2HEX(HEX2DEC([.B162] )-HEX2DEC([.$C$2] ))" office:value-type="string" office:string-value="B1DE4">
            <text:p>B1DE4</text:p>
          </table:table-cell>
          <table:table-cell table:formula="of:=DEC2HEX(HEX2DEC([.C162] )-HEX2DEC([.$C$2] ))" office:value-type="string" office:string-value="C77EA">
            <text:p>C77EA</text:p>
          </table:table-cell>
          <table:table-cell table:formula="of:=DEC2HEX(HEX2DEC([.D162] )-HEX2DEC([.$C$2] ))" office:value-type="string" office:string-value="9C5F110">
            <text:p>9C5F110</text:p>
          </table:table-cell>
        </table:table-row>
        <table:table-row table:style-name="ro1">
          <table:table-cell office:value-type="string">
            <text:p>004bfff4</text:p>
          </table:table-cell>
          <table:table-cell office:value-type="string">
            <text:p>004c2490</text:p>
          </table:table-cell>
          <table:table-cell office:value-type="string">
            <text:p>009fede4</text:p>
          </table:table-cell>
          <table:table-cell office:value-type="string">
            <text:p>00a050f20</text:p>
          </table:table-cell>
          <table:table-cell office:value-type="string">
            <text:p>Monsters\Mega\Mega%c.CL2</text:p>
          </table:table-cell>
          <table:table-cell table:formula="of:=DEC2HEX(HEX2DEC([.B163] )-HEX2DEC([.$C$2] ))" office:value-type="string" office:string-value="C0E90">
            <text:p>C0E90</text:p>
          </table:table-cell>
          <table:table-cell table:formula="of:=DEC2HEX(HEX2DEC([.C163] )-HEX2DEC([.$C$2] ))" office:value-type="string" office:string-value="5FD7E4">
            <text:p>5FD7E4</text:p>
          </table:table-cell>
          <table:table-cell table:formula="of:=DEC2HEX(HEX2DEC([.D163] )-HEX2DEC([.$C$2] ))" office:value-type="string" office:string-value="9C4F920">
            <text:p>9C4F920</text:p>
          </table:table-cell>
        </table:table-row>
        <table:table-row table:style-name="ro1">
          <table:table-cell office:value-type="string">
            <text:p>004c0270</text:p>
          </table:table-cell>
          <table:table-cell office:value-type="string">
            <text:p>004c0295</text:p>
          </table:table-cell>
          <table:table-cell office:value-type="string">
            <text:p>00a06121</text:p>
          </table:table-cell>
          <table:table-cell office:value-type="string">
            <text:p>00a061110</text:p>
          </table:table-cell>
          <table:table-cell office:value-type="string">
            <text:p>Monsters\Thin\Thin%c.CL2</text:p>
          </table:table-cell>
          <table:table-cell table:formula="of:=DEC2HEX(HEX2DEC([.B164] )-HEX2DEC([.$C$2] ))" office:value-type="string" office:string-value="BEC95">
            <text:p>BEC95</text:p>
          </table:table-cell>
          <table:table-cell table:formula="of:=DEC2HEX(HEX2DEC([.C164] )-HEX2DEC([.$C$2] ))" office:value-type="string" office:string-value="604B21">
            <text:p>604B21</text:p>
          </table:table-cell>
          <table:table-cell table:formula="of:=DEC2HEX(HEX2DEC([.D164] )-HEX2DEC([.$C$2] ))" office:value-type="string" office:string-value="9C5FB10">
            <text:p>9C5FB10</text:p>
          </table:table-cell>
        </table:table-row>
        <table:table-row table:style-name="ro1">
          <table:table-cell office:value-type="string">
            <text:p>004bedf5</text:p>
          </table:table-cell>
          <table:table-cell office:value-type="string">
            <text:p>004bedd8</text:p>
          </table:table-cell>
          <table:table-cell office:value-type="string">
            <text:p>00a06252</text:p>
          </table:table-cell>
          <table:table-cell office:value-type="string">
            <text:p>00a062420</text:p>
          </table:table-cell>
          <table:table-cell table:formula="of:=DEC2HEX(HEX2DEC([.A165] )-HEX2DEC([.$C$2] ))" office:value-type="string" office:string-value="BD7F5">
            <text:p>BD7F5</text:p>
          </table:table-cell>
          <table:table-cell table:formula="of:=DEC2HEX(HEX2DEC([.B165] )-HEX2DEC([.$C$2] ))" office:value-type="string" office:string-value="BD7D8">
            <text:p>BD7D8</text:p>
          </table:table-cell>
          <table:table-cell table:formula="of:=DEC2HEX(HEX2DEC([.C165] )-HEX2DEC([.$C$2] ))" office:value-type="string" office:string-value="604C52">
            <text:p>604C52</text:p>
          </table:table-cell>
          <table:table-cell table:formula="of:=DEC2HEX(HEX2DEC([.D165] )-HEX2DEC([.$C$2] ))" office:value-type="string" office:string-value="9C60E20">
            <text:p>9C60E20</text:p>
          </table:table-cell>
        </table:table-row>
        <table:table-row table:style-name="ro1">
          <table:table-cell office:value-type="string">
            <text:p>00a062a3</text:p>
          </table:table-cell>
          <table:table-cell office:value-type="string">
            <text:p>00a06284</text:p>
          </table:table-cell>
          <table:table-cell office:value-type="float" office:value="0">
            <text:p>0</text:p>
          </table:table-cell>
          <table:table-cell office:value-type="string">
            <text:p>00a062c10</text:p>
          </table:table-cell>
          <table:table-cell table:formula="of:=DEC2HEX(HEX2DEC([.A166] )-HEX2DEC([.$C$2] ))" office:value-type="string" office:string-value="604CA3">
            <text:p>604CA3</text:p>
          </table:table-cell>
          <table:table-cell table:formula="of:=DEC2HEX(HEX2DEC([.B166] )-HEX2DEC([.$C$2] ))" office:value-type="string" office:string-value="604C84">
            <text:p>604C84</text:p>
          </table:table-cell>
          <table:table-cell table:formula="of:=DEC2HEX(HEX2DEC([.C166] )-HEX2DEC([.$C$2] ))" office:value-type="string" office:string-value="FFFFBFEA00">
            <text:p>FFFFBFEA00</text:p>
          </table:table-cell>
          <table:table-cell table:formula="of:=DEC2HEX(HEX2DEC([.D166] )-HEX2DEC([.$C$2] ))" office:value-type="string" office:string-value="9C61610">
            <text:p>9C61610</text:p>
          </table:table-cell>
        </table:table-row>
        <table:table-row table:style-name="ro1">
          <table:table-cell office:value-type="string">
            <text:p>00a062d1</text:p>
          </table:table-cell>
          <table:table-cell office:value-type="string">
            <text:p>004be757</text:p>
          </table:table-cell>
          <table:table-cell office:value-type="float" office:value="0">
            <text:p>0</text:p>
          </table:table-cell>
          <table:table-cell office:value-type="string">
            <text:p>00a062ee0</text:p>
          </table:table-cell>
          <table:table-cell table:formula="of:=DEC2HEX(HEX2DEC([.A167] )-HEX2DEC([.$C$2] ))" office:value-type="string" office:string-value="604CD1">
            <text:p>604CD1</text:p>
          </table:table-cell>
          <table:table-cell table:formula="of:=DEC2HEX(HEX2DEC([.B167] )-HEX2DEC([.$C$2] ))" office:value-type="string" office:string-value="BD157">
            <text:p>BD157</text:p>
          </table:table-cell>
          <table:table-cell table:formula="of:=DEC2HEX(HEX2DEC([.C167] )-HEX2DEC([.$C$2] ))" office:value-type="string" office:string-value="FFFFBFEA00">
            <text:p>FFFFBFEA00</text:p>
          </table:table-cell>
          <table:table-cell table:formula="of:=DEC2HEX(HEX2DEC([.D167] )-HEX2DEC([.$C$2] ))" office:value-type="string" office:string-value="9C618E0">
            <text:p>9C618E0</text:p>
          </table:table-cell>
        </table:table-row>
        <table:table-row table:style-name="ro1">
          <table:table-cell office:value-type="string">
            <text:p>004c0270</text:p>
          </table:table-cell>
          <table:table-cell office:value-type="string">
            <text:p>004c0295</text:p>
          </table:table-cell>
          <table:table-cell office:value-type="string">
            <text:p>00a06321</text:p>
          </table:table-cell>
          <table:table-cell office:value-type="string">
            <text:p>00a063110</text:p>
          </table:table-cell>
          <table:table-cell office:value-type="string">
            <text:p>Monsters\Thin\Thin%c.CL2</text:p>
          </table:table-cell>
          <table:table-cell table:formula="of:=DEC2HEX(HEX2DEC([.B168] )-HEX2DEC([.$C$2] ))" office:value-type="string" office:string-value="BEC95">
            <text:p>BEC95</text:p>
          </table:table-cell>
          <table:table-cell table:formula="of:=DEC2HEX(HEX2DEC([.C168] )-HEX2DEC([.$C$2] ))" office:value-type="string" office:string-value="604D21">
            <text:p>604D21</text:p>
          </table:table-cell>
          <table:table-cell table:formula="of:=DEC2HEX(HEX2DEC([.D168] )-HEX2DEC([.$C$2] ))" office:value-type="string" office:string-value="9C61B10">
            <text:p>9C61B10</text:p>
          </table:table-cell>
        </table:table-row>
        <table:table-row table:style-name="ro1">
          <table:table-cell office:value-type="string">
            <text:p>004c38e0</text:p>
          </table:table-cell>
          <table:table-cell office:value-type="string">
            <text:p>004c38c1</text:p>
          </table:table-cell>
          <table:table-cell office:value-type="string">
            <text:p>00a076c5</text:p>
          </table:table-cell>
          <table:table-cell office:value-type="string">
            <text:p>00a063810</text:p>
          </table:table-cell>
          <table:table-cell table:formula="of:=DEC2HEX(HEX2DEC([.A169] )-HEX2DEC([.$C$2] ))" office:value-type="string" office:string-value="C22E0">
            <text:p>C22E0</text:p>
          </table:table-cell>
          <table:table-cell table:formula="of:=DEC2HEX(HEX2DEC([.B169] )-HEX2DEC([.$C$2] ))" office:value-type="string" office:string-value="C22C1">
            <text:p>C22C1</text:p>
          </table:table-cell>
          <table:table-cell table:formula="of:=DEC2HEX(HEX2DEC([.C169] )-HEX2DEC([.$C$2] ))" office:value-type="string" office:string-value="6060C5">
            <text:p>6060C5</text:p>
          </table:table-cell>
          <table:table-cell table:formula="of:=DEC2HEX(HEX2DEC([.D169] )-HEX2DEC([.$C$2] ))" office:value-type="string" office:string-value="9C62210">
            <text:p>9C62210</text:p>
          </table:table-cell>
        </table:table-row>
        <table:table-row table:style-name="ro1">
          <table:table-cell office:value-type="string">
            <text:p>00a050bd</text:p>
          </table:table-cell>
          <table:table-cell office:value-type="string">
            <text:p>004b9f54</text:p>
          </table:table-cell>
          <table:table-cell office:value-type="string">
            <text:p>004c03aa</text:p>
          </table:table-cell>
          <table:table-cell office:value-type="string">
            <text:p>00a063b10</text:p>
          </table:table-cell>
          <table:table-cell table:formula="of:=DEC2HEX(HEX2DEC([.A170] )-HEX2DEC([.$C$2] ))" office:value-type="string" office:string-value="603ABD">
            <text:p>603ABD</text:p>
          </table:table-cell>
          <table:table-cell table:formula="of:=DEC2HEX(HEX2DEC([.B170] )-HEX2DEC([.$C$2] ))" office:value-type="string" office:string-value="B8954">
            <text:p>B8954</text:p>
          </table:table-cell>
          <table:table-cell table:formula="of:=DEC2HEX(HEX2DEC([.C170] )-HEX2DEC([.$C$2] ))" office:value-type="string" office:string-value="BEDAA">
            <text:p>BEDAA</text:p>
          </table:table-cell>
          <table:table-cell table:formula="of:=DEC2HEX(HEX2DEC([.D170] )-HEX2DEC([.$C$2] ))" office:value-type="string" office:string-value="9C62510">
            <text:p>9C62510</text:p>
          </table:table-cell>
        </table:table-row>
        <table:table-row table:style-name="ro1">
          <table:table-cell office:value-type="string">
            <text:p>004c02b0</text:p>
          </table:table-cell>
          <table:table-cell office:value-type="string">
            <text:p>004b9e26</text:p>
          </table:table-cell>
          <table:table-cell office:value-type="string">
            <text:p>00a07431</text:p>
          </table:table-cell>
          <table:table-cell office:value-type="string">
            <text:p>004b9e040</text:p>
          </table:table-cell>
          <table:table-cell office:value-type="string">
            <text:p>Monsters\Demskel\Demskl%c.CL2</text:p>
          </table:table-cell>
          <table:table-cell table:formula="of:=DEC2HEX(HEX2DEC([.B171] )-HEX2DEC([.$C$2] ))" office:value-type="string" office:string-value="B8826">
            <text:p>B8826</text:p>
          </table:table-cell>
          <table:table-cell table:formula="of:=DEC2HEX(HEX2DEC([.C171] )-HEX2DEC([.$C$2] ))" office:value-type="string" office:string-value="605E31">
            <text:p>605E31</text:p>
          </table:table-cell>
          <table:table-cell table:formula="of:=DEC2HEX(HEX2DEC([.D171] )-HEX2DEC([.$C$2] ))" office:value-type="string" office:string-value="479CA40">
            <text:p>479CA40</text:p>
          </table:table-cell>
        </table:table-row>
        <table:table-row table:style-name="ro1">
          <table:table-cell office:value-type="string">
            <text:p>00a07481</text:p>
          </table:table-cell>
          <table:table-cell office:value-type="string">
            <text:p>004b9e4b</text:p>
          </table:table-cell>
          <table:table-cell office:value-type="float" office:value="0">
            <text:p>0</text:p>
          </table:table-cell>
          <table:table-cell office:value-type="string">
            <text:p>00a074710</text:p>
          </table:table-cell>
          <table:table-cell table:formula="of:=DEC2HEX(HEX2DEC([.A172] )-HEX2DEC([.$C$2] ))" office:value-type="string" office:string-value="605E81">
            <text:p>605E81</text:p>
          </table:table-cell>
          <table:table-cell table:formula="of:=DEC2HEX(HEX2DEC([.B172] )-HEX2DEC([.$C$2] ))" office:value-type="string" office:string-value="B884B">
            <text:p>B884B</text:p>
          </table:table-cell>
          <table:table-cell table:formula="of:=DEC2HEX(HEX2DEC([.C172] )-HEX2DEC([.$C$2] ))" office:value-type="string" office:string-value="FFFFBFEA00">
            <text:p>FFFFBFEA00</text:p>
          </table:table-cell>
          <table:table-cell table:formula="of:=DEC2HEX(HEX2DEC([.D172] )-HEX2DEC([.$C$2] ))" office:value-type="string" office:string-value="9C73110">
            <text:p>9C73110</text:p>
          </table:table-cell>
        </table:table-row>
        <table:table-row table:style-name="ro1">
          <table:table-cell office:value-type="string">
            <text:p>004b3588</text:p>
          </table:table-cell>
          <table:table-cell office:value-type="string">
            <text:p>004b3568</text:p>
          </table:table-cell>
          <table:table-cell office:value-type="string">
            <text:p>00a074d7</text:p>
          </table:table-cell>
          <table:table-cell office:value-type="string">
            <text:p>00a074d00</text:p>
          </table:table-cell>
          <table:table-cell table:formula="of:=DEC2HEX(HEX2DEC([.A173] )-HEX2DEC([.$C$2] ))" office:value-type="string" office:string-value="B1F88">
            <text:p>B1F88</text:p>
          </table:table-cell>
          <table:table-cell table:formula="of:=DEC2HEX(HEX2DEC([.B173] )-HEX2DEC([.$C$2] ))" office:value-type="string" office:string-value="B1F68">
            <text:p>B1F68</text:p>
          </table:table-cell>
          <table:table-cell table:formula="of:=DEC2HEX(HEX2DEC([.C173] )-HEX2DEC([.$C$2] ))" office:value-type="string" office:string-value="605ED7">
            <text:p>605ED7</text:p>
          </table:table-cell>
          <table:table-cell table:formula="of:=DEC2HEX(HEX2DEC([.D173] )-HEX2DEC([.$C$2] ))" office:value-type="string" office:string-value="9C73700">
            <text:p>9C73700</text:p>
          </table:table-cell>
        </table:table-row>
        <table:table-row table:style-name="ro1">
          <table:table-cell office:value-type="string">
            <text:p>004b9de2</text:p>
          </table:table-cell>
          <table:table-cell office:value-type="string">
            <text:p>004b9dc5</text:p>
          </table:table-cell>
          <table:table-cell office:value-type="float" office:value="0">
            <text:p>0</text:p>
          </table:table-cell>
          <table:table-cell office:value-type="string">
            <text:p>004b9dc00</text:p>
          </table:table-cell>
          <table:table-cell table:formula="of:=DEC2HEX(HEX2DEC([.A174] )-HEX2DEC([.$C$2] ))" office:value-type="string" office:string-value="B87E2">
            <text:p>B87E2</text:p>
          </table:table-cell>
          <table:table-cell table:formula="of:=DEC2HEX(HEX2DEC([.B174] )-HEX2DEC([.$C$2] ))" office:value-type="string" office:string-value="B87C5">
            <text:p>B87C5</text:p>
          </table:table-cell>
          <table:table-cell table:formula="of:=DEC2HEX(HEX2DEC([.C174] )-HEX2DEC([.$C$2] ))" office:value-type="string" office:string-value="FFFFBFEA00">
            <text:p>FFFFBFEA00</text:p>
          </table:table-cell>
          <table:table-cell table:formula="of:=DEC2HEX(HEX2DEC([.D174] )-HEX2DEC([.$C$2] ))" office:value-type="string" office:string-value="479C600">
            <text:p>479C600</text:p>
          </table:table-cell>
        </table:table-row>
        <table:table-row table:style-name="ro1">
          <table:table-cell office:value-type="string">
            <text:p>004c03f1</text:p>
          </table:table-cell>
          <table:table-cell office:value-type="string">
            <text:p>004c03d4</text:p>
          </table:table-cell>
          <table:table-cell office:value-type="string">
            <text:p>00a075f6</text:p>
          </table:table-cell>
          <table:table-cell office:value-type="string">
            <text:p>004b33940</text:p>
          </table:table-cell>
          <table:table-cell table:formula="of:=DEC2HEX(HEX2DEC([.A175] )-HEX2DEC([.$C$2] ))" office:value-type="string" office:string-value="BEDF1">
            <text:p>BEDF1</text:p>
          </table:table-cell>
          <table:table-cell table:formula="of:=DEC2HEX(HEX2DEC([.B175] )-HEX2DEC([.$C$2] ))" office:value-type="string" office:string-value="BEDD4">
            <text:p>BEDD4</text:p>
          </table:table-cell>
          <table:table-cell table:formula="of:=DEC2HEX(HEX2DEC([.C175] )-HEX2DEC([.$C$2] ))" office:value-type="string" office:string-value="605FF6">
            <text:p>605FF6</text:p>
          </table:table-cell>
          <table:table-cell table:formula="of:=DEC2HEX(HEX2DEC([.D175] )-HEX2DEC([.$C$2] ))" office:value-type="string" office:string-value="4732340">
            <text:p>4732340</text:p>
          </table:table-cell>
        </table:table-row>
        <table:table-row table:style-name="ro1">
          <table:table-cell office:value-type="string">
            <text:p>004c3875</text:p>
          </table:table-cell>
          <table:table-cell office:value-type="string">
            <text:p>004c385a</text:p>
          </table:table-cell>
          <table:table-cell office:value-type="string">
            <text:p>00a07671</text:p>
          </table:table-cell>
          <table:table-cell office:value-type="string">
            <text:p>00a076880</text:p>
          </table:table-cell>
          <table:table-cell table:formula="of:=DEC2HEX(HEX2DEC([.A176] )-HEX2DEC([.$C$2] ))" office:value-type="string" office:string-value="C2275">
            <text:p>C2275</text:p>
          </table:table-cell>
          <table:table-cell table:formula="of:=DEC2HEX(HEX2DEC([.B176] )-HEX2DEC([.$C$2] ))" office:value-type="string" office:string-value="C225A">
            <text:p>C225A</text:p>
          </table:table-cell>
          <table:table-cell table:formula="of:=DEC2HEX(HEX2DEC([.C176] )-HEX2DEC([.$C$2] ))" office:value-type="string" office:string-value="606071">
            <text:p>606071</text:p>
          </table:table-cell>
          <table:table-cell table:formula="of:=DEC2HEX(HEX2DEC([.D176] )-HEX2DEC([.$C$2] ))" office:value-type="string" office:string-value="9C75280">
            <text:p>9C75280</text:p>
          </table:table-cell>
        </table:table-row>
        <table:table-row table:style-name="ro1">
          <table:table-cell office:value-type="string">
            <text:p>004c59f0</text:p>
          </table:table-cell>
          <table:table-cell office:value-type="string">
            <text:p>004c59d1</text:p>
          </table:table-cell>
          <table:table-cell office:value-type="string">
            <text:p>004c2535</text:p>
          </table:table-cell>
          <table:table-cell office:value-type="string">
            <text:p>00a076a40</text:p>
          </table:table-cell>
          <table:table-cell table:formula="of:=DEC2HEX(HEX2DEC([.A177] )-HEX2DEC([.$C$2] ))" office:value-type="string" office:string-value="C43F0">
            <text:p>C43F0</text:p>
          </table:table-cell>
          <table:table-cell table:formula="of:=DEC2HEX(HEX2DEC([.B177] )-HEX2DEC([.$C$2] ))" office:value-type="string" office:string-value="C43D1">
            <text:p>C43D1</text:p>
          </table:table-cell>
          <table:table-cell table:formula="of:=DEC2HEX(HEX2DEC([.C177] )-HEX2DEC([.$C$2] ))" office:value-type="string" office:string-value="C0F35">
            <text:p>C0F35</text:p>
          </table:table-cell>
          <table:table-cell table:formula="of:=DEC2HEX(HEX2DEC([.D177] )-HEX2DEC([.$C$2] ))" office:value-type="string" office:string-value="9C75440">
            <text:p>9C75440</text:p>
          </table:table-cell>
        </table:table-row>
        <table:table-row table:style-name="ro1">
          <table:table-cell office:value-type="string">
            <text:p>004be8fa</text:p>
          </table:table-cell>
          <table:table-cell office:value-type="string">
            <text:p>004be8db</text:p>
          </table:table-cell>
          <table:table-cell office:value-type="string">
            <text:p>00a04238</text:p>
          </table:table-cell>
          <table:table-cell office:value-type="string">
            <text:p>00a076b60</text:p>
          </table:table-cell>
          <table:table-cell table:formula="of:=DEC2HEX(HEX2DEC([.A178] )-HEX2DEC([.$C$2] ))" office:value-type="string" office:string-value="BD2FA">
            <text:p>BD2FA</text:p>
          </table:table-cell>
          <table:table-cell table:formula="of:=DEC2HEX(HEX2DEC([.B178] )-HEX2DEC([.$C$2] ))" office:value-type="string" office:string-value="BD2DB">
            <text:p>BD2DB</text:p>
          </table:table-cell>
          <table:table-cell table:formula="of:=DEC2HEX(HEX2DEC([.C178] )-HEX2DEC([.$C$2] ))" office:value-type="string" office:string-value="602C38">
            <text:p>602C38</text:p>
          </table:table-cell>
          <table:table-cell table:formula="of:=DEC2HEX(HEX2DEC([.D178] )-HEX2DEC([.$C$2] ))" office:value-type="string" office:string-value="9C75560">
            <text:p>9C75560</text:p>
          </table:table-cell>
        </table:table-row>
        <table:table-row table:style-name="ro1">
          <table:table-cell office:value-type="string">
            <text:p>004c59f0</text:p>
          </table:table-cell>
          <table:table-cell office:value-type="string">
            <text:p>004c59d1</text:p>
          </table:table-cell>
          <table:table-cell office:value-type="string">
            <text:p>00a076d3</text:p>
          </table:table-cell>
          <table:table-cell office:value-type="string">
            <text:p>00a076e80</text:p>
          </table:table-cell>
          <table:table-cell table:formula="of:=DEC2HEX(HEX2DEC([.A179] )-HEX2DEC([.$C$2] ))" office:value-type="string" office:string-value="C43F0">
            <text:p>C43F0</text:p>
          </table:table-cell>
          <table:table-cell table:formula="of:=DEC2HEX(HEX2DEC([.B179] )-HEX2DEC([.$C$2] ))" office:value-type="string" office:string-value="C43D1">
            <text:p>C43D1</text:p>
          </table:table-cell>
          <table:table-cell table:formula="of:=DEC2HEX(HEX2DEC([.C179] )-HEX2DEC([.$C$2] ))" office:value-type="string" office:string-value="6060D3">
            <text:p>6060D3</text:p>
          </table:table-cell>
          <table:table-cell table:formula="of:=DEC2HEX(HEX2DEC([.D179] )-HEX2DEC([.$C$2] ))" office:value-type="string" office:string-value="9C75880">
            <text:p>9C75880</text:p>
          </table:table-cell>
        </table:table-row>
        <table:table-row table:style-name="ro1">
          <table:table-cell office:value-type="string">
            <text:p>004bfff4</text:p>
          </table:table-cell>
          <table:table-cell office:value-type="string">
            <text:p>004c2490</text:p>
          </table:table-cell>
          <table:table-cell office:value-type="string">
            <text:p>00a07704</text:p>
          </table:table-cell>
          <table:table-cell office:value-type="string">
            <text:p>00a076f40</text:p>
          </table:table-cell>
          <table:table-cell office:value-type="string">
            <text:p>Monsters\Mega\Mega%c.CL2</text:p>
          </table:table-cell>
          <table:table-cell table:formula="of:=DEC2HEX(HEX2DEC([.B180] )-HEX2DEC([.$C$2] ))" office:value-type="string" office:string-value="C0E90">
            <text:p>C0E90</text:p>
          </table:table-cell>
          <table:table-cell table:formula="of:=DEC2HEX(HEX2DEC([.C180] )-HEX2DEC([.$C$2] ))" office:value-type="string" office:string-value="606104">
            <text:p>606104</text:p>
          </table:table-cell>
          <table:table-cell table:formula="of:=DEC2HEX(HEX2DEC([.D180] )-HEX2DEC([.$C$2] ))" office:value-type="string" office:string-value="9C75940">
            <text:p>9C75940</text:p>
          </table:table-cell>
        </table:table-row>
        <table:table-row table:style-name="ro1">
          <table:table-cell office:value-type="string">
            <text:p>004c81ef</text:p>
          </table:table-cell>
          <table:table-cell office:value-type="string">
            <text:p>004c2f6e</text:p>
          </table:table-cell>
          <table:table-cell office:value-type="string">
            <text:p>00a07757</text:p>
          </table:table-cell>
          <table:table-cell office:value-type="string">
            <text:p>00a077470</text:p>
          </table:table-cell>
          <table:table-cell table:formula="of:=DEC2HEX(HEX2DEC([.A181] )-HEX2DEC([.$C$2] ))" office:value-type="string" office:string-value="C6BEF">
            <text:p>C6BEF</text:p>
          </table:table-cell>
          <table:table-cell table:formula="of:=DEC2HEX(HEX2DEC([.B181] )-HEX2DEC([.$C$2] ))" office:value-type="string" office:string-value="C196E">
            <text:p>C196E</text:p>
          </table:table-cell>
          <table:table-cell table:formula="of:=DEC2HEX(HEX2DEC([.C181] )-HEX2DEC([.$C$2] ))" office:value-type="string" office:string-value="606157">
            <text:p>606157</text:p>
          </table:table-cell>
          <table:table-cell table:formula="of:=DEC2HEX(HEX2DEC([.D181] )-HEX2DEC([.$C$2] ))" office:value-type="string" office:string-value="9C75E70">
            <text:p>9C75E70</text:p>
          </table:table-cell>
        </table:table-row>
        <table:table-row table:style-name="ro1">
          <table:table-cell office:value-type="string">
            <text:p>004c2fdb</text:p>
          </table:table-cell>
          <table:table-cell office:value-type="string">
            <text:p>00a0445e</text:p>
          </table:table-cell>
          <table:table-cell office:value-type="string">
            <text:p>00a0781f</text:p>
          </table:table-cell>
          <table:table-cell office:value-type="string">
            <text:p>004c021a0</text:p>
          </table:table-cell>
          <table:table-cell table:formula="of:=DEC2HEX(HEX2DEC([.A182] )-HEX2DEC([.$C$2] ))" office:value-type="string" office:string-value="C19DB">
            <text:p>C19DB</text:p>
          </table:table-cell>
          <table:table-cell table:formula="of:=DEC2HEX(HEX2DEC([.B182] )-HEX2DEC([.$C$2] ))" office:value-type="string" office:string-value="602E5E">
            <text:p>602E5E</text:p>
          </table:table-cell>
          <table:table-cell table:formula="of:=DEC2HEX(HEX2DEC([.C182] )-HEX2DEC([.$C$2] ))" office:value-type="string" office:string-value="60621F">
            <text:p>60621F</text:p>
          </table:table-cell>
          <table:table-cell table:formula="of:=DEC2HEX(HEX2DEC([.D182] )-HEX2DEC([.$C$2] ))" office:value-type="string" office:string-value="4800BA0">
            <text:p>4800BA0</text:p>
          </table:table-cell>
        </table:table-row>
        <table:table-row table:style-name="ro1">
          <table:table-cell office:value-type="string">
            <text:p>004c2fdb</text:p>
          </table:table-cell>
          <table:table-cell office:value-type="string">
            <text:p>00a0445e</text:p>
          </table:table-cell>
          <table:table-cell office:value-type="float" office:value="0">
            <text:p>0</text:p>
          </table:table-cell>
          <table:table-cell office:value-type="string">
            <text:p>00a077850</text:p>
          </table:table-cell>
          <table:table-cell table:formula="of:=DEC2HEX(HEX2DEC([.A183] )-HEX2DEC([.$C$2] ))" office:value-type="string" office:string-value="C19DB">
            <text:p>C19DB</text:p>
          </table:table-cell>
          <table:table-cell table:formula="of:=DEC2HEX(HEX2DEC([.B183] )-HEX2DEC([.$C$2] ))" office:value-type="string" office:string-value="602E5E">
            <text:p>602E5E</text:p>
          </table:table-cell>
          <table:table-cell table:formula="of:=DEC2HEX(HEX2DEC([.C183] )-HEX2DEC([.$C$2] ))" office:value-type="string" office:string-value="FFFFBFEA00">
            <text:p>FFFFBFEA00</text:p>
          </table:table-cell>
          <table:table-cell table:formula="of:=DEC2HEX(HEX2DEC([.D183] )-HEX2DEC([.$C$2] ))" office:value-type="string" office:string-value="9C76250">
            <text:p>9C76250</text:p>
          </table:table-cell>
        </table:table-row>
        <table:table-row table:style-name="ro1">
          <table:table-cell office:value-type="string">
            <text:p>004c044e</text:p>
          </table:table-cell>
          <table:table-cell office:value-type="string">
            <text:p>004c0431</text:p>
          </table:table-cell>
          <table:table-cell office:value-type="string">
            <text:p>00a07891</text:p>
          </table:table-cell>
          <table:table-cell office:value-type="string">
            <text:p>00a078430</text:p>
          </table:table-cell>
          <table:table-cell table:formula="of:=DEC2HEX(HEX2DEC([.A184] )-HEX2DEC([.$C$2] ))" office:value-type="string" office:string-value="BEE4E">
            <text:p>BEE4E</text:p>
          </table:table-cell>
          <table:table-cell table:formula="of:=DEC2HEX(HEX2DEC([.B184] )-HEX2DEC([.$C$2] ))" office:value-type="string" office:string-value="BEE31">
            <text:p>BEE31</text:p>
          </table:table-cell>
          <table:table-cell table:formula="of:=DEC2HEX(HEX2DEC([.C184] )-HEX2DEC([.$C$2] ))" office:value-type="string" office:string-value="606291">
            <text:p>606291</text:p>
          </table:table-cell>
          <table:table-cell table:formula="of:=DEC2HEX(HEX2DEC([.D184] )-HEX2DEC([.$C$2] ))" office:value-type="string" office:string-value="9C76E30">
            <text:p>9C76E30</text:p>
          </table:table-cell>
        </table:table-row>
        <table:table-row table:style-name="ro1">
          <table:table-cell office:value-type="string">
            <text:p>004be8fa</text:p>
          </table:table-cell>
          <table:table-cell office:value-type="string">
            <text:p>004be8db</text:p>
          </table:table-cell>
          <table:table-cell office:value-type="string">
            <text:p>00a078a1</text:p>
          </table:table-cell>
          <table:table-cell office:value-type="string">
            <text:p>00a078b20</text:p>
          </table:table-cell>
          <table:table-cell table:formula="of:=DEC2HEX(HEX2DEC([.A185] )-HEX2DEC([.$C$2] ))" office:value-type="string" office:string-value="BD2FA">
            <text:p>BD2FA</text:p>
          </table:table-cell>
          <table:table-cell table:formula="of:=DEC2HEX(HEX2DEC([.B185] )-HEX2DEC([.$C$2] ))" office:value-type="string" office:string-value="BD2DB">
            <text:p>BD2DB</text:p>
          </table:table-cell>
          <table:table-cell table:formula="of:=DEC2HEX(HEX2DEC([.C185] )-HEX2DEC([.$C$2] ))" office:value-type="string" office:string-value="6062A1">
            <text:p>6062A1</text:p>
          </table:table-cell>
          <table:table-cell table:formula="of:=DEC2HEX(HEX2DEC([.D185] )-HEX2DEC([.$C$2] ))" office:value-type="string" office:string-value="9C77520">
            <text:p>9C77520</text:p>
          </table:table-cell>
        </table:table-row>
        <table:table-row table:style-name="ro1">
          <table:table-cell office:value-type="string">
            <text:p>004c81ef</text:p>
          </table:table-cell>
          <table:table-cell office:value-type="string">
            <text:p>004c2f6e</text:p>
          </table:table-cell>
          <table:table-cell office:value-type="string">
            <text:p>00a078d2</text:p>
          </table:table-cell>
          <table:table-cell office:value-type="string">
            <text:p>00a078c60</text:p>
          </table:table-cell>
          <table:table-cell table:formula="of:=DEC2HEX(HEX2DEC([.A186] )-HEX2DEC([.$C$2] ))" office:value-type="string" office:string-value="C6BEF">
            <text:p>C6BEF</text:p>
          </table:table-cell>
          <table:table-cell table:formula="of:=DEC2HEX(HEX2DEC([.B186] )-HEX2DEC([.$C$2] ))" office:value-type="string" office:string-value="C196E">
            <text:p>C196E</text:p>
          </table:table-cell>
          <table:table-cell table:formula="of:=DEC2HEX(HEX2DEC([.C186] )-HEX2DEC([.$C$2] ))" office:value-type="string" office:string-value="6062D2">
            <text:p>6062D2</text:p>
          </table:table-cell>
          <table:table-cell table:formula="of:=DEC2HEX(HEX2DEC([.D186] )-HEX2DEC([.$C$2] ))" office:value-type="string" office:string-value="9C77660">
            <text:p>9C77660</text:p>
          </table:table-cell>
        </table:table-row>
      </table:table>
      <table:table table:name="Лист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5">25.10.2010</text:date>, <text:time>02:04:1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Крылов Ярослав</meta:initial-creator>
    <meta:creation-date>2010-10-24T23:20:27.53</meta:creation-date>
    <dc:date>2010-10-25T02:04:10.62</dc:date>
    <dc:creator>Крылов Ярослав</dc:creator>
    <meta:editing-duration>PT01H57M45S</meta:editing-duration>
    <meta:editing-cycles>4</meta:editing-cycles>
    <meta:generator>OpenOffice.org/3.1$Win32 OpenOffice.org_project/310m19$Build-9420</meta:generator>
    <meta:document-statistic meta:table-count="3" meta:cell-count="1476" meta:object-count="0"/>
  </office:meta>
</office:document-meta>
</file>